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style:font-name="Ubuntu"/>
    </style:style>
    <style:style style:name="P16" style:family="paragraph" style:parent-style-name="Text_20_body">
      <style:text-properties style:font-name="Ubuntu" officeooo:paragraph-rsid="007e594b"/>
    </style:style>
    <style:style style:name="P17" style:family="paragraph" style:parent-style-name="Text_20_body">
      <style:text-properties style:font-name="Ubuntu" officeooo:paragraph-rsid="008039b7"/>
    </style:style>
    <style:style style:name="P18" style:family="paragraph" style:parent-style-name="Text_20_body">
      <style:text-properties style:font-name="Ubuntu" officeooo:paragraph-rsid="00819574"/>
    </style:style>
    <style:style style:name="P19" style:family="paragraph" style:parent-style-name="Text_20_body">
      <style:text-properties style:font-name="Ubuntu" officeooo:paragraph-rsid="00836527"/>
    </style:style>
    <style:style style:name="P20" style:family="paragraph" style:parent-style-name="Text_20_body">
      <style:text-properties style:font-name="Ubuntu" officeooo:paragraph-rsid="00275548"/>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0"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1"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2"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3"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4"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5"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0"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1"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5"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6"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89"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1"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7"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98"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99"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0"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1"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2"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3"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4"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5" style:family="paragraph" style:parent-style-name="Standard" style:list-style-name="L10"/>
    <style:style style:name="P106"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07" style:family="paragraph" style:parent-style-name="Text_20_body" style:list-style-name="L2">
      <style:text-properties style:font-name="Ubuntu" officeooo:paragraph-rsid="007e594b"/>
    </style:style>
    <style:style style:name="P108" style:family="paragraph" style:parent-style-name="Text_20_body" style:list-style-name="L7">
      <style:text-properties style:font-name="Ubuntu" officeooo:paragraph-rsid="00112159"/>
    </style:style>
    <style:style style:name="P109" style:family="paragraph" style:parent-style-name="Text_20_body" style:list-style-name="L14">
      <style:text-properties style:font-name="Ubuntu"/>
    </style:style>
    <style:style style:name="P110" style:family="paragraph" style:parent-style-name="Text_20_body" style:list-style-name="L14">
      <style:text-properties style:font-name="Ubuntu" officeooo:paragraph-rsid="008c706f"/>
    </style:style>
    <style:style style:name="P111"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13"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1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1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a2201"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64fd"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2e862"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44"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45"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46"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47"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5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5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5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5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5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5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5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5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6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6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6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6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6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66"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7"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6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7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7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7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7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7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7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77"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7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7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8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8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8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8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8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8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8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18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8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9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1"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92"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93"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9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9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9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97"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98"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9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dba543"/>
    </style:style>
    <style:style style:name="P20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01"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202"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03"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04"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05"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06"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6"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58" style:family="text">
      <style:text-properties fo:font-variant="normal" fo:text-transform="none" style:text-line-through-style="none" fo:font-style="normal" style:text-underline-style="none" fo:font-weight="normal" officeooo:rsid="00294a2f" style:text-blinking="false" fo:background-color="transparent"/>
    </style:style>
    <style:style style:name="T59" style:family="text">
      <style:text-properties fo:font-variant="normal" fo:text-transform="none" style:text-line-through-style="none" fo:font-style="normal" style:text-underline-style="none" fo:font-weight="normal" officeooo:rsid="0029f3a9" style:text-blinking="false" fo:background-color="transparent"/>
    </style:style>
    <style:style style:name="T60" style:family="text">
      <style:text-properties fo:font-variant="normal" fo:text-transform="none" style:text-line-through-style="none" fo:font-style="normal" style:text-underline-style="none" fo:font-weight="normal" officeooo:rsid="002a748c" style:text-blinking="false" fo:background-color="transparent"/>
    </style:style>
    <style:style style:name="T61"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2"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3"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4"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5"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6"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3"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4"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5"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6"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7"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78"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0"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1"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2" style:family="text">
      <style:text-properties fo:font-weight="bold" fo:background-color="transparent"/>
    </style:style>
    <style:style style:name="T83" style:family="text">
      <style:text-properties fo:font-weight="bold" officeooo:rsid="00107169" fo:background-color="transparent"/>
    </style:style>
    <style:style style:name="T84" style:family="text">
      <style:text-properties fo:font-weight="bold" officeooo:rsid="00112159" fo:background-color="transparent"/>
    </style:style>
    <style:style style:name="T85" style:family="text">
      <style:text-properties fo:font-weight="bold" fo:background-color="transparent" style:font-weight-asian="bold" style:font-weight-complex="bold"/>
    </style:style>
    <style:style style:name="T86" style:family="text">
      <style:text-properties fo:font-weight="bold" officeooo:rsid="0012818e" fo:background-color="transparent" style:font-weight-asian="bold" style:font-weight-complex="bold"/>
    </style:style>
    <style:style style:name="T87" style:family="text">
      <style:text-properties fo:font-weight="bold" officeooo:rsid="003b68c6" fo:background-color="transparent" style:font-weight-asian="bold" style:font-weight-complex="bold"/>
    </style:style>
    <style:style style:name="T88" style:family="text">
      <style:text-properties fo:font-weight="bold" officeooo:rsid="003cd39c" fo:background-color="transparent" style:font-weight-asian="bold" style:font-weight-complex="bold"/>
    </style:style>
    <style:style style:name="T89" style:family="text">
      <style:text-properties fo:font-weight="bold" officeooo:rsid="00485aba" fo:background-color="transparent" style:font-weight-asian="bold" style:font-weight-complex="bold"/>
    </style:style>
    <style:style style:name="T90" style:family="text">
      <style:text-properties fo:font-weight="bold" officeooo:rsid="005b595b" fo:background-color="transparent" style:font-weight-asian="bold" style:font-weight-complex="bold"/>
    </style:style>
    <style:style style:name="T91" style:family="text">
      <style:text-properties fo:font-weight="bold" officeooo:rsid="005e41c8" fo:background-color="transparent" style:font-weight-asian="bold" style:font-weight-complex="bold"/>
    </style:style>
    <style:style style:name="T92" style:family="text">
      <style:text-properties fo:font-weight="bold" officeooo:rsid="00402bee" fo:background-color="transparent" style:font-weight-asian="bold" style:font-weight-complex="bold"/>
    </style:style>
    <style:style style:name="T93" style:family="text">
      <style:text-properties fo:font-weight="bold" officeooo:rsid="00d79966" fo:background-color="transparent" style:font-weight-asian="bold" style:font-weight-complex="bold"/>
    </style:style>
    <style:style style:name="T94" style:family="text">
      <style:text-properties fo:font-weight="bold" officeooo:rsid="0013106a" fo:background-color="transparent"/>
    </style:style>
    <style:style style:name="T95" style:family="text">
      <style:text-properties fo:font-weight="bold" officeooo:rsid="001a1fc4" fo:background-color="transparent"/>
    </style:style>
    <style:style style:name="T96" style:family="text">
      <style:text-properties fo:font-weight="bold" officeooo:rsid="001bdede" fo:background-color="transparent"/>
    </style:style>
    <style:style style:name="T97" style:family="text">
      <style:text-properties fo:font-weight="bold" officeooo:rsid="001c1e3b" fo:background-color="transparent"/>
    </style:style>
    <style:style style:name="T98" style:family="text">
      <style:text-properties fo:font-weight="bold" officeooo:rsid="0032d94d" fo:background-color="transparent"/>
    </style:style>
    <style:style style:name="T99" style:family="text">
      <style:text-properties fo:font-weight="bold" officeooo:rsid="0028766d" fo:background-color="transparent"/>
    </style:style>
    <style:style style:name="T100" style:family="text">
      <style:text-properties fo:font-weight="bold" officeooo:rsid="00373ba7" fo:background-color="transparent"/>
    </style:style>
    <style:style style:name="T101" style:family="text">
      <style:text-properties fo:font-weight="bold" officeooo:rsid="0039ad51" fo:background-color="transparent"/>
    </style:style>
    <style:style style:name="T102" style:family="text">
      <style:text-properties fo:font-weight="bold" officeooo:rsid="003b68c6" fo:background-color="transparent"/>
    </style:style>
    <style:style style:name="T103" style:family="text">
      <style:text-properties fo:font-weight="bold" officeooo:rsid="003e7b8b" fo:background-color="transparent"/>
    </style:style>
    <style:style style:name="T104" style:family="text">
      <style:text-properties fo:font-weight="bold" officeooo:rsid="00402bee" fo:background-color="transparent"/>
    </style:style>
    <style:style style:name="T105" style:family="text">
      <style:text-properties fo:font-weight="bold" officeooo:rsid="00434611" fo:background-color="transparent"/>
    </style:style>
    <style:style style:name="T106" style:family="text">
      <style:text-properties fo:font-weight="bold" officeooo:rsid="0048a00d" fo:background-color="transparent"/>
    </style:style>
    <style:style style:name="T107" style:family="text">
      <style:text-properties fo:font-weight="bold" officeooo:rsid="00553e9d" fo:background-color="transparent"/>
    </style:style>
    <style:style style:name="T108" style:family="text">
      <style:text-properties fo:font-weight="bold" officeooo:rsid="00570204" fo:background-color="transparent"/>
    </style:style>
    <style:style style:name="T109" style:family="text">
      <style:text-properties fo:font-weight="bold" officeooo:rsid="0058ef72" fo:background-color="transparent"/>
    </style:style>
    <style:style style:name="T110" style:family="text">
      <style:text-properties fo:font-weight="bold" officeooo:rsid="0059aaaf" fo:background-color="transparent"/>
    </style:style>
    <style:style style:name="T111" style:family="text">
      <style:text-properties fo:font-weight="bold" officeooo:rsid="005b1def" fo:background-color="transparent"/>
    </style:style>
    <style:style style:name="T112" style:family="text">
      <style:text-properties fo:font-weight="bold" officeooo:rsid="00601586" fo:background-color="transparent"/>
    </style:style>
    <style:style style:name="T113" style:family="text">
      <style:text-properties fo:font-weight="bold" officeooo:rsid="005c69b2" fo:background-color="transparent"/>
    </style:style>
    <style:style style:name="T114" style:family="text">
      <style:text-properties fo:font-weight="bold" officeooo:rsid="006863f9" fo:background-color="transparent"/>
    </style:style>
    <style:style style:name="T115" style:family="text">
      <style:text-properties fo:font-weight="bold" officeooo:rsid="0069f153" fo:background-color="transparent"/>
    </style:style>
    <style:style style:name="T116" style:family="text">
      <style:text-properties fo:font-weight="bold" officeooo:rsid="006b8672" fo:background-color="transparent"/>
    </style:style>
    <style:style style:name="T117" style:family="text">
      <style:text-properties fo:font-weight="bold" officeooo:rsid="006d39c9" fo:background-color="transparent"/>
    </style:style>
    <style:style style:name="T118" style:family="text">
      <style:text-properties fo:font-weight="bold" officeooo:rsid="007545da" fo:background-color="transparent"/>
    </style:style>
    <style:style style:name="T119" style:family="text">
      <style:text-properties fo:font-weight="bold" officeooo:rsid="0077b218" fo:background-color="transparent"/>
    </style:style>
    <style:style style:name="T120" style:family="text">
      <style:text-properties fo:font-weight="bold" officeooo:rsid="00840894" fo:background-color="transparent"/>
    </style:style>
    <style:style style:name="T121" style:family="text">
      <style:text-properties fo:font-weight="bold" officeooo:rsid="008a850e" fo:background-color="transparent"/>
    </style:style>
    <style:style style:name="T122" style:family="text">
      <style:text-properties fo:font-weight="bold" officeooo:rsid="008d6d38" fo:background-color="transparent"/>
    </style:style>
    <style:style style:name="T123" style:family="text">
      <style:text-properties fo:font-weight="bold" officeooo:rsid="00107169" fo:background-color="transparent" style:font-name-asian="Arial2" style:font-name-complex="Arial2"/>
    </style:style>
    <style:style style:name="T124" style:family="text">
      <style:text-properties fo:font-weight="bold" officeooo:rsid="003e7b8b" fo:background-color="transparent" style:font-name-asian="Arial2" style:font-name-complex="Arial2"/>
    </style:style>
    <style:style style:name="T125" style:family="text">
      <style:text-properties fo:font-weight="bold" officeooo:rsid="008d6d38" fo:background-color="transparent" style:font-name-asian="Arial2" style:font-name-complex="Arial2"/>
    </style:style>
    <style:style style:name="T126" style:family="text">
      <style:text-properties fo:font-weight="bold" officeooo:rsid="008e017e" fo:background-color="transparent"/>
    </style:style>
    <style:style style:name="T127" style:family="text">
      <style:text-properties fo:font-weight="bold" officeooo:rsid="008fb07f" fo:background-color="transparent"/>
    </style:style>
    <style:style style:name="T128" style:family="text">
      <style:text-properties fo:font-weight="bold" officeooo:rsid="00cb76ec" fo:background-color="transparent"/>
    </style:style>
    <style:style style:name="T129" style:family="text">
      <style:text-properties fo:font-weight="bold" officeooo:rsid="00d2e594" fo:background-color="transparent"/>
    </style:style>
    <style:style style:name="T130" style:family="text">
      <style:text-properties fo:font-weight="bold" officeooo:rsid="00d3bbde" fo:background-color="transparent"/>
    </style:style>
    <style:style style:name="T131" style:family="text">
      <style:text-properties fo:font-weight="bold" officeooo:rsid="00db1415" fo:background-color="transparent"/>
    </style:style>
    <style:style style:name="T132" style:family="text">
      <style:text-properties fo:font-weight="bold" officeooo:rsid="0048a00d" style:font-weight-asian="bold" style:font-weight-complex="bold"/>
    </style:style>
    <style:style style:name="T133" style:family="text">
      <style:text-properties fo:font-weight="bold" officeooo:rsid="008fb07f" style:font-weight-asian="bold" style:font-weight-complex="bold"/>
    </style:style>
    <style:style style:name="T134" style:family="text">
      <style:text-properties fo:font-weight="bold" officeooo:rsid="00cea508" style:font-weight-asian="bold" style:font-weight-complex="bold"/>
    </style:style>
    <style:style style:name="T135" style:family="text">
      <style:text-properties fo:font-weight="bold" officeooo:rsid="00d7475f" style:font-weight-asian="bold" style:font-weight-complex="bold"/>
    </style:style>
    <style:style style:name="T136" style:family="text">
      <style:text-properties fo:font-weight="bold" officeooo:rsid="00d81eb0" style:font-weight-asian="bold" style:font-weight-complex="bold"/>
    </style:style>
    <style:style style:name="T137" style:family="text">
      <style:text-properties fo:font-weight="bold" officeooo:rsid="00d9301b" style:font-weight-asian="bold" style:font-weight-complex="bold"/>
    </style:style>
    <style:style style:name="T138" style:family="text">
      <style:text-properties fo:font-weight="bold" officeooo:rsid="00db1415" style:font-weight-asian="bold" style:font-weight-complex="bold"/>
    </style:style>
    <style:style style:name="T139" style:family="text">
      <style:text-properties fo:font-weight="bold" officeooo:rsid="00dc7969" style:font-weight-asian="bold" style:font-weight-complex="bold"/>
    </style:style>
    <style:style style:name="T140" style:family="text">
      <style:text-properties fo:font-weight="bold" officeooo:rsid="00e16230" style:font-weight-asian="bold" style:font-weight-complex="bold"/>
    </style:style>
    <style:style style:name="T141" style:family="text">
      <style:text-properties fo:font-weight="bold" officeooo:rsid="00e213c7" style:font-weight-asian="bold" style:font-weight-complex="bold"/>
    </style:style>
    <style:style style:name="T142" style:family="text">
      <style:text-properties fo:font-weight="bold" officeooo:rsid="00e95d38" style:font-weight-asian="bold" style:font-weight-complex="bold"/>
    </style:style>
    <style:style style:name="T143" style:family="text">
      <style:text-properties fo:font-weight="bold" officeooo:rsid="00ebebe6" style:font-weight-asian="bold" style:font-weight-complex="bold"/>
    </style:style>
    <style:style style:name="T144" style:family="text">
      <style:text-properties fo:font-weight="bold" officeooo:rsid="00ede981" style:font-weight-asian="bold" style:font-weight-complex="bold"/>
    </style:style>
    <style:style style:name="T145" style:family="text">
      <style:text-properties fo:font-weight="bold" officeooo:rsid="00ee1481" style:font-weight-asian="bold" style:font-weight-complex="bold"/>
    </style:style>
    <style:style style:name="T146" style:family="text">
      <style:text-properties fo:font-weight="bold" officeooo:rsid="00f01e45" style:font-weight-asian="bold" style:font-weight-complex="bold"/>
    </style:style>
    <style:style style:name="T147" style:family="text">
      <style:text-properties fo:font-weight="bold" officeooo:rsid="00f4516c" style:font-weight-asian="bold" style:font-weight-complex="bold"/>
    </style:style>
    <style:style style:name="T148" style:family="text">
      <style:text-properties fo:font-weight="bold" officeooo:rsid="00f60537" style:font-weight-asian="bold" style:font-weight-complex="bold"/>
    </style:style>
    <style:style style:name="T149" style:family="text">
      <style:text-properties fo:font-weight="bold" officeooo:rsid="00fa4691" style:font-weight-asian="bold" style:font-weight-complex="bold"/>
    </style:style>
    <style:style style:name="T150" style:family="text">
      <style:text-properties fo:font-weight="bold" officeooo:rsid="010064fd" style:font-weight-asian="bold" style:font-weight-complex="bold"/>
    </style:style>
    <style:style style:name="T151" style:family="text">
      <style:text-properties fo:font-weight="bold" officeooo:rsid="0100f3fb" style:font-weight-asian="bold" style:font-weight-complex="bold"/>
    </style:style>
    <style:style style:name="T152" style:family="text">
      <style:text-properties fo:font-weight="bold" officeooo:rsid="0048a00d"/>
    </style:style>
    <style:style style:name="T153" style:family="text">
      <style:text-properties fo:font-weight="bold" officeooo:rsid="009d3db3" style:font-weight-asian="normal" style:font-weight-complex="normal"/>
    </style:style>
    <style:style style:name="T154" style:family="text">
      <style:text-properties fo:font-weight="bold" officeooo:rsid="00601586" style:font-weight-asian="normal" style:font-weight-complex="normal"/>
    </style:style>
    <style:style style:name="T155" style:family="text">
      <style:text-properties fo:font-weight="bold" officeooo:rsid="00db1415" style:font-weight-asian="normal" style:font-weight-complex="normal"/>
    </style:style>
    <style:style style:name="T156" style:family="text">
      <style:text-properties fo:font-weight="bold" officeooo:rsid="00cfd8a7"/>
    </style:style>
    <style:style style:name="T157" style:family="text">
      <style:text-properties fo:font-weight="bold" officeooo:rsid="00d2e594"/>
    </style:style>
    <style:style style:name="T158" style:family="text">
      <style:text-properties fo:font-weight="bold" officeooo:rsid="00db1415"/>
    </style:style>
    <style:style style:name="T159" style:family="text">
      <style:text-properties fo:background-color="transparent"/>
    </style:style>
    <style:style style:name="T160" style:family="text">
      <style:text-properties officeooo:rsid="00107169" fo:background-color="transparent"/>
    </style:style>
    <style:style style:name="T161" style:family="text">
      <style:text-properties officeooo:rsid="0011010e" fo:background-color="transparent"/>
    </style:style>
    <style:style style:name="T162" style:family="text">
      <style:text-properties officeooo:rsid="0012818e" fo:background-color="transparent"/>
    </style:style>
    <style:style style:name="T163" style:family="text">
      <style:text-properties officeooo:rsid="0013106a" fo:background-color="transparent"/>
    </style:style>
    <style:style style:name="T164" style:family="text">
      <style:text-properties officeooo:rsid="00150850" fo:background-color="transparent"/>
    </style:style>
    <style:style style:name="T165" style:family="text">
      <style:text-properties officeooo:rsid="001679d3" fo:background-color="transparent"/>
    </style:style>
    <style:style style:name="T166" style:family="text">
      <style:text-properties officeooo:rsid="001742cd" fo:background-color="transparent"/>
    </style:style>
    <style:style style:name="T167" style:family="text">
      <style:text-properties officeooo:rsid="0017dc0c" fo:background-color="transparent"/>
    </style:style>
    <style:style style:name="T168" style:family="text">
      <style:text-properties officeooo:rsid="00187854" fo:background-color="transparent"/>
    </style:style>
    <style:style style:name="T169" style:family="text">
      <style:text-properties officeooo:rsid="0018d4e9" fo:background-color="transparent"/>
    </style:style>
    <style:style style:name="T170" style:family="text">
      <style:text-properties fo:background-color="transparent" style:font-weight-asian="normal" style:font-weight-complex="normal"/>
    </style:style>
    <style:style style:name="T171" style:family="text">
      <style:text-properties officeooo:rsid="001a1fc4" fo:background-color="transparent" style:font-weight-asian="normal" style:font-weight-complex="normal"/>
    </style:style>
    <style:style style:name="T172" style:family="text">
      <style:text-properties officeooo:rsid="001c1f49" fo:background-color="transparent" style:font-weight-asian="normal" style:font-weight-complex="normal"/>
    </style:style>
    <style:style style:name="T173" style:family="text">
      <style:text-properties officeooo:rsid="001c37d1" fo:background-color="transparent" style:font-weight-asian="normal" style:font-weight-complex="normal"/>
    </style:style>
    <style:style style:name="T174" style:family="text">
      <style:text-properties officeooo:rsid="001dda7a" fo:background-color="transparent" style:font-weight-asian="normal" style:font-weight-complex="normal"/>
    </style:style>
    <style:style style:name="T175" style:family="text">
      <style:text-properties officeooo:rsid="00373ba7" fo:background-color="transparent" style:font-weight-asian="normal" style:font-weight-complex="normal"/>
    </style:style>
    <style:style style:name="T176" style:family="text">
      <style:text-properties officeooo:rsid="0028766d" fo:background-color="transparent" style:font-weight-asian="normal" style:font-weight-complex="normal"/>
    </style:style>
    <style:style style:name="T177" style:family="text">
      <style:text-properties officeooo:rsid="0038700f" fo:background-color="transparent" style:font-weight-asian="normal" style:font-weight-complex="normal"/>
    </style:style>
    <style:style style:name="T178" style:family="text">
      <style:text-properties officeooo:rsid="005e5479" fo:background-color="transparent" style:font-weight-asian="normal" style:font-weight-complex="normal"/>
    </style:style>
    <style:style style:name="T179" style:family="text">
      <style:text-properties officeooo:rsid="00601586" fo:background-color="transparent" style:font-weight-asian="normal" style:font-weight-complex="normal"/>
    </style:style>
    <style:style style:name="T180" style:family="text">
      <style:text-properties officeooo:rsid="0060bb64" fo:background-color="transparent" style:font-weight-asian="normal" style:font-weight-complex="normal"/>
    </style:style>
    <style:style style:name="T181" style:family="text">
      <style:text-properties officeooo:rsid="0062b493" fo:background-color="transparent" style:font-weight-asian="normal" style:font-weight-complex="normal"/>
    </style:style>
    <style:style style:name="T182" style:family="text">
      <style:text-properties officeooo:rsid="008e017e" fo:background-color="transparent" style:font-weight-asian="normal" style:font-weight-complex="normal"/>
    </style:style>
    <style:style style:name="T183" style:family="text">
      <style:text-properties officeooo:rsid="00cfd8a7" fo:background-color="transparent" style:font-weight-asian="normal" style:font-weight-complex="normal"/>
    </style:style>
    <style:style style:name="T184" style:family="text">
      <style:text-properties officeooo:rsid="001edd33" fo:background-color="transparent"/>
    </style:style>
    <style:style style:name="T185" style:family="text">
      <style:text-properties officeooo:rsid="00254536" fo:background-color="transparent"/>
    </style:style>
    <style:style style:name="T186" style:family="text">
      <style:text-properties officeooo:rsid="00275548" fo:background-color="transparent"/>
    </style:style>
    <style:style style:name="T187" style:family="text">
      <style:text-properties officeooo:rsid="0027f8a3" fo:background-color="transparent"/>
    </style:style>
    <style:style style:name="T188" style:family="text">
      <style:text-properties officeooo:rsid="0028766d" fo:background-color="transparent"/>
    </style:style>
    <style:style style:name="T189" style:family="text">
      <style:text-properties officeooo:rsid="002de5a9" fo:background-color="transparent"/>
    </style:style>
    <style:style style:name="T190" style:family="text">
      <style:text-properties officeooo:rsid="002ef297" fo:background-color="transparent"/>
    </style:style>
    <style:style style:name="T191" style:family="text">
      <style:text-properties officeooo:rsid="00310046" fo:background-color="transparent"/>
    </style:style>
    <style:style style:name="T192" style:family="text">
      <style:text-properties officeooo:rsid="00359999" fo:background-color="transparent"/>
    </style:style>
    <style:style style:name="T193" style:family="text">
      <style:text-properties officeooo:rsid="00373ba7" fo:background-color="transparent"/>
    </style:style>
    <style:style style:name="T194" style:family="text">
      <style:text-properties officeooo:rsid="0039ad51" fo:background-color="transparent"/>
    </style:style>
    <style:style style:name="T195" style:family="text">
      <style:text-properties officeooo:rsid="003b68c6" fo:background-color="transparent"/>
    </style:style>
    <style:style style:name="T196" style:family="text">
      <style:text-properties officeooo:rsid="003c0037" fo:background-color="transparent"/>
    </style:style>
    <style:style style:name="T197" style:family="text">
      <style:text-properties officeooo:rsid="003cd39c" fo:background-color="transparent"/>
    </style:style>
    <style:style style:name="T198" style:family="text">
      <style:text-properties officeooo:rsid="00402bee" fo:background-color="transparent"/>
    </style:style>
    <style:style style:name="T199" style:family="text">
      <style:text-properties officeooo:rsid="0041836a" fo:background-color="transparent"/>
    </style:style>
    <style:style style:name="T200" style:family="text">
      <style:text-properties officeooo:rsid="00434611" fo:background-color="transparent"/>
    </style:style>
    <style:style style:name="T201" style:family="text">
      <style:text-properties officeooo:rsid="00441e41" fo:background-color="transparent"/>
    </style:style>
    <style:style style:name="T202" style:family="text">
      <style:text-properties officeooo:rsid="0045fdfb" fo:background-color="transparent"/>
    </style:style>
    <style:style style:name="T203" style:family="text">
      <style:text-properties officeooo:rsid="0045fe57" fo:background-color="transparent"/>
    </style:style>
    <style:style style:name="T204" style:family="text">
      <style:text-properties officeooo:rsid="0046daa8" fo:background-color="transparent"/>
    </style:style>
    <style:style style:name="T205" style:family="text">
      <style:text-properties officeooo:rsid="00485aba" fo:background-color="transparent"/>
    </style:style>
    <style:style style:name="T206" style:family="text">
      <style:text-properties officeooo:rsid="00553e9d" fo:background-color="transparent"/>
    </style:style>
    <style:style style:name="T207" style:family="text">
      <style:text-properties officeooo:rsid="0059aaaf" fo:background-color="transparent"/>
    </style:style>
    <style:style style:name="T208" style:family="text">
      <style:text-properties officeooo:rsid="005b595b" fo:background-color="transparent"/>
    </style:style>
    <style:style style:name="T209" style:family="text">
      <style:text-properties officeooo:rsid="005c69b2" fo:background-color="transparent"/>
    </style:style>
    <style:style style:name="T210" style:family="text">
      <style:text-properties officeooo:rsid="005e41c8" fo:background-color="transparent"/>
    </style:style>
    <style:style style:name="T211" style:family="text">
      <style:text-properties officeooo:rsid="0066cdeb" fo:background-color="transparent"/>
    </style:style>
    <style:style style:name="T212" style:family="text">
      <style:text-properties officeooo:rsid="006863f9" fo:background-color="transparent"/>
    </style:style>
    <style:style style:name="T213" style:family="text">
      <style:text-properties officeooo:rsid="00694a35" fo:background-color="transparent"/>
    </style:style>
    <style:style style:name="T214" style:family="text">
      <style:text-properties officeooo:rsid="00715791" fo:background-color="transparent"/>
    </style:style>
    <style:style style:name="T215" style:family="text">
      <style:text-properties officeooo:rsid="007545da" fo:background-color="transparent"/>
    </style:style>
    <style:style style:name="T216" style:family="text">
      <style:text-properties officeooo:rsid="0075787f" fo:background-color="transparent"/>
    </style:style>
    <style:style style:name="T217" style:family="text">
      <style:text-properties officeooo:rsid="0076e035" fo:background-color="transparent"/>
    </style:style>
    <style:style style:name="T218" style:family="text">
      <style:text-properties officeooo:rsid="0087cb28" fo:background-color="transparent"/>
    </style:style>
    <style:style style:name="T219" style:family="text">
      <style:text-properties officeooo:rsid="00107169" fo:background-color="transparent" style:font-name-asian="Arial2" style:font-name-complex="Arial2"/>
    </style:style>
    <style:style style:name="T220" style:family="text">
      <style:text-properties officeooo:rsid="001679d3" fo:background-color="transparent" style:font-name-asian="Arial2" style:font-name-complex="Arial2"/>
    </style:style>
    <style:style style:name="T221" style:family="text">
      <style:text-properties officeooo:rsid="0013106a" fo:background-color="transparent" style:font-name-asian="Arial2" style:font-name-complex="Arial2"/>
    </style:style>
    <style:style style:name="T222" style:family="text">
      <style:text-properties officeooo:rsid="008d6d38" fo:background-color="transparent" style:font-name-asian="Arial2" style:font-name-complex="Arial2"/>
    </style:style>
    <style:style style:name="T223" style:family="text">
      <style:text-properties officeooo:rsid="008d72fd" fo:background-color="transparent" style:font-name-asian="Arial2" style:font-name-complex="Arial2"/>
    </style:style>
    <style:style style:name="T224" style:family="text">
      <style:text-properties officeooo:rsid="0018d4e9" fo:background-color="transparent" style:font-name-asian="Arial2" style:font-name-complex="Arial2"/>
    </style:style>
    <style:style style:name="T225" style:family="text">
      <style:text-properties officeooo:rsid="00c93e02" fo:background-color="transparent"/>
    </style:style>
    <style:style style:name="T226" style:family="text">
      <style:text-properties officeooo:rsid="00cb76ec" fo:background-color="transparent"/>
    </style:style>
    <style:style style:name="T227" style:family="text">
      <style:text-properties officeooo:rsid="00d14f36" fo:background-color="transparent"/>
    </style:style>
    <style:style style:name="T228" style:family="text">
      <style:text-properties officeooo:rsid="00d1926b" fo:background-color="transparent"/>
    </style:style>
    <style:style style:name="T229" style:family="text">
      <style:text-properties officeooo:rsid="00d270da" fo:background-color="transparent"/>
    </style:style>
    <style:style style:name="T230" style:family="text">
      <style:text-properties officeooo:rsid="00d2e594" fo:background-color="transparent"/>
    </style:style>
    <style:style style:name="T231" style:family="text">
      <style:text-properties officeooo:rsid="00d3bbde" fo:background-color="transparent"/>
    </style:style>
    <style:style style:name="T232" style:family="text">
      <style:text-properties officeooo:rsid="00d5c1db" fo:background-color="transparent"/>
    </style:style>
    <style:style style:name="T233" style:family="text">
      <style:text-properties officeooo:rsid="00d79966" fo:background-color="transparent"/>
    </style:style>
    <style:style style:name="T234" style:family="text">
      <style:text-properties fo:color="#ff0000" fo:font-weight="bold" fo:background-color="transparent"/>
    </style:style>
    <style:style style:name="T235" style:family="text">
      <style:text-properties fo:color="#ff0000" fo:background-color="transparent"/>
    </style:style>
    <style:style style:name="T236" style:family="text">
      <style:text-properties fo:color="#ff0000" officeooo:rsid="00402bee" fo:background-color="transparent"/>
    </style:style>
    <style:style style:name="T237" style:family="text">
      <style:text-properties fo:color="#ff0000" officeooo:rsid="00434611" fo:background-color="transparent"/>
    </style:style>
    <style:style style:name="T238" style:family="text">
      <style:text-properties fo:color="#ff0000" officeooo:rsid="0045fdfb" fo:background-color="transparent"/>
    </style:style>
    <style:style style:name="T239" style:family="text">
      <style:text-properties fo:color="#ff0000" officeooo:rsid="005b595b" fo:background-color="transparent"/>
    </style:style>
    <style:style style:name="T240" style:family="text">
      <style:text-properties fo:color="#ff0000" officeooo:rsid="008d6d38" fo:background-color="transparent" style:font-name-asian="Arial2" style:font-name-complex="Arial2"/>
    </style:style>
    <style:style style:name="T241" style:family="text">
      <style:text-properties fo:color="#ff0000" officeooo:rsid="008d72fd" fo:background-color="transparent" style:font-name-asian="Arial2" style:font-name-complex="Arial2"/>
    </style:style>
    <style:style style:name="T242" style:family="text">
      <style:text-properties fo:color="#ff0000" officeooo:rsid="00d1926b" fo:background-color="transparent"/>
    </style:style>
    <style:style style:name="T243" style:family="text">
      <style:text-properties fo:color="#ff0000" officeooo:rsid="00d79966" fo:background-color="transparent"/>
    </style:style>
    <style:style style:name="T244" style:family="text">
      <style:text-properties fo:color="#ff0000" officeooo:rsid="008fb07f"/>
    </style:style>
    <style:style style:name="T245" style:family="text">
      <style:text-properties fo:color="#ff0000" officeooo:rsid="00d7475f"/>
    </style:style>
    <style:style style:name="T246" style:family="text">
      <style:text-properties fo:color="#ff0000" officeooo:rsid="00d81eb0" style:font-weight-asian="normal" style:font-weight-complex="normal"/>
    </style:style>
    <style:style style:name="T247" style:family="text">
      <style:text-properties style:text-underline-style="solid" style:text-underline-width="auto" style:text-underline-color="font-color" fo:background-color="transparent"/>
    </style:style>
    <style:style style:name="T248" style:family="text">
      <style:text-properties style:text-underline-style="solid" style:text-underline-width="auto" style:text-underline-color="font-color" officeooo:rsid="00107169" fo:background-color="transparent"/>
    </style:style>
    <style:style style:name="T249" style:family="text">
      <style:text-properties style:text-underline-style="solid" style:text-underline-width="auto" style:text-underline-color="font-color" officeooo:rsid="00150850" fo:background-color="transparent"/>
    </style:style>
    <style:style style:name="T250" style:family="text">
      <style:text-properties style:text-underline-style="solid" style:text-underline-width="auto" style:text-underline-color="font-color" officeooo:rsid="0017dc0c" fo:background-color="transparent"/>
    </style:style>
    <style:style style:name="T251" style:family="text">
      <style:text-properties style:text-underline-style="solid" style:text-underline-width="auto" style:text-underline-color="font-color" officeooo:rsid="00187854" fo:background-color="transparent"/>
    </style:style>
    <style:style style:name="T252" style:family="text">
      <style:text-properties style:text-underline-style="solid" style:text-underline-width="auto" style:text-underline-color="font-color" officeooo:rsid="001c1f49" fo:background-color="transparent" style:font-weight-asian="normal" style:font-weight-complex="normal"/>
    </style:style>
    <style:style style:name="T253" style:family="text">
      <style:text-properties style:text-underline-style="solid" style:text-underline-width="auto" style:text-underline-color="font-color" officeooo:rsid="001c37d1" fo:background-color="transparent" style:font-weight-asian="normal" style:font-weight-complex="normal"/>
    </style:style>
    <style:style style:name="T254" style:family="text">
      <style:text-properties style:text-underline-style="solid" style:text-underline-width="auto" style:text-underline-color="font-color" officeooo:rsid="0045fdfb" fo:background-color="transparent"/>
    </style:style>
    <style:style style:name="T255" style:family="text">
      <style:text-properties style:text-underline-style="solid" style:text-underline-width="auto" style:text-underline-color="font-color" officeooo:rsid="005c69b2" fo:background-color="transparent"/>
    </style:style>
    <style:style style:name="T256" style:family="text">
      <style:text-properties style:text-underline-style="solid" style:text-underline-width="auto" style:text-underline-color="font-color" officeooo:rsid="00694a35" fo:background-color="transparent"/>
    </style:style>
    <style:style style:name="T257" style:family="text">
      <style:text-properties style:text-underline-style="solid" style:text-underline-width="auto" style:text-underline-color="font-color" officeooo:rsid="00150850" fo:background-color="transparent" style:font-name-asian="Arial2" style:font-name-complex="Arial2"/>
    </style:style>
    <style:style style:name="T258" style:family="text">
      <style:text-properties style:text-underline-style="solid" style:text-underline-width="auto" style:text-underline-color="font-color" officeooo:rsid="008d6d38" fo:background-color="transparent" style:font-name-asian="Arial2" style:font-name-complex="Arial2"/>
    </style:style>
    <style:style style:name="T259" style:family="text">
      <style:text-properties style:text-underline-style="solid" style:text-underline-width="auto" style:text-underline-color="font-color" officeooo:rsid="008d72fd" fo:background-color="transparent" style:font-name-asian="Arial2" style:font-name-complex="Arial2"/>
    </style:style>
    <style:style style:name="T260" style:family="text">
      <style:text-properties style:text-underline-style="solid" style:text-underline-width="auto" style:text-underline-color="font-color" officeooo:rsid="0052c30e" style:font-weight-asian="normal" style:font-weight-complex="normal"/>
    </style:style>
    <style:style style:name="T261" style:family="text">
      <style:text-properties style:text-underline-style="solid" style:text-underline-width="auto" style:text-underline-color="font-color" officeooo:rsid="00d81eb0" style:font-weight-asian="normal" style:font-weight-complex="normal"/>
    </style:style>
    <style:style style:name="T262" style:family="text">
      <style:text-properties style:text-underline-style="solid" style:text-underline-width="auto" style:text-underline-color="font-color" officeooo:rsid="008fb07f"/>
    </style:style>
    <style:style style:name="T263" style:family="text">
      <style:text-properties style:text-underline-style="solid" style:text-underline-width="auto" style:text-underline-color="font-color" officeooo:rsid="00cfa51b"/>
    </style:style>
    <style:style style:name="T264" style:family="text">
      <style:text-properties style:text-underline-style="solid" style:text-underline-width="auto" style:text-underline-color="font-color" officeooo:rsid="00cfd8a7"/>
    </style:style>
    <style:style style:name="T265" style:family="text">
      <style:text-properties style:text-underline-style="solid" style:text-underline-width="auto" style:text-underline-color="font-color" officeooo:rsid="00d9301b"/>
    </style:style>
    <style:style style:name="T266" style:family="text">
      <style:text-properties style:text-underline-style="solid" style:text-underline-width="auto" style:text-underline-color="font-color" officeooo:rsid="00d9d82b"/>
    </style:style>
    <style:style style:name="T267" style:family="text">
      <style:text-properties style:text-underline-style="solid" style:text-underline-width="auto" style:text-underline-color="font-color" officeooo:rsid="00ebebe6"/>
    </style:style>
    <style:style style:name="T268" style:family="text">
      <style:text-properties style:text-underline-style="solid" style:text-underline-width="auto" style:text-underline-color="font-color" officeooo:rsid="00ee1481"/>
    </style:style>
    <style:style style:name="T269" style:family="text">
      <style:text-properties style:text-underline-style="solid" style:text-underline-width="auto" style:text-underline-color="font-color" officeooo:rsid="00f806d2"/>
    </style:style>
    <style:style style:name="T270" style:family="text">
      <style:text-properties fo:color="#cc0000" fo:background-color="transparent"/>
    </style:style>
    <style:style style:name="T271" style:family="text">
      <style:text-properties fo:color="#cc0000" officeooo:rsid="00d5c1db" fo:background-color="transparent"/>
    </style:style>
    <style:style style:name="T272" style:family="text">
      <style:text-properties fo:color="#990000" fo:background-color="transparent"/>
    </style:style>
    <style:style style:name="T273" style:family="text">
      <style:text-properties fo:color="#2a00ff" fo:font-size="10pt" officeooo:rsid="0029f3a9" fo:background-color="transparent" style:font-name-asian="Monospace" style:font-size-asian="10pt" style:font-name-complex="Monospace" style:font-size-complex="10pt"/>
    </style:style>
    <style:style style:name="T274" style:family="text">
      <style:text-properties fo:color="#c5000b" fo:background-color="transparent"/>
    </style:style>
    <style:style style:name="T275" style:family="text">
      <style:text-properties fo:color="#c5000b" officeooo:rsid="00d9301b"/>
    </style:style>
    <style:style style:name="T276" style:family="text">
      <style:text-properties fo:color="#c5000b" style:font-name="Ubuntu1" officeooo:rsid="00d9301b"/>
    </style:style>
    <style:style style:name="T277" style:family="text">
      <style:text-properties fo:color="#c90016" officeooo:rsid="001679d3" fo:background-color="transparent"/>
    </style:style>
    <style:style style:name="T278" style:family="text">
      <style:text-properties fo:color="#c90016" officeooo:rsid="001c1f49" fo:background-color="transparent" style:font-weight-asian="normal" style:font-weight-complex="normal"/>
    </style:style>
    <style:style style:name="T279" style:family="text">
      <style:text-properties fo:color="#c90016" officeooo:rsid="001c37d1" fo:background-color="transparent" style:font-weight-asian="normal" style:font-weight-complex="normal"/>
    </style:style>
    <style:style style:name="T280" style:family="text">
      <style:text-properties style:text-position="super 58%" officeooo:rsid="00275548" fo:background-color="transparent"/>
    </style:style>
    <style:style style:name="T281" style:family="text">
      <style:text-properties fo:color="#008000" fo:background-color="transparent"/>
    </style:style>
    <style:style style:name="T282" style:family="text">
      <style:text-properties fo:color="#008000" officeooo:rsid="00402bee" fo:background-color="transparent"/>
    </style:style>
    <style:style style:name="T283" style:family="text">
      <style:text-properties fo:color="#008000" officeooo:rsid="00434611" fo:background-color="transparent"/>
    </style:style>
    <style:style style:name="T284" style:family="text">
      <style:text-properties fo:color="#008000" officeooo:rsid="005b595b" fo:background-color="transparent"/>
    </style:style>
    <style:style style:name="T285" style:family="text">
      <style:text-properties fo:color="#008000" officeooo:rsid="00d5c1db" fo:background-color="transparent"/>
    </style:style>
    <style:style style:name="T286" style:family="text">
      <style:text-properties fo:color="#008000" officeooo:rsid="008fb07f"/>
    </style:style>
    <style:style style:name="T287" style:family="text">
      <style:text-properties fo:color="#008000" officeooo:rsid="00d7475f"/>
    </style:style>
    <style:style style:name="T288" style:family="text">
      <style:text-properties fo:color="#008000" officeooo:rsid="00d9301b"/>
    </style:style>
    <style:style style:name="T289" style:family="text">
      <style:text-properties fo:color="#008000" style:font-name="Ubuntu1" officeooo:rsid="00d9301b"/>
    </style:style>
    <style:style style:name="T290" style:family="text">
      <style:text-properties fo:color="#808080" officeooo:rsid="0045fdfb" fo:background-color="transparent"/>
    </style:style>
    <style:style style:name="T291" style:family="text">
      <style:text-properties fo:color="#808080" officeooo:rsid="0045fe57" fo:background-color="transparent"/>
    </style:style>
    <style:style style:name="T292" style:family="text">
      <style:text-properties fo:color="#0000ff" officeooo:rsid="0045fdfb" fo:background-color="transparent"/>
    </style:style>
    <style:style style:name="T293" style:family="text">
      <style:text-properties officeooo:rsid="0048a00d"/>
    </style:style>
    <style:style style:name="T294" style:family="text">
      <style:text-properties officeooo:rsid="0048a00d" style:font-weight-asian="normal" style:font-weight-complex="normal"/>
    </style:style>
    <style:style style:name="T295" style:family="text">
      <style:text-properties officeooo:rsid="0052c30e" style:font-weight-asian="normal" style:font-weight-complex="normal"/>
    </style:style>
    <style:style style:name="T296" style:family="text">
      <style:text-properties officeooo:rsid="009d3db3" style:font-weight-asian="normal" style:font-weight-complex="normal"/>
    </style:style>
    <style:style style:name="T297" style:family="text">
      <style:text-properties officeooo:rsid="00d81eb0" style:font-weight-asian="normal" style:font-weight-complex="normal"/>
    </style:style>
    <style:style style:name="T298" style:family="text">
      <style:text-properties officeooo:rsid="007967ce"/>
    </style:style>
    <style:style style:name="T299" style:family="text">
      <style:text-properties officeooo:rsid="007e594b"/>
    </style:style>
    <style:style style:name="T300" style:family="text">
      <style:text-properties fo:font-weight="normal" officeooo:rsid="007e594b" style:font-weight-asian="normal" style:font-weight-complex="normal"/>
    </style:style>
    <style:style style:name="T301" style:family="text">
      <style:text-properties style:use-window-font-color="true" fo:font-size="11.25pt" fo:font-weight="normal" officeooo:rsid="007e594b" fo:background-color="#0099ff" style:font-weight-asian="normal" style:font-weight-complex="normal"/>
    </style:style>
    <style:style style:name="T302" style:family="text">
      <style:text-properties style:use-window-font-color="true" fo:font-size="11.25pt" fo:font-weight="normal" officeooo:rsid="007e594b" fo:background-color="#0099ff"/>
    </style:style>
    <style:style style:name="T303" style:family="text">
      <style:text-properties style:use-window-font-color="true" fo:font-size="11.25pt" officeooo:rsid="007e594b" fo:background-color="#0099ff"/>
    </style:style>
    <style:style style:name="T304" style:family="text">
      <style:text-properties style:use-window-font-color="true" fo:font-size="11.25pt" officeooo:rsid="008039b7" fo:background-color="#0099ff"/>
    </style:style>
    <style:style style:name="T305" style:family="text">
      <style:text-properties style:use-window-font-color="true" fo:font-size="11.25pt" officeooo:rsid="00819574" fo:background-color="#0099ff"/>
    </style:style>
    <style:style style:name="T306" style:family="text">
      <style:text-properties style:use-window-font-color="true" fo:font-size="11.25pt" officeooo:rsid="0081d281" fo:background-color="#0099ff"/>
    </style:style>
    <style:style style:name="T307" style:family="text">
      <style:text-properties style:use-window-font-color="true" fo:font-size="11.25pt" officeooo:rsid="00840894" fo:background-color="#0099ff"/>
    </style:style>
    <style:style style:name="T308" style:family="text">
      <style:text-properties style:use-window-font-color="true" fo:font-size="11.25pt" officeooo:rsid="008537fd" fo:background-color="#0099ff"/>
    </style:style>
    <style:style style:name="T309" style:family="text">
      <style:text-properties style:use-window-font-color="true" fo:font-size="11.25pt" officeooo:rsid="0086bf36" fo:background-color="#0099ff"/>
    </style:style>
    <style:style style:name="T310" style:family="text">
      <style:text-properties style:use-window-font-color="true" fo:font-size="11.25pt" officeooo:rsid="0088faa4" fo:background-color="#0099ff"/>
    </style:style>
    <style:style style:name="T311" style:family="text">
      <style:text-properties style:use-window-font-color="true" fo:font-size="11.25pt" officeooo:rsid="008c447a" fo:background-color="#0099ff"/>
    </style:style>
    <style:style style:name="T312" style:family="text">
      <style:text-properties style:use-window-font-color="true" fo:font-size="11.25pt" officeooo:rsid="008c706f" fo:background-color="#0099ff"/>
    </style:style>
    <style:style style:name="T313" style:family="text">
      <style:text-properties style:use-window-font-color="true" fo:font-size="11.25pt" officeooo:rsid="008fb07f" fo:background-color="#0099ff"/>
    </style:style>
    <style:style style:name="T314" style:family="text">
      <style:text-properties style:use-window-font-color="true" fo:font-size="11.25pt" officeooo:rsid="009d3db3" fo:background-color="#0099ff"/>
    </style:style>
    <style:style style:name="T315" style:family="text">
      <style:text-properties style:use-window-font-color="true" fo:font-size="11.25pt" officeooo:rsid="009f5e05" fo:background-color="#0099ff"/>
    </style:style>
    <style:style style:name="T316" style:family="text">
      <style:text-properties style:use-window-font-color="true" fo:font-size="11.25pt" officeooo:rsid="00c76455" fo:background-color="#0099ff"/>
    </style:style>
    <style:style style:name="T317" style:family="text">
      <style:text-properties style:use-window-font-color="true" fo:font-size="11.25pt" officeooo:rsid="00cea508" fo:background-color="#0099ff"/>
    </style:style>
    <style:style style:name="T318" style:family="text">
      <style:text-properties style:use-window-font-color="true" fo:font-size="11.25pt" officeooo:rsid="00e5ae3b" fo:background-color="#0099ff"/>
    </style:style>
    <style:style style:name="T319" style:family="text">
      <style:text-properties style:use-window-font-color="true" fo:font-size="11.25pt" officeooo:rsid="00e95d38" fo:background-color="#0099ff"/>
    </style:style>
    <style:style style:name="T320" style:family="text">
      <style:text-properties style:use-window-font-color="true" officeooo:rsid="008d72fd" fo:background-color="transparent" style:font-name-asian="Arial2" style:font-name-complex="Arial2"/>
    </style:style>
    <style:style style:name="T321" style:family="text">
      <style:text-properties style:use-window-font-color="true" officeooo:rsid="00a98c54"/>
    </style:style>
    <style:style style:name="T322" style:family="text">
      <style:text-properties style:use-window-font-color="true" officeooo:rsid="00cfd8a7"/>
    </style:style>
    <style:style style:name="T323" style:family="text">
      <style:text-properties style:use-window-font-color="true" officeooo:rsid="00d10596"/>
    </style:style>
    <style:style style:name="T324" style:family="text">
      <style:text-properties style:use-window-font-color="true" style:text-underline-style="solid" style:text-underline-width="auto" style:text-underline-color="font-color" officeooo:rsid="00d10596"/>
    </style:style>
    <style:style style:name="T325" style:family="text">
      <style:text-properties style:use-window-font-color="true" officeooo:rsid="0100f3fb"/>
    </style:style>
    <style:style style:name="T326" style:family="text">
      <style:text-properties style:use-window-font-color="true" officeooo:rsid="00e95d38"/>
    </style:style>
    <style:style style:name="T327" style:family="text">
      <style:text-properties style:use-window-font-color="true" officeooo:rsid="0102e862"/>
    </style:style>
    <style:style style:name="T328" style:family="text">
      <style:text-properties style:use-window-font-color="true" officeooo:rsid="00f806d2"/>
    </style:style>
    <style:style style:name="T329" style:family="text">
      <style:text-properties style:use-window-font-color="true" style:font-name="Ubuntu1" officeooo:rsid="0102e862"/>
    </style:style>
    <style:style style:name="T330" style:family="text">
      <style:text-properties style:use-window-font-color="true" officeooo:rsid="01043a15"/>
    </style:style>
    <style:style style:name="T331" style:family="text">
      <style:text-properties style:use-window-font-color="true" officeooo:rsid="0104f0ec"/>
    </style:style>
    <style:style style:name="T332" style:family="text">
      <style:text-properties style:use-window-font-color="true" fo:font-weight="bold" officeooo:rsid="0102e862" style:font-weight-asian="bold" style:font-weight-complex="bold"/>
    </style:style>
    <style:style style:name="T333" style:family="text">
      <style:text-properties officeooo:rsid="008fb07f"/>
    </style:style>
    <style:style style:name="T334" style:family="text">
      <style:text-properties officeooo:rsid="009155aa"/>
    </style:style>
    <style:style style:name="T335" style:family="text">
      <style:text-properties officeooo:rsid="0093320c"/>
    </style:style>
    <style:style style:name="T336" style:family="text">
      <style:text-properties officeooo:rsid="0093a054"/>
    </style:style>
    <style:style style:name="T337" style:family="text">
      <style:text-properties officeooo:rsid="0094f4cf"/>
    </style:style>
    <style:style style:name="T338" style:family="text">
      <style:text-properties officeooo:rsid="00959c60"/>
    </style:style>
    <style:style style:name="T339" style:family="text">
      <style:text-properties officeooo:rsid="009606d3"/>
    </style:style>
    <style:style style:name="T340" style:family="text">
      <style:text-properties officeooo:rsid="0096a897"/>
    </style:style>
    <style:style style:name="T341" style:family="text">
      <style:text-properties officeooo:rsid="0096e736"/>
    </style:style>
    <style:style style:name="T342" style:family="text">
      <style:text-properties officeooo:rsid="0098bfe3"/>
    </style:style>
    <style:style style:name="T343" style:family="text">
      <style:text-properties officeooo:rsid="009a04e7"/>
    </style:style>
    <style:style style:name="T344" style:family="text">
      <style:text-properties fo:color="#000000" officeooo:rsid="00221bd2"/>
    </style:style>
    <style:style style:name="T345" style:family="text">
      <style:text-properties fo:color="#000000" officeooo:rsid="009f5e05"/>
    </style:style>
    <style:style style:name="T346" style:family="text">
      <style:text-properties fo:color="#000000" officeooo:rsid="00c76455"/>
    </style:style>
    <style:style style:name="T347" style:family="text">
      <style:text-properties officeooo:rsid="00a2836f"/>
    </style:style>
    <style:style style:name="T348" style:family="text">
      <style:text-properties style:font-name="Ubuntu"/>
    </style:style>
    <style:style style:name="T349" style:family="text">
      <style:text-properties style:font-name="Ubuntu" fo:font-weight="bold" fo:background-color="transparent"/>
    </style:style>
    <style:style style:name="T350" style:family="text">
      <style:text-properties style:font-name="Ubuntu" fo:font-weight="bold" officeooo:rsid="001c1e3b" fo:background-color="transparent"/>
    </style:style>
    <style:style style:name="T351" style:family="text">
      <style:text-properties style:font-name="Ubuntu" fo:font-weight="bold" officeooo:rsid="008e017e" fo:background-color="transparent"/>
    </style:style>
    <style:style style:name="T352" style:family="text">
      <style:text-properties style:font-name="Ubuntu" fo:background-color="transparent"/>
    </style:style>
    <style:style style:name="T353" style:family="text">
      <style:text-properties style:font-name="Ubuntu" officeooo:rsid="001c1e3b" fo:background-color="transparent"/>
    </style:style>
    <style:style style:name="T354" style:family="text">
      <style:text-properties officeooo:rsid="00a37780"/>
    </style:style>
    <style:style style:name="T355" style:family="text">
      <style:text-properties officeooo:rsid="00a377ee"/>
    </style:style>
    <style:style style:name="T356" style:family="text">
      <style:text-properties officeooo:rsid="00a7d051"/>
    </style:style>
    <style:style style:name="T357" style:family="text">
      <style:text-properties officeooo:rsid="00a9e654"/>
    </style:style>
    <style:style style:name="T358" style:family="text">
      <style:text-properties officeooo:rsid="00acfa20"/>
    </style:style>
    <style:style style:name="T359" style:family="text">
      <style:text-properties officeooo:rsid="00adf682"/>
    </style:style>
    <style:style style:name="T360" style:family="text">
      <style:text-properties officeooo:rsid="00b12be0"/>
    </style:style>
    <style:style style:name="T361" style:family="text">
      <style:text-properties officeooo:rsid="00b2f4f4"/>
    </style:style>
    <style:style style:name="T362" style:family="text">
      <style:text-properties officeooo:rsid="00b40882"/>
    </style:style>
    <style:style style:name="T363" style:family="text">
      <style:text-properties officeooo:rsid="00b4e9d3"/>
    </style:style>
    <style:style style:name="T364" style:family="text">
      <style:text-properties officeooo:rsid="00b5d006"/>
    </style:style>
    <style:style style:name="T365" style:family="text">
      <style:text-properties officeooo:rsid="00b98c79"/>
    </style:style>
    <style:style style:name="T366" style:family="text">
      <style:text-properties officeooo:rsid="00bb2a67"/>
    </style:style>
    <style:style style:name="T367" style:family="text">
      <style:text-properties officeooo:rsid="00bb2b7a"/>
    </style:style>
    <style:style style:name="T368" style:family="text">
      <style:text-properties officeooo:rsid="00bd283b"/>
    </style:style>
    <style:style style:name="T369" style:family="text">
      <style:text-properties officeooo:rsid="00beef28"/>
    </style:style>
    <style:style style:name="T370" style:family="text">
      <style:text-properties officeooo:rsid="00c0b8c6"/>
    </style:style>
    <style:style style:name="T371" style:family="text">
      <style:text-properties officeooo:rsid="00c5598f"/>
    </style:style>
    <style:style style:name="T372" style:family="text">
      <style:text-properties officeooo:rsid="00cea508"/>
    </style:style>
    <style:style style:name="T373" style:family="text">
      <style:text-properties officeooo:rsid="00cae111" style:font-name-asian="Arial2" style:font-weight-asian="normal" style:font-name-complex="Arial2" style:font-weight-complex="normal"/>
    </style:style>
    <style:style style:name="T374" style:family="text">
      <style:text-properties officeooo:rsid="00cea508" style:font-name-asian="Arial2" style:font-weight-asian="normal" style:font-name-complex="Arial2" style:font-weight-complex="normal"/>
    </style:style>
    <style:style style:name="T375" style:family="text">
      <style:text-properties officeooo:rsid="00cfa51b"/>
    </style:style>
    <style:style style:name="T376" style:family="text">
      <style:text-properties officeooo:rsid="00cfd8a7"/>
    </style:style>
    <style:style style:name="T377" style:family="text">
      <style:text-properties fo:color="#666666" officeooo:rsid="00cfd8a7"/>
    </style:style>
    <style:style style:name="T378" style:family="text">
      <style:text-properties fo:color="#666666" officeooo:rsid="00cfd8a7" fo:background-color="transparent" style:font-weight-asian="normal" style:font-weight-complex="normal"/>
    </style:style>
    <style:style style:name="T379" style:family="text">
      <style:text-properties fo:color="#666666" officeooo:rsid="00d79966" fo:background-color="transparent"/>
    </style:style>
    <style:style style:name="T380" style:family="text">
      <style:text-properties fo:color="#666666" officeooo:rsid="00d5c1db"/>
    </style:style>
    <style:style style:name="T381" style:family="text">
      <style:text-properties fo:color="#666666" fo:font-weight="bold" officeooo:rsid="00d5c1db" style:font-weight-asian="bold" style:font-weight-complex="bold"/>
    </style:style>
    <style:style style:name="T382" style:family="text">
      <style:text-properties fo:color="#666666" style:font-name="Droid Sans Mono" fo:font-size="10pt" officeooo:rsid="00d79966" fo:background-color="transparent" style:font-size-asian="10pt" style:font-size-complex="10pt"/>
    </style:style>
    <style:style style:name="T383" style:family="text">
      <style:text-properties fo:color="#666666" officeooo:rsid="00ebebe6"/>
    </style:style>
    <style:style style:name="T384" style:family="text">
      <style:text-properties fo:color="#666666" officeooo:rsid="00ee1481"/>
    </style:style>
    <style:style style:name="T385" style:family="text">
      <style:text-properties fo:color="#666666" officeooo:rsid="00f2d2a1"/>
    </style:style>
    <style:style style:name="T386" style:family="text">
      <style:text-properties fo:color="#666666" officeooo:rsid="00f60537"/>
    </style:style>
    <style:style style:name="T387" style:family="text">
      <style:text-properties fo:color="#666666" officeooo:rsid="00f7faca"/>
    </style:style>
    <style:style style:name="T388" style:family="text">
      <style:text-properties fo:color="#666666" officeooo:rsid="00f806d2"/>
    </style:style>
    <style:style style:name="T389" style:family="text">
      <style:text-properties fo:color="#666666" fo:font-style="italic" officeooo:rsid="00f806d2" style:font-style-asian="italic" style:font-style-complex="italic"/>
    </style:style>
    <style:style style:name="T390" style:family="text">
      <style:text-properties fo:color="#666666" officeooo:rsid="00fa4691"/>
    </style:style>
    <style:style style:name="T391" style:family="text">
      <style:text-properties fo:color="#666666" officeooo:rsid="00fc2ccc"/>
    </style:style>
    <style:style style:name="T392" style:family="text">
      <style:text-properties fo:color="#666666" officeooo:rsid="00fd6b1f"/>
    </style:style>
    <style:style style:name="T393" style:family="text">
      <style:text-properties fo:color="#666666" officeooo:rsid="010064fd"/>
    </style:style>
    <style:style style:name="T394" style:family="text">
      <style:text-properties fo:color="#666666" officeooo:rsid="0100f3fb"/>
    </style:style>
    <style:style style:name="T395" style:family="text">
      <style:text-properties fo:color="#666666" officeooo:rsid="0102e862"/>
    </style:style>
    <style:style style:name="T396" style:family="text">
      <style:text-properties officeooo:rsid="00d2e594"/>
    </style:style>
    <style:style style:name="T397" style:family="text">
      <style:text-properties officeooo:rsid="00d5c1db"/>
    </style:style>
    <style:style style:name="T398" style:family="text">
      <style:text-properties fo:color="#006b6b" officeooo:rsid="00d5c1db"/>
    </style:style>
    <style:style style:name="T399" style:family="text">
      <style:text-properties officeooo:rsid="00d5f279"/>
    </style:style>
    <style:style style:name="T400" style:family="text">
      <style:text-properties officeooo:rsid="00d7475f"/>
    </style:style>
    <style:style style:name="T401" style:family="text">
      <style:text-properties fo:color="#004586" officeooo:rsid="00d81eb0" style:font-weight-asian="normal" style:font-weight-complex="normal"/>
    </style:style>
    <style:style style:name="T402" style:family="text">
      <style:text-properties officeooo:rsid="00d9301b"/>
    </style:style>
    <style:style style:name="T403" style:family="text">
      <style:text-properties style:font-name="Ubuntu1" officeooo:rsid="00db7b23"/>
    </style:style>
    <style:style style:name="T404" style:family="text">
      <style:text-properties officeooo:rsid="00dc7969"/>
    </style:style>
    <style:style style:name="T405" style:family="text">
      <style:text-properties officeooo:rsid="00de495e"/>
    </style:style>
    <style:style style:name="T406" style:family="text">
      <style:text-properties officeooo:rsid="00e16230"/>
    </style:style>
    <style:style style:name="T407" style:family="text">
      <style:text-properties officeooo:rsid="00e213c7"/>
    </style:style>
    <style:style style:name="T408" style:family="text">
      <style:text-properties officeooo:rsid="00e95d38"/>
    </style:style>
    <style:style style:name="T409" style:family="text">
      <style:text-properties officeooo:rsid="00ea2201"/>
    </style:style>
    <style:style style:name="T410" style:family="text">
      <style:text-properties officeooo:rsid="00ebebe6"/>
    </style:style>
    <style:style style:name="T411" style:family="text">
      <style:text-properties officeooo:rsid="00ede981"/>
    </style:style>
    <style:style style:name="T412" style:family="text">
      <style:text-properties officeooo:rsid="00ee1481"/>
    </style:style>
    <style:style style:name="T413" style:family="text">
      <style:text-properties officeooo:rsid="00ef412c"/>
    </style:style>
    <style:style style:name="T414" style:family="text">
      <style:text-properties officeooo:rsid="00f01e45"/>
    </style:style>
    <style:style style:name="T415" style:family="text">
      <style:text-properties officeooo:rsid="00f4516c"/>
    </style:style>
    <style:style style:name="T416" style:family="text">
      <style:text-properties officeooo:rsid="00f45de5"/>
    </style:style>
    <style:style style:name="T417" style:family="text">
      <style:text-properties officeooo:rsid="00f60537"/>
    </style:style>
    <style:style style:name="T418" style:family="text">
      <style:text-properties officeooo:rsid="00f7faca"/>
    </style:style>
    <style:style style:name="T419" style:family="text">
      <style:text-properties officeooo:rsid="00f806d2"/>
    </style:style>
    <style:style style:name="T420" style:family="text">
      <style:text-properties officeooo:rsid="00f95be8"/>
    </style:style>
    <style:style style:name="T421" style:family="text">
      <style:text-properties officeooo:rsid="00fa4691"/>
    </style:style>
    <style:style style:name="T422" style:family="text">
      <style:text-properties officeooo:rsid="00fc2ccc"/>
    </style:style>
    <style:style style:name="T423" style:family="text">
      <style:text-properties officeooo:rsid="00fd611f"/>
    </style:style>
    <style:style style:name="T424" style:family="text">
      <style:text-properties officeooo:rsid="00fd6b1f"/>
    </style:style>
    <style:style style:name="T425" style:family="text">
      <style:text-properties style:font-name="Ubuntu1" officeooo:rsid="00fd6b1f"/>
    </style:style>
    <style:style style:name="T426" style:family="text">
      <style:text-properties style:font-name="Ubuntu1" officeooo:rsid="00ff5ed4"/>
    </style:style>
    <style:style style:name="T427" style:family="text">
      <style:text-properties style:font-name="Ubuntu1" officeooo:rsid="010064fd"/>
    </style:style>
    <style:style style:name="T428" style:family="text">
      <style:text-properties style:font-name="Ubuntu1" officeooo:rsid="0100f3fb"/>
    </style:style>
    <style:style style:name="T429" style:family="text">
      <style:text-properties officeooo:rsid="00fdb9c4"/>
    </style:style>
    <style:style style:name="T430" style:family="text">
      <style:text-properties officeooo:rsid="00feb18f"/>
    </style:style>
    <style:style style:name="T431" style:family="text">
      <style:text-properties officeooo:rsid="00ff5ed4"/>
    </style:style>
    <style:style style:name="T432" style:family="text">
      <style:text-properties officeooo:rsid="010064fd"/>
    </style:style>
    <style:style style:name="T433" style:family="text">
      <style:text-properties officeooo:rsid="0100f3f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6">https://github.com/dtFraca/</text:span></text:a><text:a xlink:type="simple" xlink:href="https://github.com/dtFraca/ApprendreJava.git"><text:span text:style-name="T57">Javamatik</text:span></text:a><text:a xlink:type="simple" xlink:href="https://github.com/dtFraca/ApprendreJava.git"><text:span text:style-name="T56">.git</text:span></text:a><text:span text:style-name="T29"><text:line-break/></text:span><text:span text:style-name="T30">GitHub (</text:span><text:span text:style-name="T32">git</text:span><text:span text:style-name="T30">):<text:tab/><text:tab/></text:span><text:span text:style-name="T56">git://github.com/dtFraca/Java</text:span><text:span text:style-name="T57">matik</text:span><text:span text:style-name="T56">.git</text:span><text:span text:style-name="T29"><text:line-break/></text:span><text:span text:style-name="T30">GitHub (</text:span><text:span text:style-name="T33">SSH</text:span><text:span text:style-name="T30">):<text:tab/></text:span><text:span text:style-name="T56">git@github.com:dtFraca/Java</text:span><text:span text:style-name="T57">tik</text:span><text:span text:style-name="T56">.git</text:span><text:span text:style-name="T29"><text:line-break/></text:span></text:p>
      <text:p text:style-name="P2"/>
      <text:p text:style-name="P3"><text:bookmark-start text:name="__DdeLink__2964_1628707542"/><text:span text:style-name="T64">Module</text:span><text:span text:style-name="T65">: 01_</text:span><text:span text:style-name="T64">ExoJava</text:span></text:p>
      <text:p text:style-name="P43"/>
      <text:p text:style-name="P46"><text:span text:style-name="T300"><text:s/>Package:</text:span><text:span text:style-name="T299"> dtfraca.Exo01_Print </text:span></text:p>
      <text:p text:style-name="P50"><text:bookmark-end text:name="__DdeLink__2964_1628707542"/></text:p>
      <text:list xml:id="list987512583197012345" text:style-name="L1">
        <text:list-item>
          <text:p text:style-name="P113"><text:span text:style-name="T82">Exo1:</text:span><text:span text:style-name="T159">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47">Note</text:span><text:span text:style-name="T159">: comparer println et printf. Dans l’exemple ci-dessous, quel est le format plus elegant?<text:line-break/>int n1 = 3, n2 = 7;<text:line-break/>println(n1 + " multiplie par " + n2 + " = " + n1 *n2); <text:line-break/>printf("%d multiplie par d% = %d\n", n1, n2, n1 *n2);</text:span></text:p>
        </text:list-item>
      </text:list>
      <text:p text:style-name="P16"><text:line-break/></text:p>
      <text:p text:style-name="P69"><text:span text:style-name="T74"><text:s/></text:span><text:span text:style-name="T75">P</text:span><text:span text:style-name="T74">ackage:</text:span><text:span text:style-name="T76"> </text:span><text:bookmark-start text:name="__DdeLink__2227_2105440703"/><text:span text:style-name="T76">dtfraca.Exo02_DatatypeAndOperator</text:span><text:bookmark-end text:name="__DdeLink__2227_2105440703"/><text:span text:style-name="T76"> </text:span><text:line-break/></text:p>
      <text:list xml:id="list4678377975293192647" text:style-name="L2">
        <text:list-item>
          <text:p text:style-name="P107"><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2246546467333478072" text:style-name="L3">
        <text:list-item>
          <text:p text:style-name="P193"><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866322185710422090" text:style-name="L4">
        <text:list-item>
          <text:p text:style-name="P114"><text:span text:style-name="T119">A3_TableVeriteLogique</text:span><text:span text:style-name="T159">: Table de verite logique pour l’operateur ET (&amp;&amp;), et pour l’operateur OU (||)<text:line-break/><text:line-break/></text:span></text:p>
        </text:list-item>
        <text:list-item>
          <text:p text:style-name="P115"><text:span text:style-name="T82">Exo </text:span><text:span text:style-name="T117">2</text:span><text:span text:style-name="T118">.</text:span><text:span text:style-name="T127">1</text:span><text:span text:style-name="T159">: </text:span><text:span text:style-name="T216">Calcul</text:span><text:span text:style-name="T215">Decimal<text:line-break/>Afficher les resulats </text:span><text:span text:style-name="T216">de calcul </text:span><text:span text:style-name="T215">(avec decimal apres virgule)</text:span><text:span text:style-name="T118"><text:line-break/></text:span><text:span text:style-name="T215">float: (resultat de 11 / 3)<text:line-break/>double: (resultat de 11 / 3)<text:line-break/></text:span><text:bookmark-start text:name="__DdeLink__1853_1460724127"/><text:span text:style-name="T215">double: </text:span><text:bookmark-end text:name="__DdeLink__1853_1460724127"/><text:span text:style-name="T215">(resulat de racine de 2) –</text:span><text:span text:style-name="T216"> NOTE: Math.Sqrt();</text:span><text:span text:style-name="T215"><text:line-break/>double </text:span><text:bookmark-start text:name="__DdeLink__1855_1460724127"/><text:span text:style-name="T217">(2 chiffres apres virgule)</text:span><text:bookmark-end text:name="__DdeLink__1855_1460724127"/><text:span text:style-name="T215">: circonference</text:span><text:bookmark-start text:name="__DdeLink__1849_1460724127"/><text:span text:style-name="T215"> d'un cercle de rayon 10</text:span><text:bookmark-end text:name="__DdeLink__1849_1460724127"/><text:span text:style-name="T215"> </text:span><text:bookmark-start text:name="__DdeLink__1851_1460724127"/><text:span text:style-name="T215">–</text:span><text:span text:style-name="T216"> NOTE: Math.PI</text:span><text:bookmark-end text:name="__DdeLink__1851_1460724127"/><text:span text:style-name="T215"><text:line-break/>double </text:span><text:span text:style-name="T217">(2 chiffres apres virgule)</text:span><text:span text:style-name="T215">: surface d'un cercle de rayon 10 –</text:span><text:span text:style-name="T216"> NOTE: Math.PI</text:span><text:span text:style-name="T215"><text:line-break/></text:span><text:span text:style-name="T118"><text:line-break/></text:span></text:p>
        </text:list-item>
        <text:list-item>
          <text:p text:style-name="P116"><text:bookmark-start text:name="__DdeLink__1847_1460724127"/><text:soft-page-break/><text:span text:style-name="T82">Exo </text:span><text:span text:style-name="T117">2</text:span><text:span text:style-name="T118">.</text:span><text:span text:style-name="T127">2</text:span><text:span text:style-name="T159">: </text:span><text:span text:style-name="T192">AssignementConditionel</text:span><text:bookmark-end text:name="__DdeLink__1847_1460724127"/><text:span text:style-name="T192"> </text:span><text:span text:style-name="T215">(operateur ternaire)</text:span><text:span text:style-name="T159"><text:line-break/></text:span><text:span text:style-name="T192">O</text:span><text:span text:style-name="T159">perateur d’assignement conditionel (?:) <text:line-break/>Int </text:span><text:span text:style-name="T193">noteDuDevoir</text:span><text:span text:style-name="T159"> = 11;<text:line-break/>Si </text:span><text:span text:style-name="T193">la valeur de noteDuDevoir</text:span><text:span text:style-name="T159"> </text:span><text:span text:style-name="T193">est </text:span><text:span text:style-name="T159">superieur</text:span><text:span text:style-name="T193">e</text:span><text:span text:style-name="T159"> ou egale a 12, afficher "Passe", sinon afficher "Echec". Faire deux versions, une utilisant l’instruction if, une autre en utilisant l’assignement conditionel (?:)<text:line-break/><text:line-break/></text:span></text:p>
        </text:list-item>
        <text:list-item>
          <text:p text:style-name="P116"><text:span text:style-name="T82">Exo </text:span><text:span text:style-name="T117">2</text:span><text:span text:style-name="T118">.</text:span><text:span text:style-name="T127">3</text:span><text:span text:style-name="T159">: </text:span><text:span text:style-name="T214">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59"><text:line-break/><text:line-break/></text:span></text:p>
        </text:list-item>
      </text:list>
      <text:p text:style-name="P22"/>
      <text:p text:style-name="P17"><text:line-break/><text:span text:style-name="T74"> </text:span><text:span text:style-name="T75">P</text:span><text:span text:style-name="T74">ackage:</text:span><text:span text:style-name="T76"> </text:span><text:bookmark-start text:name="__DdeLink__2233_2105440703"/><text:bookmark-start text:name="__DdeLink__2227_21054407031"/><text:span text:style-name="T76">dtfraca.Exo0</text:span><text:span text:style-name="T77">3</text:span><text:span text:style-name="T76">_</text:span><text:bookmark-end text:name="__DdeLink__2227_21054407031"/><text:span text:style-name="T77">Scanner</text:span><text:bookmark-end text:name="__DdeLink__2233_2105440703"/><text:span text:style-name="T77"> </text:span></text:p>
      <text:list xml:id="list4620017873461916836" text:style-name="L5">
        <text:list-item>
          <text:p text:style-name="P118"><text:span text:style-name="T82">Exo </text:span><text:span text:style-name="T94">3.</text:span><text:span text:style-name="T126">1</text:span><text:span text:style-name="T82">:</text:span><text:span text:style-name="T159"> </text:span><text:span text:style-name="T162">EchoFrappe</text:span><text:span text:style-name="T159"><text:line-break/>Demander a l’utilisateur de taper un texte et re-afficher le texte<text:line-break/><text:line-break/></text:span></text:p>
        </text:list-item>
        <text:list-item>
          <text:p text:style-name="P118"><text:span text:style-name="T82">Exo </text:span><text:span text:style-name="T94">3.</text:span><text:span text:style-name="T126">2</text:span><text:span text:style-name="T159">: </text:span><text:span text:style-name="T162">A</text:span><text:span text:style-name="T159">ddition du </text:span><text:span text:style-name="T162">P</text:span><text:span text:style-name="T159">auvre<text:line-break/>Demande a l’utilisateur de taper nombre1 et nombre2 (separe par espace). Ensuite afficher resultat addition. Exemple:<text:line-break/>Veuillez entrer 2 nombres separes par un espace: </text:span><text:span text:style-name="T272">37 256</text:span><text:span text:style-name="T159"><text:line-break/>37 + 256 = 293<text:line-break/><text:line-break/><text:line-break/></text:span><text:span text:style-name="T82">Exo 3</text:span><text:span text:style-name="T94">.</text:span><text:span text:style-name="T126">3</text:span><text:span text:style-name="T82">:</text:span><text:span text:style-name="T159"> </text:span><text:bookmark-start text:name="__DdeLink__1615_1927943045"/><text:span text:style-name="T159">CompterMots</text:span><text:bookmark-end text:name="__DdeLink__1615_1927943045"/><text:span text:style-name="T159">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17"><text:span text:style-name="T82">Exo 3</text:span><text:span text:style-name="T94">.</text:span><text:span text:style-name="T126">4</text:span><text:span text:style-name="T82">: </text:span><text:span text:style-name="T159">CompterMots version2: </text:span><text:span text:style-name="T82"><text:line-break/></text:span><text:span text:style-name="T159">Scanner class, Demander a l’utilisateur de taper un texte, dire combien de mot, et afficher chaque mot sur une ligne. Exemple:<text:line-break/>Veuillez taper une phrase: </text:span><text:span text:style-name="T270">Sur le Pont d’Avignon</text:span><text:span text:style-name="T159"><text:line-break/>Decomposition de la phrase "</text:span><text:span text:style-name="T270">Sur le Pont d’Avignon</text:span><text:span text:style-name="T159">"<text:line-break/>1. Sur<text:line-break/>2. le<text:line-break/>3. Pont<text:line-break/>4. d’Avignon<text:line-break/><text:line-break/></text:span></text:p>
        </text:list-item>
        <text:list-item>
          <text:p text:style-name="P119"><text:bookmark-start text:name="__DdeLink__1611_1927943045"/><text:span text:style-name="T82">Exo 3</text:span><text:span text:style-name="T94">.</text:span><text:span text:style-name="T126">5</text:span><text:span text:style-name="T82">: </text:span><text:bookmark-start text:name="__DdeLink__1605_1927943045"/><text:bookmark-start text:name="__DdeLink__1607_1927943045"/><text:span text:style-name="T159">Re-arranger Mots</text:span><text:bookmark-end text:name="__DdeLink__1607_1927943045"/><text:span text:style-name="T159"> </text:span><text:span text:style-name="T200">(version1)</text:span><text:span text:style-name="T159"><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47">A reflechir:</text:span><text:span text:style-name="T159"> que se passe-t-il si l’utilisateur input different que 3 mots?<text:line-break/><text:line-break/></text:span></text:p>
        </text:list-item>
        <text:list-item>
          <text:p text:style-name="P119"><text:span text:style-name="T82">Exo 3</text:span><text:span text:style-name="T105">.</text:span><text:span text:style-name="T126">6</text:span><text:span text:style-name="T82">: </text:span><text:bookmark-start text:name="__DdeLink__1605_19279430451"/><text:bookmark-start text:name="__DdeLink__1607_19279430451"/><text:span text:style-name="T159">Re-arranger Mots</text:span><text:bookmark-end text:name="__DdeLink__1607_19279430451"/><text:span text:style-name="T159"> </text:span><text:span text:style-name="T200">(version2)</text:span><text:span text:style-name="T159"><text:line-break/></text:span><text:span text:style-name="T200">Cet exercice combine les notions apprise dans CompterMotsV1 et </text:span><text:bookmark-start text:name="__DdeLink__1617_1927943045"/><text:span text:style-name="T200">ReArrangerMotsV1</text:span><text:bookmark-end text:name="__DdeLink__1617_1927943045"/><text:span text:style-name="T200">.</text:span><text:span text:style-name="T159"><text:line-break/></text:span><text:span text:style-name="T200">Sauf qu'ici la phrase est entre par l'utilisateur. Si l'utilisateur entre une phrase qui a moins de 3 mots, le programme reponds "</text:span><text:bookmark-start text:name="__DdeLink__1619_1927943045"/><text:span text:style-name="T200">SVP entrer au moins 3 mots</text:span><text:bookmark-end text:name="__DdeLink__1619_1927943045"/><text:span text:style-name="T200">". Sinon extrait les 3 premiers mot et re-afficher les mots dans l'ordre inverse comme ReArrangerMotsV1<text:line-break/>Exemple:<text:line-break/></text:span><text:bookmark-start text:name="__DdeLink__1624_1927943045"/><text:span text:style-name="T200">Veuillez entrer une phrase: </text:span><text:bookmark-start text:name="__DdeLink__1621_1927943045"/><text:span text:style-name="T237">Paris Rouen</text:span><text:bookmark-end text:name="__DdeLink__1621_1927943045"/><text:span text:style-name="T200"><text:line-break/>Vous avez entre [Paris Rouen] SVP entrer au moins 3 mots</text:span><text:span text:style-name="T159"><text:line-break/></text:span><text:bookmark-end text:name="__DdeLink__1624_1927943045"/><text:span text:style-name="T159"><text:line-break/></text:span><text:bookmark-end text:name="__DdeLink__1605_19279430451"/><text:span text:style-name="T200">Veuillez entrer une phrase: </text:span><text:bookmark-start text:name="__DdeLink__1621_19279430451"/><text:span text:style-name="T237">Paris Rouen</text:span><text:bookmark-end text:name="__DdeLink__1621_19279430451"/><text:span text:style-name="T237"> Lille Rotterdam</text:span><text:span text:style-name="T200"><text:line-break/>Phrase inverse: </text:span><text:span text:style-name="T283">Lille Rouen Paris</text:span><text:span text:style-name="T159"><text:line-break/></text:span><text:bookmark-end text:name="__DdeLink__1611_1927943045"/><text:bookmark-end text:name="__DdeLink__1605_1927943045"/><text:span text:style-name="T159"><text:line-break/></text:span><text:span text:style-name="T201">NOTE: pour le moment, on ne se contente que de traiter les 3 premiers mots de la phrase. Pour traiter la phrase complete. Il faut apprendre les notions de Array que l'on verra dans section 7.<text:line-break/><text:line-break/></text:span></text:p>
        </text:list-item>
        <text:list-item>
          <text:p text:style-name="P120"><text:span text:style-name="T93">Exo 3.7</text:span><text:span text:style-name="T233">: CalculTaxeTVA </text:span></text:p>
          <text:p text:style-name="P121">Demander a l’utilisateur d'entrer le prix d'un produit. Ensuite calculer le pourcentage de la taxe TVA de divers pays: </text:p>
          <text:p text:style-name="P121">France (19.6%), Allemagne (19%), Italie (23%), UK (18%), Canada Ontario (13%), Canada Alberta (5%), California (10%) </text:p>
          <text:p text:style-name="P121">Afficher le prix en decimal (2 chiffres apres la virgule). </text:p>
          <text:p text:style-name="P121"/>
          <text:p text:style-name="P120"><text:span text:style-name="T379">Veuillez entrer le prix hors taxe du produit:</text:span><text:span text:style-name="T233"> </text:span><text:span text:style-name="T243">170.80 </text:span></text:p>
          <text:p text:style-name="P121"/>
          <text:p text:style-name="P186">Prix Hors Taxe: $170.80 </text:p>
          <text:p text:style-name="P186">France........: $204.28 (Taxe: 19.60% -&gt; $33.47) </text:p>
          <text:p text:style-name="P186">Allemagne.....: $203.25 (Taxe: 19.00% -&gt; $32.45) </text:p>
          <text:p text:style-name="P186">Italie........: $210.08 (Taxe: 23.00% -&gt; $39.28) </text:p>
          <text:p text:style-name="P186">U.K...........: $201.54 (Taxe: 18.00% -&gt; $30.74) </text:p>
          <text:p text:style-name="P186">Canada Ontario: $193.00 (Taxe: 13.00% -&gt; $22.20) </text:p>
          <text:p text:style-name="P186">Canada Alberta: $179.34 (Taxe: <text:s/>5.00% -&gt; <text:s/>$8.54) </text:p>
          <text:p text:style-name="P120"><text:span text:style-name="T382">California....: $187.88 (Taxe: 10.00% -&gt; $17.08)</text:span><text:span text:style-name="T379"> </text:span><text:span text:style-name="T233"><text:line-break/><text:line-break/></text:span></text:p>
        </text:list-item>
        <text:list-item>
          <text:p text:style-name="P121"/>
        </text:list-item>
      </text:list>
      <text:p text:style-name="P21"/>
      <text:p text:style-name="P21"/>
      <text:p text:style-name="P10"><text:span text:style-name="T301"><text:s/>Package:</text:span><text:span text:style-name="T303"> </text:span><text:bookmark-start text:name="__DdeLink__2227_210544070311"/><text:bookmark-start text:name="__DdeLink__2233_21054407031"/><text:bookmark-start text:name="__DdeLink__2245_2105440703"/><text:span text:style-name="T303">dtfraca.</text:span><text:span text:style-name="T305">Exo</text:span><text:span text:style-name="T304">04_Boucle_FOR_WHILE</text:span><text:bookmark-end text:name="__DdeLink__2227_210544070311"/><text:bookmark-end text:name="__DdeLink__2233_21054407031"/><text:bookmark-end text:name="__DdeLink__2245_2105440703"/><text:span text:style-name="T304"> </text:span></text:p>
      <text:list xml:id="list5198587810251481079" text:style-name="L6">
        <text:list-item>
          <text:p text:style-name="P154"><text:span text:style-name="T96">A</text:span><text:span text:style-name="T95">1_DemoForWhile: </text:span><text:span text:style-name="T171">simple demo montrant For at While</text:span></text:p>
          <text:p text:style-name="P184"/>
        </text:list-item>
        <text:list-item>
          <text:p text:style-name="P155"><text:span text:style-name="T96">A</text:span><text:span text:style-name="T95">2_BoucleInfinie: </text:span><text:span text:style-name="T171">une boucle qui ne s'arrete jamais<text:line-break/>La seule maniere est de clic</text:span><text:span text:style-name="T177">qu</text:span><text:span text:style-name="T171">er sur le bouton stop (le carre rouge) de la console Java</text:span><text:span text:style-name="T82"><text:line-break/></text:span></text:p>
        </text:list-item>
        <text:list-item>
          <text:p text:style-name="P185"><text:span text:style-name="T349">Exo </text:span><text:span text:style-name="T350">4.</text:span><text:span text:style-name="T351">1</text:span><text:span text:style-name="T349">:</text:span><text:span text:style-name="T352"> Table </text:span><text:span text:style-name="T353">Ascii</text:span><text:span text:style-name="T352">:<text:line-break/></text:span><text:a xlink:type="simple" xlink:href="http://www.ascii-code.com/"><text:span text:style-name="T353">http://www.ascii-code.com/</text:span></text:a><text:span text:style-name="T353"> </text:span><text:span text:style-name="T352"><text:line-break/></text:span><text:span text:style-name="T353">Afficher a l'ecran la table Ascii des caracteres affichables de code 32 a 255.<text:line-break/>Utilise printf() pour bien aligner en colonne.<text:line-break/></text:span><text:soft-page-break/><text:span text:style-name="T353">Example:<text:line-break/>48 (tab) 0<text:line-break/>49 (tab) 1<text:line-break/>. . .<text:line-break/>65 (tab) A<text:line-break/>66 (tab) B</text:span><text:span text:style-name="T352"><text:line-break/></text:span><text:span text:style-name="T349"><text:line-break/></text:span></text:p>
        </text:list-item>
        <text:list-item>
          <text:p text:style-name="P156"><text:span text:style-name="T82">Exo </text:span><text:span text:style-name="T97">4.</text:span><text:span text:style-name="T126">2</text:span><text:span text:style-name="T82">:</text:span><text:span text:style-name="T159"> Table Multiplication du Pauvre: <text:line-break/>Demande a l’utilisateur de input un nombre entre 1 et 10. En utilisant une boucle </text:span><text:span text:style-name="T82">for</text:span><text:span text:style-name="T159">, afficher la table de multiplication correspondante. Exemple: input = 7, il faut afficher 10 lignes:<text:line-break/>7 x 1 = 7<text:line-break/>7 x 2 = 14<text:line-break/>…<text:line-break/>7 x 10 = 10<text:line-break/><text:line-break/></text:span><text:span text:style-name="T247">NOTE:</text:span><text:span text:style-name="T159"> formatter l’affichage par printf() et %2d pour que les nombres soient parfaitement alignes en colonne.<text:line-break/><text:line-break/></text:span><text:span text:style-name="T247">Variante</text:span><text:span text:style-name="T159">: re-afficher une autre table de multiplication identique que celle ci-dessus. Mais </text:span><text:span text:style-name="T159">cette fois-ci, utilise une boucle </text:span><text:span text:style-name="T82">while</text:span><text:span text:style-name="T159"> au lieu de la boucle </text:span><text:span text:style-name="T82">for</text:span><text:span text:style-name="T159">.<text:line-break/></text:span></text:p>
        </text:list-item>
      </text:list>
      <text:p text:style-name="P23"/>
      <text:list xml:id="list1967592931" text:continue-numbering="true" text:style-name="L6">
        <text:list-item>
          <text:p text:style-name="P156"><text:span text:style-name="T82">Exo 4</text:span><text:span text:style-name="T97">.</text:span><text:span text:style-name="T126">3</text:span><text:span text:style-name="T159">: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5">for</text:span><text:span text:style-name="T159">, la 2eme en utilisant boucle </text:span><text:span text:style-name="T85">while</text:span><text:span text:style-name="T159">.<text:line-break/><text:line-break/></text:span><text:span text:style-name="T247">Variante</text:span><text:span text:style-name="T159">: afficher deux autres lignes. Ligne1 ne contient que des nombres impaires, Ligne2 contient des nombres paires. Exemple:<text:line-break/>Impaire: 1, 3, 5, 7, 9, 11<text:line-break/>Paire: 2, 4, 6, 8, 10, 12<text:line-break/><text:line-break/></text:span></text:p>
        </text:list-item>
        <text:list-item>
          <text:p text:style-name="P157"><text:span text:style-name="T82">Exo 4</text:span><text:span text:style-name="T97">.</text:span><text:span text:style-name="T126">4</text:span><text:bookmark-start text:name="__DdeLink__1732_1460724127"/><text:span text:style-name="T159">: Interet compose:</text:span><text:bookmark-end text:name="__DdeLink__1732_1460724127"/><text:span text:style-name="T159"><text:line-break/>Placer un montant initial de $1000 dans la banque. Le taux d’interet est de </text:span><text:span text:style-name="T225">5</text:span><text:span text:style-name="T159">% . Au bout de 10 ans, </text:span><text:span text:style-name="T212">quel est le montant</text:span><text:span text:style-name="T159">? Afficher le resultat pour 10 ans utilisant le format suivant:<text:line-break/>System.out.printf( "%4d%,$10.2f\n", annee, montant );<text:line-break/>Exemple:<text:line-break/>1: $1050.00<text:line-break/>2: $1102.50<text:line-break/>etc.<text:line-break/>10: $1628.89<text:line-break/><text:line-break/></text:span><text:span text:style-name="T256">Note:</text:span><text:span text:style-name="T213"> chercher a utiliser l'operateur *= (Ex: var1 *= x signifie var1 = var1 * x) </text:span><text:span text:style-name="T159"><text:line-break/><text:line-break/><text:line-break/></text:span></text:p>
        </text:list-item>
        <text:list-item>
          <text:p text:style-name="P158"><text:bookmark-start text:name="__DdeLink__1833_1460724127"/><text:span text:style-name="T82">Exo 4</text:span><text:bookmark-end text:name="__DdeLink__1833_1460724127"/><text:span text:style-name="T115">.</text:span><text:span text:style-name="T126">5</text:span><text:span text:style-name="T159">: ReverseString<text:line-break/></text:span><text:soft-page-break/><text:span text:style-name="T251">Etape1</text:span><text:span text:style-name="T168">: </text:span><text:span text:style-name="T159">Demande a l’utilisateur de taper une phrase. Utilise boucle for pour re-afficher la phrase a l’envers.<text:line-break/><text:line-break/></text:span><text:span text:style-name="T251">Etape 2</text:span><text:span text:style-name="T168">: une fois Etape1 est testee OK. Deplacer tout le bloc de code dans une methode privee nommee reverseString().<text:line-break/></text:span><text:span text:style-name="T169">- Highlight the code block<text:line-break/>- Right-Click </text:span><text:span text:style-name="T224">►</text:span><text:span text:style-name="T169"> Refactor </text:span><text:span text:style-name="T224">► Extract Method<text:line-break/></text:span><text:span text:style-name="T159"><text:line-break/></text:span></text:p>
        </text:list-item>
        <text:list-item>
          <text:p text:style-name="P153"><text:span text:style-name="T82">Exo 4</text:span><text:span text:style-name="T115">.</text:span><text:span text:style-name="T126">6</text:span><text:span text:style-name="T159">: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2"/>
        </text:list-item>
        <text:list-item>
          <text:p text:style-name="P153"><text:span text:style-name="T82">Exo 4</text:span><text:span text:style-name="T115">.</text:span><text:span text:style-name="T126">7</text:span><text:span text:style-name="T159">: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59"><text:span text:style-name="T82">Exo 4</text:span><text:span text:style-name="T116">.</text:span><text:span text:style-name="T126">8</text:span><text:span text:style-name="T159">: Elimine</text:span><text:span text:style-name="T228">r</text:span><text:span text:style-name="T159"> </text:span><text:span text:style-name="T228">caracteres qui se </text:span><text:span text:style-name="T229">s</text:span><text:span text:style-name="T228">on</text:span><text:span text:style-name="T229">t</text:span><text:span text:style-name="T228"> pas </text:span><text:span text:style-name="T159">Alpha</text:span><text:span text:style-name="T228">Numeric<text:line-break/>Le caracteres valides sont: [0-9], [a-z], [A-Z]</text:span></text:p>
          <text:p text:style-name="P159"><text:span text:style-name="T229">Sont consideres valide </text:span><text:span text:style-name="T228">aussi: le point (.), slash (/), egale (=) et espace</text:span><text:span text:style-name="T159"><text:line-break/>Technique: boucle for + combiner plusieurs if par et/ou (&amp;&amp; ||)<text:line-break/><text:line-break/>Exemple: "</text:span><text:span text:style-name="T235">_</text:span><text:span text:style-name="T242">()*^~</text:span><text:span text:style-name="T228">Le</text:span><text:span text:style-name="T242">* &amp;</text:span><text:span text:style-name="T228">Mur</text:span><text:span text:style-name="T242">|{ </text:span><text:span text:style-name="T228">du </text:span><text:span text:style-name="T242">_+_</text:span><text:span text:style-name="T228">SON</text:span><text:span text:style-name="T242">^ = ;</text:span><text:span text:style-name="T228">1.224</text:span><text:span text:style-name="T242">\ %</text:span><text:span text:style-name="T228">km/s</text:span><text:span text:style-name="T242">~@#$</text:span><text:span text:style-name="T159">"<text:line-break/></text:span><text:span text:style-name="T228">devient "Le Mur du SON = 1.224 km/s"</text:span><text:span text:style-name="T159"><text:line-break/></text:span></text:p>
        </text:list-item>
      </text:list>
      <text:p text:style-name="P18"><text:line-break/><text:span text:style-name="T11"><text:line-break/></text:span><text:span text:style-name="T74"> Package:</text:span><text:span text:style-name="T76"> </text:span><text:bookmark-start text:name="__DdeLink__2227_2105440703111"/><text:bookmark-start text:name="__DdeLink__2233_210544070311"/><text:bookmark-start text:name="__DdeLink__2247_2105440703"/><text:span text:style-name="T76">dtfraca.</text:span><text:span text:style-name="T78">Exo05_If_ElseIf_Switch</text:span><text:bookmark-end text:name="__DdeLink__2227_2105440703111"/><text:bookmark-end text:name="__DdeLink__2233_210544070311"/><text:bookmark-end text:name="__DdeLink__2247_2105440703"/><text:span text:style-name="T77"> </text:span></text:p>
      <text:list xml:id="list8902066109773970837" text:style-name="L7">
        <text:list-item>
          <text:p text:style-name="P161"><text:span text:style-name="T88">A1_Comparer2Nombres</text:span><text:span text:style-name="T197">: </text:span><text:bookmark-start text:name="__DdeLink__1601_1927943045"/><text:span text:style-name="T197">Demo simple de test conditionel IF</text:span><text:bookmark-end text:name="__DdeLink__1601_1927943045"/><text:span text:style-name="T160"><text:line-break/>Demande a l’utilisateur de taper deux nombres entiers n1 et n2. Ensuite faire des tests d’egalite et afficher le resultat de la comparaison. Ex</text:span><text:span text:style-name="T163">e</text:span><text:span text:style-name="T160">mple:<text:line-break/>n1 est egal a n2<text:line-break/>n1 est plus grand que n2<text:line-break/>n2 est plus petit que n2<text:line-break/><text:line-break/></text:span><text:span text:style-name="T248">Variation</text:span><text:span text:style-name="T160">: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61"><text:span text:style-name="T83">Exo </text:span><text:span text:style-name="T103">5.</text:span><text:span text:style-name="T122">1</text:span><text:span text:style-name="T160">: </text:span><text:span text:style-name="T249">Test de Parite </text:span><text:span text:style-name="T250">v1</text:span><text:span text:style-name="T160"><text:line-break/>Demande a l’utilisateur de taper </text:span><text:span text:style-name="T164">un</text:span><text:span text:style-name="T160"> nombre entiers n1. Ensuite faire </text:span><text:span text:style-name="T165">un</text:span><text:span text:style-name="T160"> test </text:span><text:span text:style-name="T165">de parite</text:span><text:span text:style-name="T160"> et afficher le resultat de la comparaison. Ex</text:span><text:span text:style-name="T163">e</text:span><text:span text:style-name="T160">mple:<text:line-break/></text:span><text:span text:style-name="T165">Veuillez entrer un nombre entier: </text:span><text:span text:style-name="T277">41</text:span><text:span text:style-name="T160"><text:line-break/></text:span><text:span text:style-name="T165">41 est un nombre impaire<text:line-break/><text:line-break/></text:span><text:span text:style-name="T249">Test de Parite </text:span><text:span text:style-name="T250">v2:</text:span><text:span text:style-name="T167"><text:line-break/>Ameliore v1 en ajoutant une methode privee nommee "parityCheck(n1)".<text:line-break/></text:span><text:span text:style-name="T169">Creer la methode en re-utilisant le code existant par:</text:span><text:span text:style-name="T160"><text:line-break/></text:span><text:span text:style-name="T169">- Highlight the code block<text:line-break/>- Right-Click </text:span><text:span text:style-name="T224">►</text:span><text:span text:style-name="T169"> Refactor </text:span><text:span text:style-name="T224">► Extract Method<text:line-break/></text:span><text:span text:style-name="T160"><text:line-break/></text:span></text:p>
        </text:list-item>
        <text:list-item>
          <text:p text:style-name="P162"><text:span text:style-name="T123">Exo </text:span><text:span text:style-name="T124">5.</text:span><text:span text:style-name="T125">2</text:span><text:span text:style-name="T219">: </text:span><text:span text:style-name="T257">T</text:span><text:span text:style-name="T258">esterDiviseur</text:span><text:span text:style-name="T259">Simple</text:span><text:span text:style-name="T219"><text:line-break/>Demande a l’utilisateur de taper </text:span><text:span text:style-name="T222">deux</text:span><text:span text:style-name="T219"> nombre</text:span><text:span text:style-name="T222">s</text:span><text:span text:style-name="T219"> entiers n1 ,</text:span><text:span text:style-name="T222">n2</text:span><text:span text:style-name="T219">. Ensuite </text:span><text:span text:style-name="T222">afficher si n1 est divisible par n2</text:span><text:span text:style-name="T219">. Ex</text:span><text:span text:style-name="T221">e</text:span><text:span text:style-name="T219">mple:<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7 39</text:span><text:span text:style-name="T219"><text:line-break/></text:span><text:span text:style-name="T222">n2 = 39 est &gt; n1 = 7, veuillez entrer n1 &gt; n2 SPV<text:line-break/><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39 7</text:span><text:span text:style-name="T219"><text:line-break/></text:span><text:span text:style-name="T222">39 n'est pas divisible par 7 (reste = 4)<text:line-break/><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8638 7</text:span><text:span text:style-name="T219"><text:line-break/></text:span><text:span text:style-name="T222">8638 est pas divisible par 7 (reste = 0)<text:line-break/></text:span><text:span text:style-name="T222"><text:line-break/></text:span><text:span text:style-name="T257">T</text:span><text:span text:style-name="T258">esterDiviseur</text:span><text:span text:style-name="T259">V2<text:line-break/></text:span><text:span text:style-name="T223">Ameliore la classe TesterDiviseurSimple en testant si un nombre est divisible par 2, 3, 4, 5, 6, 7, 8, 9, 10<text:line-break/><text:line-break/></text:span><text:span text:style-name="T220">Veuillez entrer </text:span><text:span text:style-name="T223">un</text:span><text:span text:style-name="T220"> nombre: </text:span><text:span text:style-name="T241">120<text:line-break/></text:span><text:span text:style-name="T320">120 divisible par 2: oui<text:line-break/>120 divisible par 3: oui</text:span><text:span text:style-name="T241"><text:line-break/></text:span><text:span text:style-name="T320">120 divisible par 4: oui<text:line-break/>120 divisible par 5: oui</text:span><text:span text:style-name="T241"><text:line-break/></text:span><text:span text:style-name="T320">120 divisible par 6: oui<text:line-break/>120 divisible par 7: non</text:span><text:span text:style-name="T241"><text:line-break/></text:span><text:span text:style-name="T320">120 divisible par 8: non<text:line-break/>120 divisible par 9: non<text:line-break/>120 divisible par 10: oui</text:span><text:span text:style-name="T160"><text:line-break/><text:line-break/></text:span></text:p>
        </text:list-item>
        <text:list-item>
          <text:p text:style-name="P163"><text:span text:style-name="T82">Exo </text:span><text:span text:style-name="T84">5</text:span><text:span text:style-name="T103">.</text:span><text:span text:style-name="T122">3</text:span><text:span text:style-name="T82">: </text:span><text:span text:style-name="T172">Operateur Logique<text:line-break/>Le but de cet exercice est de se familiariser avec les combinaison ET </text:span><text:span text:style-name="T174">(&amp;&amp;)</text:span><text:span text:style-name="T172"> OU </text:span><text:span text:style-name="T174">(||)</text:span><text:span text:style-name="T172"> </text:span><text:span text:style-name="T174">NOT (!) EGALE (==) </text:span><text:span text:style-name="T172">dans les test IF.<text:line-break/></text:span><text:span text:style-name="T170"><text:line-break/>Demande a l’utilisateur </text:span><text:span text:style-name="T172">l'annee de naissance, calculer l'age, tester les condition suivantes et afficher:<text:line-break/>- Si l'annee est paire ou impaire ET si l'annee est bisextile ou pas<text:line-break/>- Si l'annee est </text:span><text:span text:style-name="T182">divisble par 4 </text:span><text:span text:style-name="T172"><text:s/>ET </text:span><text:span text:style-name="T182">aussi</text:span><text:span text:style-name="T172"> divisible par 100: dire que l'annee n'est pas bisextile</text:span><text:span text:style-name="T170"><text:line-break/></text:span><text:span text:style-name="T172">- Si la personne a moins de 10 ans OU plus de 60 ans: afficher: votre age est xx vous pouvez prendre le bus gratuitement. Sinon dire vous devez payer votre ticket de bus.<text:line-break/></text:span><text:soft-page-break/><text:span text:style-name="T174">- Si l'annee n'est pas 1987, dire "Vous n'etes pas ne en 1987"</text:span><text:span text:style-name="T172"><text:line-break/><text:line-break/></text:span><text:span text:style-name="T252">Exemple</text:span><text:span text:style-name="T253">1</text:span><text:span text:style-name="T252">:</text:span><text:span text:style-name="T172"><text:line-break/>Donner l'annee de votre naissance SVP: </text:span><text:span text:style-name="T278">2000</text:span><text:span text:style-name="T172"><text:line-break/>- L'annee est paire et n'est pas bisextile<text:line-break/>- ATTENTION: l'annee est divisible 4 ET par 100, ce n'est pas une annee bisextile<text:line-break/>- Vous avez 13 ans, vous devez payer votre ticket de bus<text:line-break/></text:span><text:span text:style-name="T174">- Vous n'etes pas ne en 1987</text:span><text:span text:style-name="T172"><text:line-break/><text:line-break/></text:span><text:span text:style-name="T252">Exemple</text:span><text:span text:style-name="T253">2</text:span><text:span text:style-name="T252">:</text:span><text:span text:style-name="T172"><text:line-break/>Donner l'annee de votre naissance SVP: </text:span><text:span text:style-name="T278">19</text:span><text:span text:style-name="T279">51</text:span><text:span text:style-name="T172"><text:line-break/>- L'annee est impaire et n'est pas bisextile<text:line-break/>- Vous avez </text:span><text:span text:style-name="T173">62</text:span><text:span text:style-name="T172"> ans, vous pouvez prendre le bus gratuitement<text:line-break/></text:span><text:span text:style-name="T174">- Vous n'etes pas ne en 1987</text:span><text:span text:style-name="T172"><text:line-break/><text:line-break/><text:line-break/></text:span><text:span text:style-name="T82"><text:line-break/></text:span></text:p>
        </text:list-item>
        <text:list-item>
          <text:p text:style-name="P164"><text:span text:style-name="T82">Exo </text:span><text:span text:style-name="T84">5</text:span><text:span text:style-name="T103">.</text:span><text:span text:style-name="T122">4</text:span><text:span text:style-name="T159">: Changeur de monnaie<text:line-break/>Demande a l’utilisateur de taper un nombre decimal: example 368.99. Ensuite decomposer le nombre en billets et en pieces d’Euros. Par exemple:<text:line-break/></text:span><text:span text:style-name="T159">Les billets et pieces pour 368.99:<text:line-break/>100 : 3<text:line-break/></text:span><text:span text:style-name="T159">50: 1<text:line-break/>10: 1<text:line-break/></text:span><text:span text:style-name="T159">5: 1<text:line-break/>1: 3<text:line-break/>50 centimes: 1<text:line-break/>25 centimes: 1<text:line-break/>10 centimes: 2<text:line-break/>1 centime: 4<text:line-break/><text:line-break/></text:span><text:span text:style-name="T161">NOTE: utilise l'operateur modul</text:span><text:span text:style-name="T162">o</text:span><text:span text:style-name="T161"> (a % b) pour calculer le reste entier de la division de a par b. </text:span><text:span text:style-name="T162">Example: 21 % 6 = 3</text:span><text:span text:style-name="T161"><text:line-break/></text:span></text:p>
          <text:p text:style-name="P108"/>
        </text:list-item>
        <text:list-item>
          <text:p text:style-name="P164"><text:span text:style-name="T82">Exo 5</text:span><text:span text:style-name="T103">.</text:span><text:span text:style-name="T122">5</text:span><text:span text:style-name="T159">: Le Docteur Virtuel<text:line-break/>Le programme demande a l’utilisateur de input ses symptomes. A l’aide d’une serie de test sur les mot-cles (en utilisant </text:span><text:span text:style-name="T85">else if</text:span><text:span text:style-name="T159">), le programme affiche la maladie. Si aucune mot-cle n’est trouve le programme doit afficher "Votre maladie est inconnue"<text:line-break/>Example:<text:line-break/>- Decrire vos symptomes: </text:span><text:span text:style-name="T274">Soif et fatigue</text:span><text:span text:style-name="T159"><text:line-break/>- Docteur: Vous etes atteint de Tuberculose<text:line-break/><text:line-break/></text:span></text:p>
        </text:list-item>
        <text:list-item>
          <text:p text:style-name="P160"><text:span text:style-name="T82">Exo 5</text:span><text:span text:style-name="T103">.</text:span><text:span text:style-name="T122">6</text:span><text:span text:style-name="T159">: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59">5. 2 a la puissance N<text:line-break/></text:span><text:span text:style-name="T159">Selon le choix, pose des questions et afficher le resultat.<text:line-break/><text:line-break/></text:span><text:span text:style-name="T162">NOTE: utilise la structure </text:span><text:span text:style-name="T86">switch</text:span><text:span text:style-name="T162"> pour determiner le choix de l'utilisateur. Ne pas utiliser if.</text:span><text:span text:style-name="T159"><text:line-break/><text:line-break/></text:span><text:span text:style-name="T224"><text:line-break/></text:span></text:p>
        </text:list-item>
        <text:list-item>
          <text:p text:style-name="P160"><text:span text:style-name="T82">Exo 5</text:span><text:span text:style-name="T103">.</text:span><text:span text:style-name="T122">7</text:span><text:span text:style-name="T159">: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65"><text:span text:style-name="T82">Exo 5</text:span><text:span text:style-name="T103">.</text:span><text:span text:style-name="T122">8</text:span><text:span text:style-name="T159">: Inspecteur System<text:line-break/>System.getProperty(). Affiche les proprietes </text:span><text:span text:style-name="T227">system par</text:span><text:span text:style-name="T159"> <text:line-break/></text:span><text:span text:style-name="T183"><text:line-break/></text:span><text:span text:style-name="T378">Properties prop = System.getProperties(); </text:span></text:p>
          <text:p text:style-name="P187">Enumeration keys = prop.keys(); <text:line-break/>while (keys.hasMoreElements()) { </text:p>
          <text:list>
            <text:list-header>
              <text:p text:style-name="P187">String key = (String) keys.nextElement(); </text:p>
              <text:p text:style-name="P187">String value = (String) p.get(key); </text:p>
              <text:p text:style-name="P187">System.out.printf("%s = %s\n", key, value); </text:p>
            </text:list-header>
          </text:list>
          <text:p text:style-name="P165"><text:span text:style-name="T378">}</text:span><text:span text:style-name="T183"><text:line-break/></text:span><text:span text:style-name="T159"><text:line-break/>A la fin teste qq valeurs et fait une action conditionnelle. Par exemple: si OS est Windows. afficher message "Il est temps d’apprendre Linux".<text:line-break/><text:line-break/></text:span></text:p>
        </text:list-item>
      </text:list>
      <text:p text:style-name="P11"><text:span text:style-name="T301"><text:s/>Package:</text:span><text:span text:style-name="T303"> </text:span><text:bookmark-start text:name="__DdeLink__2259_2105440703"/><text:bookmark-start text:name="__DdeLink__2227_21054407031111"/><text:bookmark-start text:name="__DdeLink__2233_2105440703111"/><text:bookmark-start text:name="__DdeLink__2247_21054407031"/><text:span text:style-name="T303">dtfraca.</text:span><text:span text:style-name="T305">Exo0</text:span><text:span text:style-name="T306">6</text:span><text:span text:style-name="T305">_</text:span><text:bookmark-end text:name="__DdeLink__2227_21054407031111"/><text:bookmark-end text:name="__DdeLink__2233_2105440703111"/><text:bookmark-end text:name="__DdeLink__2247_21054407031"/><text:span text:style-name="T306">Random</text:span><text:bookmark-end text:name="__DdeLink__2259_2105440703"/><text:span text:style-name="T304"> </text:span></text:p>
      <text:list xml:id="list5090383039227995713" text:style-name="L8">
        <text:list-item>
          <text:p text:style-name="P167"><text:span text:style-name="T98">Demo</text:span><text:span text:style-name="T82">:</text:span><text:span text:style-name="T159"> </text:span><text:span text:style-name="T191">A1_</text:span><text:span text:style-name="T189">Demo</text:span><text:span text:style-name="T159">Random<text:line-break/>Utilise la fonction Random pour<text:line-break/></text:span><text:span text:style-name="T159">- afficher un </text:span><text:bookmark-start text:name="__DdeLink__1387_944704591"/><text:span text:style-name="T159">nombre au hasard entre 1 et 127</text:span><text:bookmark-end text:name="__DdeLink__1387_944704591"/><text:span text:style-name="T159"><text:line-break/>- une lettre aleatoire en majuscule<text:line-break/></text:span><text:span text:style-name="T159">- </text:span><text:bookmark-start text:name="__DdeLink__1389_944704591"/><text:span text:style-name="T159">une lettre aleatoire en minuscul</text:span><text:bookmark-end text:name="__DdeLink__1389_944704591"/><text:span text:style-name="T190">e</text:span><text:span text:style-name="T159"><text:line-break/>- </text:span><text:bookmark-start text:name="__DdeLink__1391_944704591"/><text:span text:style-name="T159">un symbole qui n’est ni nombre, ni lettre</text:span><text:bookmark-end text:name="__DdeLink__1391_944704591"/><text:span text:style-name="T159">.<text:line-break/></text:span></text:p>
        </text:list-item>
        <text:list-item>
          <text:p text:style-name="P198"><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48">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text:span><text:soft-page-break/><text:span text:style-name="T41">Affiche le resultat sous le format suivant:<text:line-break/></text:span><text:span text:style-name="T36">Symbole Aleatoire: Æ (Code Ascii = 198)</text:span><text:span text:style-name="T40"><text:line-break/><text:line-break/></text:span></text:p>
        </text:list-item>
        <text:list-item>
          <text:p text:style-name="P166"><text:span text:style-name="T82">Exo 6.</text:span><text:span text:style-name="T127">2</text:span><text:span text:style-name="T159">: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2">Exo 6.</text:span><text:span text:style-name="T127">3</text:span><text:span text:style-name="T159">: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47">Variante</text:span><text:span text:style-name="T159">: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2">Exo 6.</text:span><text:span text:style-name="T127">4</text:span><text:span text:style-name="T159">: Trouver Le Nombre Secret:<text:line-break/></text:span><text:span text:style-name="T247">Part1: Humain cherche le nombre.</text:span><text:span text:style-name="T159">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47">Part2: Le program cherche le nombre.</text:span><text:span text:style-name="T159"> L’utilisateur pense a un nombre secret entre 1 et 1000. Le programme propose une reponses: "Est-ce-que c’est 500?"<text:line-break/>Utilisateur reponds par "G, P ou OK" pour Trop Grand, Trop Petit, ou OK Gagne.</text:span></text:p>
        </text:list-item>
      </text:list>
      <text:p text:style-name="P15"/>
      <text:p text:style-name="P19"><text:line-break/><text:span text:style-name="T74"> Package:</text:span><text:span text:style-name="T76"> </text:span><text:bookmark-start text:name="__DdeLink__2227_210544070311111"/><text:bookmark-start text:name="__DdeLink__2233_21054407031111"/><text:bookmark-start text:name="__DdeLink__2247_210544070311"/><text:bookmark-start text:name="__DdeLink__2259_21054407031"/><text:span text:style-name="T76">dtfraca.</text:span><text:span text:style-name="T78">Exo0</text:span><text:span text:style-name="T79">7</text:span><text:span text:style-name="T78">_</text:span><text:bookmark-end text:name="__DdeLink__2227_210544070311111"/><text:bookmark-end text:name="__DdeLink__2233_21054407031111"/><text:bookmark-end text:name="__DdeLink__2247_210544070311"/><text:bookmark-end text:name="__DdeLink__2259_21054407031"/><text:span text:style-name="T79">Array</text:span><text:span text:style-name="T77"> </text:span></text:p>
      <text:list xml:id="list752626457814537104" text:style-name="L9">
        <text:list-item>
          <text:p text:style-name="P169"><text:bookmark-start text:name="__DdeLink__1414_944704591"/><text:span text:style-name="T101">A1_DemoArray1Dim</text:span><text:span text:style-name="T159">: </text:span><text:span text:style-name="T194">Demo Array</text:span><text:span text:style-name="T159"> </text:span><text:span text:style-name="T194">a </text:span><text:span text:style-name="T159">un Dimension. </text:span><text:span text:style-name="T194">Comment trier les valeurs dans un array.</text:span><text:bookmark-end text:name="__DdeLink__1414_944704591"/><text:span text:style-name="T159"><text:line-break/></text:span></text:p>
        </text:list-item>
        <text:list-item>
          <text:p text:style-name="P169"><text:span text:style-name="T102">A2_DemoArray1DimCombi</text:span><text:span text:style-name="T159">: </text:span><text:span text:style-name="T195">Montrer les croisement de deux arrays a une dimension pour obtenir une multiplication des elements.</text:span><text:span text:style-name="T194"> </text:span><text:span text:style-name="T195">Par exemple si Array1 a 4 elements, Array2 a 13 elements. Le croisement de Array1 x Array2 = 4 x 13 = 53 combinaisons.<text:line-break/></text:span></text:p>
        </text:list-item>
        <text:list-item>
          <text:p text:style-name="P169"><text:soft-page-break/><text:span text:style-name="T87">A3_DemoArrayMultiDim</text:span><text:span text:style-name="T195">: demo d'un array a deux dimensions.</text:span><text:span text:style-name="T159"><text:line-break/></text:span><text:span text:style-name="T159"><text:line-break/></text:span></text:p>
        </text:list-item>
        <text:list-item>
          <text:p text:style-name="P170"><text:bookmark-start text:name="__DdeLink__1408_944704591"/><text:bookmark-start text:name="__DdeLink__1603_1927943045"/><text:span text:style-name="T82">Exo 7</text:span><text:span text:style-name="T104">.</text:span><text:span text:style-name="T127">1</text:span><text:span text:style-name="T159">: Array un Dimension</text:span><text:bookmark-end text:name="__DdeLink__1603_1927943045"/><text:span text:style-name="T159"><text:line-break/>Initialise </text:span><text:span text:style-name="T204">les </text:span><text:span text:style-name="T159">array</text:span><text:span text:style-name="T204">s suivants:<text:line-break/></text:span><text:bookmark-start text:name="__DdeLink__1740_1460724127"/><text:span text:style-name="T204">- moisFrancais: </text:span><text:span text:style-name="T159">qui contient des noms de mois en Francais</text:span><text:bookmark-end text:name="__DdeLink__1740_1460724127"/><text:span text:style-name="T159"><text:line-break/></text:span><text:span text:style-name="T204">- moisAnglais: </text:span><text:span text:style-name="T159">qui contient des noms de mois en </text:span><text:span text:style-name="T204">Anglais<text:line-break/>- nbJoursDuMois: qui contient les nb de jours du mois</text:span><text:span text:style-name="T159"><text:line-break/><text:line-break/></text:span><text:span text:style-name="T89">NOTE</text:span><text:span text:style-name="T205">: on simplifie le probleme en considerant une annee non-bisextile, le mois de fevrier a toujours 28 jours.<text:line-break/></text:span><text:span text:style-name="T159"><text:line-break/>Afficher les noms par printf() des 12 mois dans le format suivant:<text:line-break/><text:line-break/>1 \t Janvier \t January </text:span><text:span text:style-name="T204">(31 jours)</text:span><text:span text:style-name="T159"><text:line-break/>2 \t Fevrier \t Febuary </text:span><text:span text:style-name="T204">(28 jours)</text:span><text:span text:style-name="T159"><text:line-break/>etc.<text:line-break/></text:span><text:span text:style-name="T194">11</text:span><text:span text:style-name="T159"> \t </text:span><text:span text:style-name="T194">Novembre</text:span><text:span text:style-name="T159"> \t </text:span><text:span text:style-name="T194">November </text:span><text:bookmark-start text:name="__DdeLink__1742_1460724127"/><text:span text:style-name="T204">(30 jours)</text:span><text:bookmark-end text:name="__DdeLink__1742_1460724127"/><text:span text:style-name="T194"><text:line-break/>12 \t Decembre \t December </text:span><text:span text:style-name="T204">(31 jours)</text:span><text:span text:style-name="T194"><text:line-break/><text:line-break/></text:span></text:p>
        </text:list-item>
        <text:list-item>
          <text:p text:style-name="P171"><text:span text:style-name="T101">Exo 7</text:span><text:span text:style-name="T104">.</text:span><text:span text:style-name="T128">2</text:span><text:span text:style-name="T194">: </text:span><text:span text:style-name="T226">Reverse</text:span><text:span text:style-name="T199">String</text:span><text:span text:style-name="T226">Economic<text:line-break/>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226">http://www.brilliantsheep.com/3-ways-to-reverse-a-string-in-java/</text:span></text:a><text:span text:style-name="T226"> </text:span><text:span text:style-name="T194"><text:line-break/><text:line-break/></text:span></text:p>
        </text:list-item>
        <text:list-item>
          <text:p text:style-name="P171"><text:span text:style-name="T82">Exo 7</text:span><text:span text:style-name="T104">.</text:span><text:span text:style-name="T130">3</text:span><text:span text:style-name="T159">: </text:span><text:span text:style-name="T199">StringSplitDemo</text:span><text:span text:style-name="T231">1</text:span><text:span text:style-name="T159"><text:line-break/>Ameliorer </text:span><text:span text:style-name="T231">l'exo 3.4 "</text:span><text:span text:style-name="T159">CompterMots</text:span><text:span text:style-name="T231">V2" qui separait les mots d'une phrase par toute une succession de Scanner.next(). Ici on utilise la methode String.split() pour separer tous les mots en un seul coup. </text:span><text:span text:style-name="T232">Ensuite on affiche<text:line-break/>- les mots classe par ordre alphabetique<text:line-break/>- reformater les mots, 1re lettre majuscule, le reste minuscule</text:span><text:span text:style-name="T231"><text:line-break/></text:span><text:span text:style-name="T159"><text:line-break/>Veuillez taper une phrase: </text:span><text:span text:style-name="T271">caRoTte PoIReAu</text:span><text:span text:style-name="T270"> </text:span><text:span text:style-name="T271">naVet</text:span><text:span text:style-name="T270"> </text:span><text:span text:style-name="T271">aRtiChAuT</text:span><text:span text:style-name="T159"><text:line-break/></text:span><text:span text:style-name="T232">Resultat</text:span><text:span text:style-name="T231">:</text:span><text:span text:style-name="T159"><text:line-break/></text:span><text:span text:style-name="T281">1.</text:span><text:span text:style-name="T285">Artichaut</text:span><text:span text:style-name="T281"><text:line-break/>2. </text:span><text:span text:style-name="T285">Carotte</text:span><text:span text:style-name="T281"><text:line-break/>3. </text:span><text:span text:style-name="T285">Navet</text:span><text:span text:style-name="T281"><text:line-break/>4. </text:span><text:span text:style-name="T285">Poireau</text:span><text:span text:style-name="T159"><text:line-break/></text:span><text:span text:style-name="T194"><text:line-break/></text:span></text:p>
        </text:list-item>
        <text:list-item>
          <text:p text:style-name="P172"><text:span text:style-name="T101">Exo 7</text:span><text:span text:style-name="T104">.</text:span><text:span text:style-name="T130">4</text:span><text:span text:style-name="T194">: </text:span><text:span text:style-name="T199">StringSplitDemo</text:span><text:span text:style-name="T231">2</text:span><text:span text:style-name="T198"><text:line-break/>Ameliorer l'exercice Exo3e " Re-arranger Mots". Au lieu d’utiliser Scanner.Next() pour extraire les mots, utilise String.</text:span><text:span text:style-name="T196">split</text:span><text:span text:style-name="T166">()</text:span><text:span text:style-name="T198"> pour separer les mots. Demander a l’utilisateur de taper une phrase. La phrase peut contenir des ponctuations. Reafficher les mots dans l’ordre inverse, chaque mot separe par un espace.<text:line-break/><text:line-break/></text:span><text:soft-page-break/><text:span text:style-name="T92">ATTENTION:</text:span><text:span text:style-name="T198"> le programme doit etre capable de separer les mots meme sur les ponctuations. Exemple:<text:line-break/><text:line-break/>Veuillez entrer une phrase: </text:span><text:span text:style-name="T236">Petit-Quevilly String.split() Un,Deux|Trois</text:span><text:span text:style-name="T198"><text:line-break/>La Phrase Inversee: </text:span><text:span text:style-name="T282">Trois Deux Un split() String Quevilly Petit</text:span><text:span text:style-name="T159"><text:line-break/></text:span><text:bookmark-end text:name="__DdeLink__1408_944704591"/><text:span text:style-name="T159"><text:line-break/></text:span></text:p>
        </text:list-item>
        <text:list-item>
          <text:p text:style-name="P168"><text:span text:style-name="T82">Exo 7</text:span><text:span text:style-name="T104">.</text:span><text:span text:style-name="T130">5</text:span><text:span text:style-name="T159">: Array Deux Dimensions</text:span><text:span text:style-name="T247"><text:line-break/></text:span><text:span text:style-name="T159">Refaire l’Exo 7a (les noms des mois en FR, EN) en utilisant un seul array a deux dimensions au lieu de 2 arrays d’une dimension. Les index FR et EN doivent etre definis en utilisant des constants.<text:line-break/><text:line-break/></text:span></text:p>
        </text:list-item>
        <text:list-item>
          <text:p text:style-name="P168"><text:span text:style-name="T82">Exo 7</text:span><text:span text:style-name="T104">.</text:span><text:span text:style-name="T130">6</text:span><text:span text:style-name="T159">: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68"><text:span text:style-name="T82">Exo 7</text:span><text:span text:style-name="T104">.</text:span><text:span text:style-name="T130">7</text:span><text:span text:style-name="T159">: Calcul Moyenne Min Max version 2<text:line-break/>Ameliorer version en utilisant des fonctions Math.Max(n1, n2) et Math.Min(n1, n2).<text:line-break/></text:span><text:span text:style-name="T159">Verifier dans la documentation Java s’il y a un moyen de calculer la moyenne plus simplement.<text:line-break/><text:line-break/></text:span></text:p>
        </text:list-item>
      </text:list>
      <text:p text:style-name="P40"/>
      <text:p text:style-name="P21"/>
      <text:p text:style-name="P21"/>
      <text:p text:style-name="P12"><text:bookmark-start text:name="__DdeLink__2983_1628707542"/><text:span text:style-name="T301"><text:s/>Package:</text:span><text:span text:style-name="T303">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303">dtfraca.</text:span><text:span text:style-name="T305">Exo0</text:span><text:span text:style-name="T307">8</text:span><text:span text:style-name="T305">_</text:span><text:bookmark-end text:name="__DdeLink__2227_210544070311112"/><text:bookmark-end text:name="__DdeLink__2233_21054407031112"/><text:bookmark-end text:name="__DdeLink__2247_210544070312"/><text:bookmark-end text:name="__DdeLink__2259_21054407032"/><text:span text:style-name="T307">Exception</text:span><text:bookmark-end text:name="__DdeLink__2324_2105440703"/><text:span text:style-name="T304"> </text:span></text:p>
      <text:list xml:id="list6036363487102035387" text:style-name="L10">
        <text:list-item>
          <text:p text:style-name="P174"><text:bookmark-start text:name="__DdeLink__1823_1460724127"/><text:span text:style-name="T112">A1_DemoExceptionSANSTryCatch</text:span><text:bookmark-end text:name="__DdeLink__1823_1460724127"/><text:span text:style-name="T112">: </text:span><text:span text:style-name="T179">Exemple de programme qui se termine "sauvagement" par une erreur runtime (le long message d'exception en rouge). Puis le flot du programme est interrompu (la fin du programme n'est jamais atteinte).</text:span><text:span text:style-name="T112"><text:line-break/></text:span><text:bookmark-end text:name="__DdeLink__2983_1628707542"/><text:span text:style-name="T112"><text:line-break/>A2_DemoExceptionAVECTryCatch: </text:span><text:span text:style-name="T179">D</text:span><text:span text:style-name="T178">emo comment intercepter une erreur avec try/catch et afficher le message d'erreur. </text:span><text:span text:style-name="T180">Le programme continue a s'executer et</text:span><text:span text:style-name="T179"> </text:span><text:span text:style-name="T180">se </text:span><text:span text:style-name="T179">termine proprement </text:span><text:span text:style-name="T181">(le msg "FIN NORMAL DU PROGRAMME" s'affiche correctement).</text:span><text:span text:style-name="T178"><text:line-break/><text:line-break/></text:span></text:p>
        </text:list-item>
        <text:list-item>
          <text:p text:style-name="P174"><text:bookmark-start text:name="__DdeLink__1787_1460724127"/><text:span text:style-name="T82">Exo </text:span><text:span text:style-name="T120">8</text:span><text:span text:style-name="T107">.</text:span><text:span text:style-name="T127">1</text:span><text:span text:style-name="T159">: </text:span><text:bookmark-start text:name="__DdeLink__1801_1460724127"/><text:span text:style-name="T159">C</text:span><text:span text:style-name="T206">lass </text:span><text:bookmark-end text:name="__DdeLink__1787_1460724127"/><text:bookmark-start text:name="__DdeLink__1817_1460724127"/><text:bookmark-start text:name="__DdeLink__1812_1460724127"/><text:bookmark-start text:name="__DdeLink__1803_1460724127"/><text:span text:style-name="T90">Division</text:span><text:bookmark-end text:name="__DdeLink__1801_1460724127"/><text:bookmark-end text:name="__DdeLink__1803_1460724127"/><text:span text:style-name="T91">Sans</text:span><text:bookmark-end text:name="__DdeLink__1812_1460724127"/><text:span text:style-name="T91">GestionErreur</text:span><text:bookmark-end text:name="__DdeLink__1817_1460724127"/><text:span text:style-name="T208"><text:line-break/>S'inspirer de la classe "AdditionDuPauvre". Demande a l'utilisateur d'entrer deux nombres entiers n1 et n2. Puis afficher le resultat de n1/n2. Example:<text:line-break/><text:line-break/></text:span><text:bookmark-start text:name="__DdeLink__1805_1460724127"/><text:span text:style-name="T208">Division n1/n2, Veuillez entrer n1 n2 (separes par espace):</text:span><text:bookmark-end text:name="__DdeLink__1805_1460724127"/><text:span text:style-name="T208"><text:line-break/><text:line-break/>Observer comment le programme se comporte lorsque l'input n'est pas "propre":<text:line-break/></text:span><text:span text:style-name="T239">12 0<text:tab/></text:span><text:span text:style-name="T208">: </text:span><text:bookmark-start text:name="__DdeLink__1795_14607241271"/><text:span text:style-name="T208">n2 </text:span><text:bookmark-end text:name="__DdeLink__1795_14607241271"/><text:span text:style-name="T208"><text:s/>= 0 </text:span><text:span text:style-name="T211">(division par zero)</text:span><text:span text:style-name="T208"><text:line-break/></text:span><text:bookmark-start text:name="__DdeLink__1798_1460724127"/><text:span text:style-name="T239">12 abc<text:tab/></text:span><text:span text:style-name="T208">: </text:span><text:bookmark-start text:name="__DdeLink__1795_1460724127"/><text:span text:style-name="T208">n2 n'est pas un nombre</text:span><text:bookmark-end text:name="__DdeLink__1798_1460724127"/><text:bookmark-end text:name="__DdeLink__1795_1460724127"/><text:span text:style-name="T208"><text:line-break/></text:span><text:span text:style-name="T239">abc 12<text:tab/></text:span><text:span text:style-name="T208">: n1 n'est pas un nombre<text:line-break/></text:span><text:span text:style-name="T239">123</text:span><text:span text:style-name="T208"><text:tab/>: n2 manquant<text:line-break/><text:line-break/></text:span><text:soft-page-break/></text:p>
        </text:list-item>
        <text:list-item>
          <text:p text:style-name="P174"><text:span text:style-name="T82">Exo </text:span><text:span text:style-name="T120">8</text:span><text:span text:style-name="T108">.</text:span><text:span text:style-name="T127">2</text:span><text:span text:style-name="T159">: C</text:span><text:span text:style-name="T206">lass </text:span><text:bookmark-start text:name="__DdeLink__1803_14607241272"/><text:bookmark-start text:name="__DdeLink__1812_14607241271"/><text:span text:style-name="T90">Division</text:span><text:bookmark-end text:name="__DdeLink__1803_14607241272"/><text:bookmark-end text:name="__DdeLink__1812_14607241271"/><text:span text:style-name="T91">AvecGestionErreur</text:span><text:span text:style-name="T208"><text:line-break/>Ameliorer </text:span><text:bookmark-start text:name="__DdeLink__1812_14607241272"/><text:bookmark-start text:name="__DdeLink__1803_14607241273"/><text:span text:style-name="T208">Division</text:span><text:bookmark-end text:name="__DdeLink__1803_14607241273"/><text:span text:style-name="T210">Sans</text:span><text:bookmark-end text:name="__DdeLink__1812_14607241272"/><text:span text:style-name="T210">GestionErreur</text:span><text:span text:style-name="T208">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08">Division n1/n2, Veuillez entrer n1 n2 (separes par espace): </text:span><text:span text:style-name="T239">36 0</text:span><text:span text:style-name="T208"><text:line-break/>Le denominateur est = 0<text:line-break/></text:span><text:bookmark-end text:name="__DdeLink__1807_1460724127"/><text:span text:style-name="T208"><text:line-break/></text:span><text:bookmark-start text:name="__DdeLink__1809_1460724127"/><text:span text:style-name="T208">Division n1/n2, Veuillez entrer n1 n2 (separes par espace): </text:span><text:span text:style-name="T239">36 abc</text:span><text:span text:style-name="T208"><text:line-break/>Le denominateur n'est pas un nombre entier</text:span><text:bookmark-end text:name="__DdeLink__1809_1460724127"/><text:span text:style-name="T208"><text:line-break/></text:span><text:span text:style-name="T206"><text:line-break/></text:span><text:span text:style-name="T208">Division n1/n2, Veuillez entrer n1 n2 (separes par espace): </text:span><text:span text:style-name="T239">36 4</text:span><text:span text:style-name="T208"><text:line-break/></text:span><text:span text:style-name="T284">Resultat: 36 / 4 = 9</text:span><text:span text:style-name="T208"><text:line-break/><text:line-break/></text:span><text:span text:style-name="T255">Variante1:</text:span><text:span text:style-name="T209"> Compter le nb d'erreur d'input. Lorsque le nb d'erreurs est superieur a 4. Afficher le message "Vous semblez ne pas comprendre une division. Merci et au revoir" puis quitter le programme.<text:line-break/><text:line-break/></text:span></text:p>
        </text:list-item>
        <text:list-item>
          <text:p text:style-name="P174"><text:span text:style-name="T113">Exo </text:span><text:span text:style-name="T120">8</text:span><text:span text:style-name="T114">.</text:span><text:span text:style-name="T127">3</text:span><text:span text:style-name="T209">: </text:span><text:span text:style-name="T202">StringToDate<text:line-break/></text:span><text:span text:style-name="T254">Version 1 (maladroite)</text:span><text:span text:style-name="T202"><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202">Veuillez entrer une date (yyyy-MM-dd): </text:span><text:span text:style-name="T238">2013-15-17</text:span><text:span text:style-name="T202"><text:line-break/></text:span><text:span text:style-name="T292">Le mois 15 est invalide</text:span><text:bookmark-end text:name="__DdeLink__1734_1460724127"/><text:span text:style-name="T202"><text:line-break/><text:line-break/>Veuillez entrer une date (yyyy-MM-dd): </text:span><text:span text:style-name="T238">2013-02-47</text:span><text:span text:style-name="T202"><text:line-break/></text:span><text:span text:style-name="T292">La date 47 est invalide</text:span><text:span text:style-name="T202"><text:line-break/><text:line-break/>Veuillez entrer une date (yyyy-MM-dd): </text:span><text:span text:style-name="T238">2013-02-17</text:span><text:span text:style-name="T202"><text:line-break/></text:span><text:span text:style-name="T292">La date formattee: 17 Fevrier 2013</text:span><text:span text:style-name="T202"><text:line-break/><text:line-break/></text:span><text:span text:style-name="T254">Version 2 (plus pro)</text:span><text:span text:style-name="T202"><text:line-break/>Continue le programme en implementant une meilleure methode de conversion de date. Cette fois ci on utilise la classe DateFormat pour faire la conversion.<text:line-break/><text:line-break/></text:span><text:bookmark-start text:name="__DdeLink__1736_1460724127"/><text:span text:style-name="T290">DateFormat</text:span><text:bookmark-end text:name="__DdeLink__1736_1460724127"/><text:span text:style-name="T290"> </text:span><text:bookmark-start text:name="__DdeLink__1738_1460724127"/><text:span text:style-name="T291">dateYMDformater</text:span><text:bookmark-end text:name="__DdeLink__1738_1460724127"/><text:span text:style-name="T290"> = new SimpleDateFormat("yyyy-MM-dd");<text:line-break/>Date myDate = </text:span><text:span text:style-name="T291">dateYMDformater.parse("2013-02-17");</text:span><text:span text:style-name="T202"><text:line-break/><text:line-break/>utilise try/catch pour detecter une date invalide<text:line-break/></text:span><text:span text:style-name="T203">Si la date est OK affiche la date completement:<text:line-break/>Dimanche 17 Fevrier 2013<text:line-break/><text:line-break/>NOTE: utilise la version2 pour savoir quel jour de semaine tu etais ne.</text:span><text:span text:style-name="T209"><text:line-break/></text:span></text:p>
        </text:list-item>
      </text:list>
      <text:p text:style-name="P24"/>
      <text:p text:style-name="P24"/>
      <text:p text:style-name="P13"><text:span text:style-name="T301"><text:s/>Package:</text:span><text:span text:style-name="T303">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303">dtfraca.</text:span><text:bookmark-start text:name="__DdeLink__4248_788771353"/><text:span text:style-name="T305">Exo0</text:span><text:span text:style-name="T314">9</text:span><text:span text:style-name="T305">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317">String</text:span><text:bookmark-end text:name="__DdeLink__4248_788771353"/><text:span text:style-name="T304"> </text:span></text:p>
      <text:list xml:id="list695212974" text:continue-numbering="true" text:style-name="L10">
        <text:list-header>
          <text:p text:style-name="P123"><text:bookmark-start text:name="__DdeLink__2990_1628707542"/><text:soft-page-break/><text:line-break/></text:p>
        </text:list-header>
        <text:list-item>
          <text:p text:style-name="P124"><text:span text:style-name="T140">A1_StringSplitTest:</text:span><text:span text:style-name="T406"> Demo montrant divers usages de string.split() pour separer une chaine de caracteres en sous-chaine. Par ex: separer les mots, delimites par espaces et ponctuations.<text:line-break/><text:line-break/></text:span></text:p>
        </text:list-item>
        <text:list-item>
          <text:p text:style-name="P124"><text:span text:style-name="T141">A2_CharArrayToString</text:span><text:span text:style-name="T407">: demo conversion String ↔ char Array</text:span><text:bookmark text:name="__DdeLink__4250_788771353"/><text:bookmark text:name="__DdeLink__4252_788771353"/><text:span text:style-name="T406"><text:line-break/><text:line-break/></text:span></text:p>
        </text:list-item>
        <text:list-item>
          <text:p text:style-name="P123"><text:span text:style-name="T137">Exo 9.1</text:span><text:span text:style-name="T402">: ExplorerString </text:span></text:p>
          <text:p text:style-name="P138">Remplacer certaines lettres d'une phrase </text:p>
          <text:p text:style-name="P123"><text:span text:style-name="T265">Exemple1</text:span><text:span text:style-name="T402">: Remplacer o par 0, a par 4, e par 3, i par ! </text:span></text:p>
          <text:p text:style-name="P123"><text:span text:style-name="T402">"</text:span><text:span text:style-name="T275">La Banque du Trou Noir</text:span><text:span text:style-name="T402">" -&gt; "</text:span><text:span text:style-name="T288">L4 B4nqu3 du Tr0u N0!r</text:span><text:span text:style-name="T402">" <text:line-break/> </text:span></text:p>
          <text:p text:style-name="P123"><text:span text:style-name="T265">Exemple2</text:span><text:span text:style-name="T402">: Remplacer les voyelles par "", l'espace par "" </text:span></text:p>
          <text:p text:style-name="P123"><text:span text:style-name="T402">"</text:span><text:span text:style-name="T275">La Banque du Trou Noir</text:span><text:span text:style-name="T402">" -&gt; "</text:span><text:span text:style-name="T288">LBnqdTrNr</text:span><text:span text:style-name="T402">" </text:span></text:p>
          <text:p text:style-name="P138"/>
          <text:p text:style-name="P123"><text:span text:style-name="T265">Ex</text:span><text:span text:style-name="T266">emple3</text:span><text:span text:style-name="T402">: remplacer "tion" par "ZZZ" </text:span></text:p>
          <text:p text:style-name="P123"><text:span text:style-name="T402">"</text:span><text:span text:style-name="T275">Le fontionnement de l'agence internationale exige une action pr</text:span><text:span text:style-name="T276">é</text:span><text:span text:style-name="T275">cautioneuse</text:span><text:span text:style-name="T402">" </text:span></text:p>
          <text:p text:style-name="P123"><text:span text:style-name="T402">"</text:span><text:span text:style-name="T288">Le fonZZZnement de l'agence internaZZZale exige une acZZZ pr</text:span><text:span text:style-name="T289">é</text:span><text:span text:style-name="T288">cauZZZeuse</text:span><text:span text:style-name="T402">" </text:span></text:p>
        </text:list-item>
      </text:list>
      <text:p text:style-name="P34"/>
      <text:p text:style-name="P34"/>
      <text:list xml:id="list159324905" text:continue-numbering="true" text:style-name="L10">
        <text:list-item>
          <text:p text:style-name="P149"><text:span text:style-name="T153">Exo 9.</text:span><text:span text:style-name="T155">2</text:span><text:span text:style-name="T154">: </text:span><text:span text:style-name="T373">Reverse</text:span><text:span text:style-name="T374">String</text:span><text:span text:style-name="T373">Rapide<text:line-break/></text:span><text:span text:style-name="T374">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73">utilis</text:span><text:span text:style-name="T374">ant</text:span><text:span text:style-name="T373"> <text:s/>la methode reverse() de la classe StringBuilder().</text:span><text:span text:style-name="T296"><text:line-break/><text:line-break/></text:span></text:p>
        </text:list-item>
        <text:list-item>
          <text:p text:style-name="P150"><text:span text:style-name="T136">Exo 9.</text:span><text:span text:style-name="T138">3</text:span><text:span text:style-name="T297">: CompterOccurenceMot </text:span></text:p>
          <text:p text:style-name="P139">Compter combien de fois une sous-chaine (substring) apparait dans un texte. </text:p>
          <text:p text:style-name="P150"><text:span text:style-name="T297">Ex: combien de fois le mot "</text:span><text:span text:style-name="T246">vous</text:span><text:span text:style-name="T297">" apparait dans la phrase suivante: </text:span></text:p>
          <text:p text:style-name="P150"><text:span text:style-name="T297">"</text:span><text:span text:style-name="T401">Vous allez tourner a droite, puis vous allez tout droit. Ensuite vous etes sur la place du Rendez-VouS. Vous verrez la boutique LAVOUSQUET a votre gauche. Voyez vous, c'est simple!</text:span><text:span text:style-name="T297">" </text:span></text:p>
          <text:p text:style-name="P139"/>
          <text:p text:style-name="P150"><text:span text:style-name="T261">Variante</text:span><text:span text:style-name="T297">: compter la sous-chaine quelque soit Majuscule ou Minuscule. Cad "Vous", "vous", "VOUS", "vOUs" sont consideres comme le meme mot. </text:span><text:span text:style-name="T296"><text:line-break/><text:line-break/></text:span></text:p>
        </text:list-item>
        <text:list-item>
          <text:p text:style-name="P140"><text:span text:style-name="T134">Exo 9.</text:span><text:span text:style-name="T138">4</text:span><text:span text:style-name="T372">: </text:span><text:span text:style-name="T375">BigString<text:line-break/></text:span><text:span text:style-name="T263">Etape 1</text:span><text:span text:style-name="T375">: Afficher </text:span><text:span text:style-name="T376">les proprietes systeme de l'ordinateur en utilisant le code suivant:<text:line-break/><text:line-break/></text:span><text:span text:style-name="T377">Properties prop = System.getProperties(); </text:span></text:p>
          <text:p text:style-name="P188">Enumeration keys = prop.keys(); <text:line-break/>while (keys.hasMoreElements()) { </text:p>
          <text:list>
            <text:list-header>
              <text:p text:style-name="P188">String key = (String) keys.nextElement(); </text:p>
              <text:p text:style-name="P188">String value = (String) p.get(key); </text:p>
              <text:p text:style-name="P188">System.out.printf("%s = %s\n", key, value); </text:p>
            </text:list-header>
          </text:list>
          <text:p text:style-name="P106"><text:span text:style-name="T377">}</text:span><text:span text:style-name="T376"><text:line-break/><text:line-break/></text:span><text:soft-page-break/><text:span text:style-name="T376">Le resulat est un ensemble de lignes. Chaque ligne represente UNE propriete, identifie par key (le nom de la propriete) et value (la valeur).<text:line-break/><text:line-break/></text:span><text:span text:style-name="T264">Etape2</text:span><text:span text:style-name="T376">: Imaginons que l'on a besoin de mettre tout l'affichage dans un seul string. Par exemple pour transmettre le contenu de l'ecran a un autre programme. Dans ce cas, il faut construire le contenu du string par:<text:line-break/><text:line-break/></text:span><text:span text:style-name="T377">String strSystemProp = "";</text:span><text:span text:style-name="T376"><text:line-break/></text:span><text:span text:style-name="T377">while (keys.hasMoreElements()) { </text:span></text:p>
          <text:list text:continue-numbering="true">
            <text:list-header>
              <text:p text:style-name="P188">String key = (String) keys.nextElement(); </text:p>
              <text:p text:style-name="P188">String value = (String) p.get(key); </text:p>
              <text:p text:style-name="P190">strSystemProp += String.format("%s = %s\n", key, value); </text:p>
            </text:list-header>
          </text:list>
          <text:p text:style-name="P106"><text:span text:style-name="T377">}</text:span><text:span text:style-name="T376"><text:line-break/><text:line-break/>Puis a la fin afficher la chaine </text:span><text:span text:style-name="T377">strSystemProp </text:span><text:span text:style-name="T322">en un seul coup. Cette methode est extremement couteuse (string est immutable). C'est d'ailleurs le signe des programmes qui plantent </text:span><text:span text:style-name="T323">apres un long moment car ils consomment trop de memoire.<text:line-break/><text:line-break/></text:span><text:span text:style-name="T324">Etape 3:</text:span><text:span text:style-name="T323"> ameliorer l'etape2 en utilisant StringBuilder</text:span><text:span text:style-name="T376"><text:line-break/><text:line-break/></text:span></text:p>
        </text:list-item>
        <text:list-item>
          <text:p text:style-name="P175"><text:span text:style-name="T82">Exo </text:span><text:span text:style-name="T129">9.</text:span><text:span text:style-name="T131">5</text:span><text:span text:style-name="T159">: </text:span><text:span text:style-name="T230">Refaire l'exo 4.8 (E</text:span><text:span text:style-name="T159">limine</text:span><text:span text:style-name="T228">r</text:span><text:span text:style-name="T159"> </text:span><text:span text:style-name="T228">caracteres qui se </text:span><text:span text:style-name="T229">s</text:span><text:span text:style-name="T228">on</text:span><text:span text:style-name="T229">t</text:span><text:span text:style-name="T228"> pas </text:span><text:span text:style-name="T159">Alpha</text:span><text:span text:style-name="T228">Numeric</text:span><text:span text:style-name="T230">)</text:span><text:span text:style-name="T228"><text:line-break/>Le caracteres valides sont: [0-9], [a-z], [A-Z]</text:span></text:p>
          <text:p text:style-name="P105"><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0">_</text:span><text:span text:style-name="T81">()*^~</text:span><text:span text:style-name="T46">Le</text:span><text:span text:style-name="T81">* &amp;</text:span><text:span text:style-name="T46">Mur</text:span><text:span text:style-name="T81">|{ </text:span><text:span text:style-name="T46">du </text:span><text:span text:style-name="T81">_+_</text:span><text:span text:style-name="T46">SON</text:span><text:span text:style-name="T81">^ = ;</text:span><text:span text:style-name="T46">1.224</text:span><text:span text:style-name="T81">\ %</text:span><text:span text:style-name="T46">km/s</text:span><text:span text:style-name="T81">~@#$</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41"><text:span text:style-name="T156">Exo </text:span><text:span text:style-name="T157">9.</text:span><text:span text:style-name="T158">6</text:span><text:span text:style-name="T376">: </text:span><text:span text:style-name="T396">Re</text:span><text:span text:style-name="T397">gexValidator<text:line-break/>Utilise la technique "Regular Expression" (Regex) pour tester si un string repond a un format precis. C</text:span><text:span text:style-name="T399">e</text:span><text:span text:style-name="T397">ci en utilisant la methode </text:span><text:span text:style-name="T380">nomVariable.</text:span><text:span text:style-name="T381">matches</text:span><text:span text:style-name="T380">(regexPattern)</text:span><text:span text:style-name="T397">.<text:line-break/>Exemples:<text:line-break/><text:line-break/>String nomPrenom = "David", codePostal = "75400";</text:span></text:p>
          <text:p text:style-name="P142"><text:span text:style-name="T397"><text:line-break/>monPrenom.matches("[A-Z][a-zA-Z]*"); <text:s/></text:span><text:span text:style-name="T380">/</text:span><text:span text:style-name="T398">/true: si commence par majuscule et ne contient que des lettres</text:span><text:span text:style-name="T397"><text:line-break/>codePostal.matches("\\d{5}"); </text:span><text:span text:style-name="T398">//true: si ne contient que 5 chiffres</text:span><text:span text:style-name="T396"><text:line-break/></text:span><text:span text:style-name="T397"><text:line-break/></text:span><text:span text:style-name="T399">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soft-page-break/></text:p>
        </text:list-item>
      </text:list>
      <text:p text:style-name="P33"/>
      <text:list xml:id="list1000077151" text:continue-numbering="true" text:style-name="L10">
        <text:list-item>
          <text:p text:style-name="P143"><text:span text:style-name="T156">Exo </text:span><text:span text:style-name="T157">9.</text:span><text:span text:style-name="T158">7</text:span><text:span text:style-name="T376">: </text:span><text:span text:style-name="T400">ExtracteurDePrix<text:line-break/>Utilise les Classes Pattern and Matcher (dans java.util.regex) pour extraire les prix qui se trouvent dans une chaine de caractere. Exemple:<text:line-break/><text:line-break/>- Dans "</text:span><text:span text:style-name="T245">J'ai paye $4.75 pour la tasse d'expresso</text:span><text:span text:style-name="T400">". Le programme doit savoir extraire </text:span><text:span text:style-name="T135">$4.75</text:span><text:span text:style-name="T400"><text:line-break/><text:line-break/>- Dans "</text:span><text:span text:style-name="T245">J'ai en tout $45.67, j'ai achete un ticket de bus pour $3. Puis je prete $10 a mon copain. Le dejeuner coute $8.50 mais j'ai prefere une salade a $6.20</text:span><text:span text:style-name="T400">". Le programme doit savoir extraire:<text:line-break/></text:span><text:span text:style-name="T287">$45.67<text:line-break/>$3<text:line-break/>$10<text:line-break/>$8.50</text:span><text:span text:style-name="T400"><text:line-break/><text:line-break/></text:span></text:p>
        </text:list-item>
        <text:list-item>
          <text:p text:style-name="P199"><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2">es </text:span><text:span text:style-name="T49">anagramme</text:span><text:span text:style-name="T52">s</text:span><text:span text:style-name="T49"> "</text:span><text:span text:style-name="T51">sionat", </text:span><text:span text:style-name="T49">"irrite", "csrenf", "nitape" dans les mots suivants</text:span><text:span text:style-name="T50">: </text:span><text:span text:style-name="T49">"Précipitations", "Hame</text:span><text:span text:style-name="T53">ç</text:span><text:span text:style-name="T49">on", "Héritière", "Fran</text:span><text:span text:style-name="T53">çaise", "R</text:span><text:span text:style-name="T403">évélations</text:span><text:span text:style-name="T53">", "</text:span><text:span text:style-name="T55">Déconnexion"</text:span><text:span text:style-name="T53"><text:line-break/>NOTE: la recherche est indifferente des Maj/minus et des accents.<text:line-break/>Lister les mots qui contient les lettres de l'anagrame correspondant.<text:line-break/></text:span><text:span text:style-name="T54">Exemple:<text:line-break/></text:span><text:span text:style-name="T53">Révélations </text:span><text:span text:style-name="T54">→ </text:span><text:span text:style-name="T51">sionat</text:span><text:span text:style-name="T54"><text:line-break/></text:span></text:p>
        </text:list-item>
      </text:list>
      <text:p text:style-name="P35"/>
      <text:p text:style-name="P35"/>
      <text:p text:style-name="P35"/>
      <text:p text:style-name="P14"><text:span text:style-name="T301"><text:s/>Package:</text:span><text:span text:style-name="T303"> </text:span><text:bookmark-start text:name="__DdeLink__2227_21054407031111211"/><text:bookmark-start text:name="__DdeLink__2233_2105440703111211"/><text:bookmark-start text:name="__DdeLink__2247_21054407031211"/><text:bookmark-start text:name="__DdeLink__2259_2105440703211"/><text:bookmark-start text:name="__DdeLink__2324_210544070311"/><text:span text:style-name="T303">dtfraca.</text:span><text:bookmark-start text:name="__DdeLink__4248_7887713531"/><text:span text:style-name="T305">Exo</text:span><text:span text:style-name="T318">10</text:span><text:span text:style-name="T305">_</text:span><text:bookmark-end text:name="__DdeLink__2227_21054407031111211"/><text:bookmark-end text:name="__DdeLink__2233_2105440703111211"/><text:bookmark-end text:name="__DdeLink__2247_21054407031211"/><text:bookmark-end text:name="__DdeLink__2259_2105440703211"/><text:bookmark-end text:name="__DdeLink__2324_210544070311"/><text:bookmark-end text:name="__DdeLink__4248_7887713531"/><text:span text:style-name="T318">FileStream</text:span><text:span text:style-name="T304"> </text:span></text:p>
      <text:list xml:id="list1649604003" text:continue-numbering="true" text:style-name="L10">
        <text:list-header>
          <text:p text:style-name="P125"/>
        </text:list-header>
        <text:list-item>
          <text:p text:style-name="P126"><text:bookmark-end text:name="__DdeLink__2990_1628707542"/><text:bookmark-start text:name="__DdeLink__4320_1913356061"/><text:span text:style-name="T142">A1_FileInfo</text:span><text:span text:style-name="T140">:</text:span><text:span text:style-name="T406"> </text:span><text:span text:style-name="T408">Explore proprietes (taille, nom, chemin, date, permission) d'un fichier ou repertoire<text:line-break/></text:span><text:bookmark-end text:name="__DdeLink__4320_1913356061"/></text:p>
        </text:list-item>
        <text:list-item>
          <text:p text:style-name="P126"><text:span text:style-name="T142">A2_ReadWriteTextFile</text:span><text:span text:style-name="T408">: Ecrire un fichier texte avec PrintWriter, Relire avec Scanner ou FileInputStream<text:line-break/></text:span></text:p>
        </text:list-item>
        <text:list-item>
          <text:p text:style-name="P126"><text:span text:style-name="T142">A3_ReadWriteTextByBinaryFileStream</text:span><text:span text:style-name="T408">: </text:span><text:bookmark-start text:name="__DdeLink__4305_1913356061"/><text:span text:style-name="T408">Ecrire un fichier binaire</text:span><text:bookmark-end text:name="__DdeLink__4305_1913356061"/><text:span text:style-name="T408"> avec FileOutputStream, Relire avec FileInputStream<text:line-break/></text:span></text:p>
        </text:list-item>
        <text:list-item>
          <text:p text:style-name="P126"><text:span text:style-name="T142">A4_DataStream</text:span><text:span text:style-name="T408">: Ecrire un fichier binaire avec DataOutputStream. Le fichier ne peut contientir que des donnees de type primitive (text, numerique, boolean). Relire avec DataInputStream</text:span><text:span text:style-name="T406"><text:line-break/></text:span></text:p>
        </text:list-item>
        <text:list-item>
          <text:p text:style-name="P126"><text:span text:style-name="T142">A5_BinaryFileCopy</text:span><text:span text:style-name="T408">: Demo de copy de fichier (comme l'instruction cp de Linux)<text:line-break/></text:span></text:p>
          <text:p text:style-name="P126"><text:span text:style-name="T408"><text:line-break/></text:span></text:p>
        </text:list-item>
      </text:list>
      <text:p text:style-name="P148"/>
      <text:p text:style-name="P112"><text:soft-page-break/><text:span text:style-name="T301"><text:s/>Package:</text:span><text:span text:style-name="T303"> </text:span><text:bookmark-start text:name="__DdeLink__2227_210544070311112111"/><text:bookmark-start text:name="__DdeLink__2233_21054407031112111"/><text:bookmark-start text:name="__DdeLink__2247_210544070312111"/><text:bookmark-start text:name="__DdeLink__2259_21054407032111"/><text:bookmark-start text:name="__DdeLink__2324_2105440703111"/><text:span text:style-name="T303">dtfraca.</text:span><text:bookmark-start text:name="__DdeLink__4248_78877135311"/><text:span text:style-name="T305">Exo</text:span><text:span text:style-name="T318">1</text:span><text:span text:style-name="T319">1</text:span><text:span text:style-name="T305">_</text:span><text:bookmark-end text:name="__DdeLink__2227_210544070311112111"/><text:bookmark-end text:name="__DdeLink__2233_21054407031112111"/><text:bookmark-end text:name="__DdeLink__2247_210544070312111"/><text:bookmark-end text:name="__DdeLink__2259_21054407032111"/><text:bookmark-end text:name="__DdeLink__2324_2105440703111"/><text:bookmark-end text:name="__DdeLink__4248_78877135311"/><text:span text:style-name="T319">Collection</text:span><text:span text:style-name="T304"> </text:span></text:p>
      <text:list xml:id="list2041078077" text:continue-numbering="true" text:style-name="L10">
        <text:list-header>
          <text:p text:style-name="P126"><text:span text:style-name="T142"/></text:p>
        </text:list-header>
        <text:list-item>
          <text:p text:style-name="P126"><text:span text:style-name="T142">A1_ArrayListDemo</text:span><text:span text:style-name="T140">:</text:span><text:span text:style-name="T406"> </text:span><text:span text:style-name="T408">Demo ArrayList: tableau dynamique, sort() ascendant, descendant, reverse(), shuffle()<text:line-break/></text:span></text:p>
        </text:list-item>
        <text:list-item>
          <text:p text:style-name="P127"><text:span text:style-name="T142">A2_CollectionDemo</text:span><text:span text:style-name="T408">: Demo addAll(), frequency(), disjoint(), intersection de 2 listes, union de 2 liste</text:span><text:span text:style-name="T409">s.<text:line-break/></text:span></text:p>
        </text:list-item>
        <text:list-item>
          <text:p text:style-name="P128"><text:span text:style-name="T143">Exo 11.1: Deduplicator</text:span><text:span text:style-name="T410"><text:line-break/>Definir un String array qui contient des doublons (duplicates)<text:line-break/></text:span><text:span text:style-name="T383">String[] mots = {"Un", "Deux", "Trois", "Un", "Deux", "Trois"};</text:span><text:span text:style-name="T410"><text:line-break/><text:line-break/></text:span><text:span text:style-name="T267">Etape 1</text:span><text:span text:style-name="T410">: Afficher la valeur de chaque item SANS repetition. Cad sans les doublons. Utilise Arrays.sort() pour ordonner les elements par valeurs. Dans une boucle for, compare la valeur de l'item en cours avec celle de la variable valCourante. Si different, affiche valeur, si identique, ne pas afficher. <text:line-break/><text:line-break/></text:span><text:span text:style-name="T267">Etape 2</text:span><text:span text:style-name="T410">: dans le meme programme, juste en dessous de l'etape 1. Refaire l'affichage sans doublons en utilsant </text:span><text:span text:style-name="T143">HashSet </text:span><text:span text:style-name="T410">pour creer une liste sans doublons. Il suffit ensuite de reafficher le contenu de la liste. Ce mecanisme est appele "elimination de doublons" (deduplicate en anglais).<text:line-break/></text:span></text:p>
        </text:list-item>
        <text:list-item>
          <text:p text:style-name="P130"><text:span text:style-name="T144">Exo 11.2</text:span><text:span text:style-name="T411">: ParagrapheMixer<text:line-break/></text:span><text:span text:style-name="T413">Initialise une variable String contenant un paragraphe d'a peu pres une vingtaine de mots</text:span><text:span text:style-name="T412">. </text:span><text:span text:style-name="T413">Afficher les mots dans l'</text:span><text:span text:style-name="T412">ordre alphabetique ascendant A-Z. </text:span><text:span text:style-name="T413">Les ponctuations et espaces doivent etre eliminees. </text:span><text:span text:style-name="T412"><text:line-break/></text:span><text:span text:style-name="T411"><text:line-break/></text:span><text:span text:style-name="T268">Etape 1</text:span><text:span text:style-name="T412">: </text:span><text:span text:style-name="T415">Afficher AVEC</text:span><text:span text:style-name="T414"> les doublons. Si un mot est repete N fois dans le paragraphe, il est liste N fois. </text:span><text:span text:style-name="T415">Astuce: utilise ArrayList pour stocker les mots.</text:span><text:span text:style-name="T412"><text:line-break/><text:line-break/></text:span><text:span text:style-name="T268">Etape 2</text:span><text:span text:style-name="T412">: </text:span><text:span text:style-name="T415">Afficher SANS</text:span><text:span text:style-name="T414"> les doublons. <text:s/></text:span><text:span text:style-name="T415">Astuce: utilise </text:span><text:span text:style-name="T147">TreeSet</text:span><text:span text:style-name="T415"> pour stocker les mots.<text:line-break/><text:line-break/></text:span><text:span text:style-name="T416">NOTE: TreeSet est comme HashSet (elimination de doublon automatique). Sauf que les elements dans TreeSet sont ordonnes automatiquement.</text:span><text:span text:style-name="T415"><text:line-break/></text:span><text:span text:style-name="T411"><text:line-break/></text:span></text:p>
        </text:list-item>
        <text:list-item>
          <text:p text:style-name="P129"><text:span text:style-name="T144">Exo 11.</text:span><text:span text:style-name="T145">3</text:span><text:span text:style-name="T411">: </text:span><text:span text:style-name="T412">DirByName</text:span><text:span text:style-name="T411"><text:line-break/>Exemple d'utilisation de TreeMap: </text:span><text:span text:style-name="T412">lister le contenu du repertoire </text:span><text:span text:style-name="T413">"</text:span><text:span text:style-name="T385">/usr/lib/firefox</text:span><text:span text:style-name="T413">"</text:span><text:span text:style-name="T412"> ordonne par nom de fichiers.<text:line-break/><text:line-break/></text:span><text:span text:style-name="T268">Etape 1</text:span><text:span text:style-name="T412">: Utilise class File pour obtenir le contenu d'un repertoire. Populate un TreeMap (key = filename, value = file size en KB). Afficher le contenu de l'object TreeMap.Note que les elements sont liste par </text:span><text:bookmark-start text:name="__DdeLink__4326_1913356061"/><text:span text:style-name="T412">ordre alphabetique ascendant A-Z.</text:span><text:bookmark-end text:name="__DdeLink__4326_1913356061"/><text:span text:style-name="T412"><text:line-break/><text:line-break/></text:span><text:span text:style-name="T268">Etape 2</text:span><text:span text:style-name="T412">: Afficher par ordre inverse ( ordre alphabetique descendant Z-A). Astuce:<text:line-break/></text:span><text:span text:style-name="T384">Map reverseMapDirZA = new TreeMap(Collections.reverseOrder())</text:span><text:span text:style-name="T412">;</text:span><text:span text:style-name="T410"><text:line-break/><text:line-break/></text:span></text:p>
        </text:list-item>
        <text:list-item>
          <text:p text:style-name="P131"><text:span text:style-name="T144">Exo 11.</text:span><text:span text:style-name="T146">4</text:span><text:span text:style-name="T411">: </text:span><text:span text:style-name="T421">Dico</text:span><text:span text:style-name="T414">Chimie</text:span><text:span text:style-name="T421">Basic</text:span><text:span text:style-name="T411"><text:line-break/></text:span><text:span text:style-name="T417">Creer un </text:span><text:span text:style-name="T148">HashMap</text:span><text:span text:style-name="T417"> contenant </text:span><text:span text:style-name="T418">une vigntaine de </text:span><text:span text:style-name="T417">symbole chimiques<text:line-break/></text:span><text:a xlink:type="simple" xlink:href="http://fr.wikipedia.org/wiki/Liste_des_éléments_chimiques"><text:span text:style-name="T418">http://fr.wikipedia.org/wiki/Liste_des_%C3%A9l%C3%A9ments_chimiques</text:span></text:a><text:span text:style-name="T418"> <text:line-break/></text:span><text:soft-page-break/><text:span text:style-name="T417"><text:line-break/></text:span><text:span text:style-name="T386">Map&lt; String, String &gt; mapElemChimique = new HashMap&lt; String, String &gt;();</text:span></text:p>
          <text:p text:style-name="P189"><text:span text:style-name="T417">mapElemChimique.put("H", "</text:span><text:span text:style-name="T418">Hydrogène</text:span><text:span text:style-name="T417">");</text:span></text:p>
          <text:p text:style-name="P132"><text:span text:style-name="T386">mapElemChimique.put("</text:span><text:span text:style-name="T387">He</text:span><text:span text:style-name="T386">", "</text:span><text:span text:style-name="T387">Hélium</text:span><text:span text:style-name="T386">");<text:line-break/>. . . etc . . .</text:span><text:span text:style-name="T417"><text:line-break/><text:line-break/>Demande a l'utilisateur un symbole et donner le nom complet de l'element</text:span><text:span text:style-name="T412">.<text:line-break/><text:line-break/></text:span></text:p>
        </text:list-item>
        <text:list-item>
          <text:p text:style-name="P133"><text:span text:style-name="T144">Exo 11.</text:span><text:span text:style-name="T149">5</text:span><text:span text:style-name="T411">: </text:span><text:span text:style-name="T421">PropertiesElement</text:span><text:span text:style-name="T414">Chimique</text:span><text:span text:style-name="T411"><text:line-break/></text:span><text:span text:style-name="T420">Exercice inspir</text:span><text:span text:style-name="T425">é</text:span><text:span text:style-name="T420"> du livre "Java for Programmers, </text:span><text:span text:style-name="T421">18.1</text:span><text:span text:style-name="T424">2</text:span><text:span text:style-name="T421"> </text:span><text:span text:style-name="T424">Properties Class</text:span><text:span text:style-name="T421">, </text:span><text:span text:style-name="T420">page 61</text:span><text:span text:style-name="T424">2</text:span><text:span text:style-name="T420">"<text:line-break/></text:span><text:span text:style-name="T411"><text:line-break/></text:span><text:span text:style-name="T421">Utilise la classe Properties pour stocker les proprietes d'un element chimique comme decrit dans:</text:span><text:span text:style-name="T417"><text:line-break/></text:span><text:a xlink:type="simple" xlink:href="http://fr.wikipedia.org/wiki/Liste_des_éléments_chimiques"><text:span text:style-name="T418">http://fr.wikipedia.org/wiki/Liste_des_%C3%A9l%C3%A9ments_chimiques</text:span></text:a><text:span text:style-name="T418"><text:line-break/></text:span></text:p>
        </text:list-item>
        <text:list-item>
          <text:p text:style-name="P202"><text:span text:style-name="T421">Numéro Atomique</text:span></text:p>
        </text:list-item>
        <text:list-item>
          <text:p text:style-name="P202"><text:span text:style-name="T421">Nom</text:span></text:p>
        </text:list-item>
        <text:list-item>
          <text:p text:style-name="P202"><text:span text:style-name="T421">Symbole Chimique</text:span></text:p>
        </text:list-item>
        <text:list-item>
          <text:p text:style-name="P202"><text:span text:style-name="T421">Masse atomique</text:span></text:p>
        </text:list-item>
        <text:list-item>
          <text:p text:style-name="P202"><text:span text:style-name="T421">Masse volumique</text:span></text:p>
        </text:list-item>
        <text:list-item>
          <text:p text:style-name="P202"><text:span text:style-name="T421">Point de fusion</text:span></text:p>
        </text:list-item>
        <text:list-item>
          <text:p text:style-name="P202"><text:span text:style-name="T421">Point d'ébullition</text:span></text:p>
        </text:list-item>
        <text:list-item>
          <text:p text:style-name="P202"><text:span text:style-name="T421">Date de découverte</text:span></text:p>
        </text:list-item>
        <text:list-item>
          <text:p text:style-name="P202"><text:span text:style-name="T421">Découvreur(s)<text:line-break/></text:span></text:p>
          <text:p text:style-name="P203"><text:span text:style-name="T421">Pour cet exo, choisit un seul element chimique. Par exemple Carbone. <text:line-break/></text:span><text:span text:style-name="T390">Properties </text:span><text:span text:style-name="T392">propsElemChim</text:span><text:span text:style-name="T390"> = new Properties(); </text:span></text:p>
          <text:p text:style-name="P206"><text:span text:style-name="T424">propsElemChim</text:span><text:span text:style-name="T421">.setProperty( "Numéro Atomique", "6" );</text:span></text:p>
          <text:p text:style-name="P206"><text:span text:style-name="T424">propsElemChim</text:span><text:span text:style-name="T421">.setProperty( "Nom", "Carbone" );</text:span></text:p>
          <text:p text:style-name="P206"><text:span text:style-name="T424">propsElemChim</text:span><text:span text:style-name="T421">.setProperty( "Symbole Chimique", "C" );</text:span></text:p>
          <text:p text:style-name="P204"><text:span text:style-name="T390">. . . etc . . .</text:span><text:span text:style-name="T421"><text:line-break/><text:line-break/></text:span><text:span text:style-name="T424">1. En </text:span><text:span text:style-name="T423">utilis</text:span><text:span text:style-name="T424">ant</text:span><text:span text:style-name="T423"> FileOutputStream<text:line-break/></text:span><text:span text:style-name="T422">Sauver</text:span><text:span text:style-name="T421"> </text:span><text:span text:style-name="T422">le contenu de l'object elemChimique dans un fichier:<text:line-break/></text:span><text:span text:style-name="T419">"</text:span><text:span text:style-name="T388">01_ExoJava/src/dtfraca/resource/~</text:span><text:span text:style-name="T391">ElementChimiqueProperties</text:span><text:span text:style-name="T388">.txt</text:span><text:span text:style-name="T419">"<text:line-break/><text:line-break/></text:span><text:span text:style-name="T392">FileOutputStream outputElemData = new FileOutputStream( nomFichier );</text:span></text:p>
          <text:p text:style-name="P206"><text:span text:style-name="T424">propsElemChim.store( outputElemData, "Propri</text:span><text:span text:style-name="T425">é</text:span><text:span text:style-name="T424">t</text:span><text:span text:style-name="T425">é</text:span><text:span text:style-name="T424">s Chimiques" );</text:span></text:p>
          <text:p text:style-name="P205"><text:span text:style-name="T392">outputElemData.close();</text:span><text:span text:style-name="T419"><text:line-break/><text:line-break/></text:span><text:span text:style-name="T424">2. En </text:span><text:span text:style-name="T423">utilis</text:span><text:span text:style-name="T424">ant</text:span><text:span text:style-name="T423"> File</text:span><text:span text:style-name="T424">In</text:span><text:span text:style-name="T423">putStream, </text:span><text:span text:style-name="T424">relire le contenu du fichier pour initialiser un autre object Properties<text:line-break/></text:span><text:span text:style-name="T392">FileInputStream inputElemDataFile = new FileInputStream( nomFichier );</text:span><text:span text:style-name="T424"><text:line-break/></text:span><text:span text:style-name="T390">Properties </text:span><text:span text:style-name="T392">propsFromFile</text:span><text:span text:style-name="T390"> = new Properties(); <text:line-break/></text:span><text:span text:style-name="T392">propsFromFile.load(inputElemDataFile);<text:line-break/>inputElemDataFile.close();<text:line-break/></text:span><text:span text:style-name="T390">. . . etc . . .</text:span><text:span text:style-name="T424"><text:line-break/><text:line-break/></text:span><text:span text:style-name="T429">3. Afficher le contenu de l'object </text:span><text:span text:style-name="T392">propsFromFile</text:span><text:span text:style-name="T429"> pour prouver que le Write &amp; Read sur fichier a fonctionne correctement.</text:span><text:span text:style-name="T419"><text:line-break/></text:span><text:soft-page-break/><text:span text:style-name="T419"><text:line-break/></text:span><text:span text:style-name="T418"><text:line-break/><text:line-break/><text:line-break/></text:span></text:p>
        </text:list-item>
        <text:list-item>
          <text:p text:style-name="P134"><text:span text:style-name="T144">Exo 11.</text:span><text:span text:style-name="T149">6</text:span><text:span text:style-name="T411">: </text:span><text:span text:style-name="T417">Compter</text:span><text:span text:style-name="T430">MotsOccurrence</text:span><text:span text:style-name="T411"><text:line-break/></text:span><text:span text:style-name="T420">Exercice inspir</text:span><text:span text:style-name="T425">é</text:span><text:span text:style-name="T420"> du livre "Java for Programmers, </text:span><text:span text:style-name="T421">18.11 Maps, </text:span><text:span text:style-name="T420">page 610 WordTypeCount"</text:span><text:span text:style-name="T411"><text:line-break/></text:span><text:span text:style-name="T417">C</text:span><text:span text:style-name="T418">eci est la version amelior</text:span><text:span text:style-name="T426">é</text:span><text:span text:style-name="T418">e de l'exo 3.3 "CompterMots". Ici on ne compte pas le nombre </text:span><text:span text:style-name="T431">total</text:span><text:span text:style-name="T418"> de mots dans un paragraphe. Mais on compte </text:span><text:span text:style-name="T431">l'occurence du mot (</text:span><text:span text:style-name="T418">combien de fois </text:span><text:span text:style-name="T431">le</text:span><text:span text:style-name="T418"> mot apparait</text:span><text:span text:style-name="T431">)</text:span><text:span text:style-name="T418"> dans le paragraphe.<text:line-break/><text:line-break/></text:span><text:span text:style-name="T419">String txtDemo = </text:span><text:span text:style-name="T386">"</text:span><text:span text:style-name="T389">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386">"</text:span><text:span text:style-name="T418"><text:line-break/></text:span><text:span text:style-name="T417"><text:line-break/></text:span><text:span text:style-name="T419">- Split les mots et les stocker dans une variable tableau String[] mots<text:line-break/>- Init un HashMap vide<text:line-break/>Map&lt; String, Integer &gt; mapMots = new HashMap&lt; String, Integer &gt;();<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12">par </text:span><text:bookmark-start text:name="__DdeLink__4326_19133560611"/><text:span text:style-name="T412">ordre alphabetique ascendant A-Z</text:span><text:bookmark-end text:name="__DdeLink__4326_19133560611"/><text:span text:style-name="T412"> </text:span><text:span text:style-name="T419">chaque mot et le nombre de fois que le mot apparait.<text:line-break/><text:line-break/></text:span><text:span text:style-name="T269">Version 2</text:span><text:span text:style-name="T419">: meme chose, mais lire le contenu du paragraphe depuis un fichier<text:line-break/>"</text:span><text:span text:style-name="T388">01_ExoJava/src/dtfraca/resource/~ParagraphPourCompterMots.txt</text:span><text:span text:style-name="T419">"<text:line-break/><text:line-break/>Afficher le resultat (list des mots et combien de fois le mot apparait) ET aussi ecrire exactement la meme chose que l'affichage dans un fichier:<text:line-break/>"</text:span><text:span text:style-name="T388">01_ExoJava/src/dtfraca/resource/~ParagraphPourCompterMots_Resultat.txt</text:span><text:span text:style-name="T419">"<text:line-break/><text:line-break/></text:span></text:p>
        </text:list-item>
        <text:list-item>
          <text:p text:style-name="P135"><text:span text:style-name="T144">Exo 11.</text:span><text:span text:style-name="T150">7</text:span><text:span text:style-name="T411">: </text:span><text:span text:style-name="T432">AnagrammeGenerer</text:span><text:span text:style-name="T411"><text:line-break/></text:span><text:span text:style-name="T432">- Init un String[] d'une vingtaine de mots.<text:line-break/></text:span><text:span text:style-name="T393">String[] miniLexic = {</text:span><text:span text:style-name="T388">"</text:span><text:span text:style-name="T393">Grand</text:span><text:span text:style-name="T388">", "</text:span><text:span text:style-name="T393">Petit</text:span><text:span text:style-name="T388">"</text:span><text:span text:style-name="T393">, <text:s/></text:span><text:span text:style-name="T388">"</text:span><text:span text:style-name="T393">Hamecon</text:span><text:span text:style-name="T388">", "</text:span><text:span text:style-name="T393">Amarage</text:span><text:span text:style-name="T388">", "</text:span><text:span text:style-name="T393">Cuisiner</text:span><text:span text:style-name="T388">", </text:span><text:span text:style-name="T393">etc.</text:span><text:span text:style-name="T388"> </text:span><text:span text:style-name="T393"><text:s/>};</text:span><text:span text:style-name="T411"><text:line-break/><text:line-break/></text:span><text:span text:style-name="T432">- Choisir un mot au hasard dans miniLexic.</text:span><text:span text:style-name="T411"><text:line-break/></text:span><text:span text:style-name="T432">- Utilise Collections.shuffle()</text:span><text:span text:style-name="T418"> </text:span><text:span text:style-name="T432">pour mixer al</text:span><text:span text:style-name="T427">é</text:span><text:span text:style-name="T432">atoirement les lettre du mot slectionn</text:span><text:span text:style-name="T427">é</text:span><text:span text:style-name="T432">.<text:line-break/>- Afficher les lettres du mot mix</text:span><text:span text:style-name="T427">é. La lettre doit etre convertie majuscule et chaque lettre est separé par un espace. Example “D N R G A”<text:line-break/><text:line-break/></text:span></text:p>
        </text:list-item>
        <text:list-item>
          <text:p text:style-name="P137"><text:soft-page-break/><text:span text:style-name="T144">Exo 11.</text:span><text:span text:style-name="T151">8</text:span><text:span text:style-name="T411">: </text:span><text:span text:style-name="T432">Anagramme</text:span><text:span text:style-name="T433">Trouver<text:line-break/>C'est l'oppose de l'exercice </text:span><text:span text:style-name="T432">AnagrammeGenerer. </text:span><text:span text:style-name="T433">Ici l'humain annonce l'anagramme, c'est le programme de trouver. Mais l'ordinateur fait mieux, il va trouver tous les mots possible.<text:line-break/><text:line-break/>1. Constituer un lexique d'une centaine (ou milliers ?) de mots. <text:line-break/></text:span><text:span text:style-name="T393">String[] </text:span><text:span text:style-name="T395"><text:s/>miniLexic = { … }; </text:span><text:span text:style-name="T433"><text:line-break/><text:line-break/>2. L'anagramme a chercher est donn</text:span><text:span text:style-name="T428">é</text:span><text:span text:style-name="T433"> par:<text:line-break/></text:span><text:span text:style-name="T394">String anagram</text:span><text:span text:style-name="T395">Depart</text:span><text:span text:style-name="T394"> = </text:span><text:span text:style-name="T388">"</text:span><text:span text:style-name="T394">E</text:span><text:span text:style-name="T393">P</text:span><text:span text:style-name="T394">GNTAEC</text:span><text:span text:style-name="T388">";<text:line-break/></text:span><text:span text:style-name="T328"><text:line-break/></text:span><text:span text:style-name="T327">3. Creer un objet </text:span><text:span text:style-name="T332">PriorityQueue</text:span><text:span text:style-name="T327"> pour stocker les mots trouves<text:line-break/>Queue&lt; String &gt; queueMotTrouves = new PriorityQueue&lt; String &gt;();<text:line-break/></text:span><text:span text:style-name="T388"><text:line-break/></text:span><text:span text:style-name="T327">4</text:span><text:span text:style-name="T325">. Balayer </text:span><text:span text:style-name="T327">chaque item de</text:span><text:span text:style-name="T325"> </text:span><text:span text:style-name="T327">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29">é</text:span><text:span text:style-name="T327">t</text:span><text:span text:style-name="T329">é</text:span><text:span text:style-name="T327"> completement balay</text:span><text:span text:style-name="T329">é. Esperons que <text:s/></text:span><text:span text:style-name="T327">queueMotTrouves contient au moins un item. Lister les item, par ordre de priorit</text:span><text:span text:style-name="T329">é</text:span><text:span text:style-name="T327">. Plus le nombre de lettres du mot est grand, plus gran</text:span><text:span text:style-name="T330">d</text:span><text:span text:style-name="T327">e est </text:span><text:span text:style-name="T330">la </text:span><text:span text:style-name="T327">priorit</text:span><text:span text:style-name="T329">é</text:span><text:span text:style-name="T327">.<text:line-break/></text:span><text:span text:style-name="T331">Voici comment creer un object </text:span><text:span text:style-name="T327">PriorityQueue </text:span><text:span text:style-name="T331">avec la priorite definie par longeur du string<text:line-break/></text:span><text:a xlink:type="simple" xlink:href="http://stackoverflow.com/questions/683041/java-how-do-i-use-a-priorityqueue">http://stackoverflow.com/questions/683041/java-how-do-i-use-a-priorityqueue</text:a><text:span text:style-name="T331"><text:line-break/></text:span></text:p>
          <text:p text:style-name="P136"><text:span text:style-name="T326"><text:line-break/><text:line-break/></text:span></text:p>
        </text:list-item>
      </text:list>
      <text:p text:style-name="P25"/>
      <text:p text:style-name="P4"><text:span text:style-name="T64">Module</text:span><text:span text:style-name="T65">: </text:span><text:bookmark-start text:name="__DdeLink__2416_2105440703"/><text:span text:style-name="T65">0</text:span><text:span text:style-name="T66">2</text:span><text:span text:style-name="T65">_</text:span><text:span text:style-name="T67">Hasard_ForceBrute</text:span><text:bookmark-end text:name="__DdeLink__2416_2105440703"/></text:p>
      <text:p text:style-name="P55"><text:bookmark-start text:name="__DdeLink__1839_1460724127"/><text:bookmark-start text:name="__DdeLink__1781_1460724127"/><text:bookmark text:name="__DdeLink__1783_1460724127"/></text:p>
      <text:p text:style-name="P60"><text:bookmark-start text:name="__DdeLink__2348_2105440703"/><text:span text:style-name="T301"><text:s/>Package:</text:span><text:span text:style-name="T303">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303">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308">exo.Loto</text:span><text:span text:style-name="T304"> </text:span></text:p>
      <text:p text:style-name="P56"><text:bookmark-end text:name="__DdeLink__1839_1460724127"/><text:bookmark-end text:name="__DdeLink__1781_1460724127"/><text:bookmark-end text:name="__DdeLink__2348_2105440703"/></text:p>
      <text:list xml:id="list7209019674316357617" text:style-name="L11">
        <text:list-item>
          <text:p text:style-name="P177"><text:bookmark-start text:name="__DdeLink__1789_1460724127"/><text:bookmark-start text:name="__DdeLink__1791_1460724127"/><text:span text:style-name="T109">Loto.</text:span><text:bookmark-end text:name="__DdeLink__1791_1460724127"/><text:span text:style-name="T109">1</text:span><text:bookmark-end text:name="__DdeLink__1789_1460724127"/><text:span text:style-name="T159">: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78"><text:span text:style-name="T109">Loto.2</text:span><text:span text:style-name="T159">: Generateur de 10 grilles de Loto<text:line-break/></text:span><text:span text:style-name="T159">Comme Exo 8a mais afficher 10 lignes. Chaque ligne contient 6 nombres aleatoires (listes par ordre croissant). <text:line-break/></text:span><text:span text:style-name="T159"><text:line-break/></text:span></text:p>
        </text:list-item>
        <text:list-item>
          <text:p text:style-name="P179"><text:span text:style-name="T109">Loto.3</text:span><text:span text:style-name="T159">: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oft-page-break/><text:span text:style-name="T159">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247">Question</text:span><text:span text:style-name="T159">: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47">Question Subsidiaire</text:span><text:span text:style-name="T159">: a toi de voir si ca vaut le coup de compter sur le Loto pour gagner sa vie.<text:line-break/><text:line-break/><text:line-break/><text:line-break/><text:line-break/></text:span></text:p>
        </text:list-item>
      </text:list>
      <text:p text:style-name="P61"><text:span text:style-name="T301"><text:s/>Package:</text:span><text:span text:style-name="T303">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303">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308">exo.</text:span><text:span text:style-name="T310">Des</text:span><text:span text:style-name="T304"> </text:span></text:p>
      <text:p text:style-name="P51"/>
      <text:list xml:id="list1417291019" text:continue-numbering="true" text:style-name="L11">
        <text:list-item>
          <text:p text:style-name="P179"><text:span text:style-name="T110">Des.1</text:span><text:span text:style-name="T159">: Lancer de Des<text:line-break/>Lancer un des 6 millions de fois. Quel est le nombre de fois chaque numero </text:span><text:span text:style-name="T207">est </text:span><text:span text:style-name="T159">sort</text:span><text:span text:style-name="T207">i</text:span><text:span text:style-name="T159">? Programmer une boucle qui genere un nb aleatoire entre 1 et 6. La boucle repete 6 millions de fois. A la fin, afficher:<text:line-break/>- Le temps ecoule en hh:mm:ss (</text:span><text:span text:style-name="T207">utilise edu.dtfraca.util</text:span><text:span text:style-name="T218">s</text:span><text:span text:style-name="T207">.DTFracaLib.ElapsedTime() pour obtenir le temps ecoule</text:span><text:span text:style-name="T159">)<text:line-break/>- La valeur du compteur pour les numero: 1, 2, 3, 4, 5, 6. Exemple:<text:line-break/>Face 1 : xxx fois<text:line-break/>Face 2 : xxx fois<text:line-break/>Face 3 : yyy fois<text:line-break/>etc.<text:line-break/><text:line-break/></text:span><text:span text:style-name="T247">Variante1</text:span><text:span text:style-name="T159">: ajoute une difficulte. Un super gros lot est quand un numero identique sort 6 fois de suite. Afficher a la fin combien il y a eu de super gros lot.<text:line-break/><text:line-break/></text:span><text:span text:style-name="T247">Variante2</text:span><text:span text:style-name="T159">: </text:span><text:span text:style-name="T207">2eme type de </text:span><text:span text:style-name="T159">gros lot: lorsqu’il y a une suite de 6 nombres qui se suivent (par ex: 4,5,6,1,2,3 ou 5,6,1,2,3,4). Compte le nb de "suites" et l’afficher a la fin.</text:span></text:p>
        </text:list-item>
      </text:list>
      <text:p text:style-name="P21"/>
      <text:p text:style-name="P21"/>
      <text:p text:style-name="P60"><text:span text:style-name="T301"><text:s/>Package:</text:span><text:span text:style-name="T303">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303">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308">exo.Cryptage</text:span><text:span text:style-name="T304"> </text:span></text:p>
      <text:p text:style-name="P57"/>
      <text:list xml:id="list2039704518" text:continue-list="list2041078077" text:style-name="L10">
        <text:list-item>
          <text:p text:style-name="P173"><text:bookmark-start text:name="__DdeLink__1793_1460724127"/><text:span text:style-name="T111">Cryp.</text:span><text:bookmark-end text:name="__DdeLink__1793_1460724127"/><text:span text:style-name="T111">1</text:span><text:span text:style-name="T159">: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oft-page-break/><text:span text:style-name="T159"><text:line-break/></text:span></text:p>
        </text:list-item>
        <text:list-item>
          <text:p text:style-name="P176"><text:span text:style-name="T111">Cryp.2</text:span><text:span text:style-name="T159">: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47">Note</text:span><text:span text:style-name="T159">: comparer la rapidite d’execution entre la methode du dictionnaire et celle de le force brute qui essaie caractere par caractere.<text:line-break/><text:line-break/></text:span></text:p>
        </text:list-item>
        <text:list-item>
          <text:p text:style-name="P176"><text:span text:style-name="T111">Cryp.3</text:span><text:span text:style-name="T159">: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47">Question1</text:span><text:span text:style-name="T159">: Que se passe-t-il si l’on passe des valeurs non attendue? Par example, si l’on tente de decrypter un texte qui n’est pas encore crypte?<text:line-break/><text:line-break/></text:span><text:span text:style-name="T247">Question2</text:span><text:span text:style-name="T159">: que se passe t il si la chaine a decrypter contient des caracteres qui ne sont pas connu du "dictionnaire de substitution"?<text:line-break/><text:line-break/></text:span></text:p>
        </text:list-item>
        <text:list-item>
          <text:p text:style-name="P194"><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1"><text:bookmark-end text:name="__DdeLink__1785_1460724127"/></text:p>
      <text:p text:style-name="P21"/>
      <text:p text:style-name="P21"/>
      <text:p text:style-name="P21"/>
      <text:p text:style-name="P4"><text:soft-page-break/><text:span text:style-name="T64">Module</text:span><text:span text:style-name="T65">: </text:span><text:bookmark-start text:name="__DdeLink__2418_2105440703"/><text:span text:style-name="T65">0</text:span><text:span text:style-name="T66">3</text:span><text:span text:style-name="T65">_</text:span><text:span text:style-name="T66">ClasseElementaire</text:span><text:bookmark-end text:name="__DdeLink__2418_2105440703"/></text:p>
      <text:p text:style-name="P44"/>
      <text:p text:style-name="P26"/>
      <text:p text:style-name="P62"><text:span text:style-name="T302"><text:s/>Package:</text:span><text:span text:style-name="T303">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303">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308">exoclass.Horloge</text:span><text:bookmark-end text:name="__DdeLink__2425_2105440703"/><text:span text:style-name="T304"> </text:span></text:p>
      <text:p text:style-name="P20"/>
      <text:p text:style-name="P41"><text:bookmark-start text:name="__DdeLink__1835_1460724127"/><text:span text:style-name="T186">Extrait du livre "Java for Programmers, 2</text:span><text:span text:style-name="T280">nd</text:span><text:span text:style-name="T186"> Edition par Paul &amp; Harvey Deitel"<text:line-break/>Chapitre 8 "Class and Object: A Deeper Look"</text:span><text:bookmark-end text:name="__DdeLink__1835_1460724127"/></text:p>
      <text:p text:style-name="P27"/>
      <text:list xml:id="list6642287411616686912" text:style-name="L12">
        <text:list-item>
          <text:p text:style-name="P180"><text:span text:style-name="T100">Demo</text:span><text:span text:style-name="T82">: </text:span><text:span text:style-name="T175">Horloge1, Horloge1Test</text:span><text:span text:style-name="T176">, </text:span><text:span text:style-name="T175">Horloge2, Horloge2Test</text:span><text:span text:style-name="T99"><text:line-break/></text:span></text:p>
        </text:list-item>
        <text:list-item>
          <text:p text:style-name="P181"><text:span text:style-name="T82">Exo </text:span><text:span text:style-name="T121">HOLO.1</text:span><text:span text:style-name="T159">: </text:span><text:span text:style-name="T187">Ameliorer la classe Horloge1, </text:span><text:span text:style-name="T188">methode setTime()</text:span><text:span text:style-name="T187"> </text:span><text:span text:style-name="T188">de telle maniere que lorsque l'on passe une valeur d'heure illogique, le message d'erreur dit exactement quelle est la valeur qui est erronnee. Au lieu de dire "Heure/Minute/Second: valeur illegale"<text:line-break/></text:span></text:p>
        </text:list-item>
        <text:list-item>
          <text:p text:style-name="P200"><text:span text:style-name="T61">Exo </text:span><text:span text:style-name="T63">HOLO</text:span><text:span text:style-name="T61">.</text:span><text:span text:style-name="T63">2</text:span><text:span text:style-name="T58">: Ameliorer la class Horloge1Test et Horloge2Test de telle maniere que lorsqu'il y a des erreur runtime, le programme Test affiche "ERREUR = … le msg d'erreur ..." au lieu de Java qui affiche un message rouge et qui arrete le programme Test.<text:line-break/></text:span><text:span text:style-name="T59">Autrement dit, les prg test doivent afficher leur msg<text:line-break/></text:span><text:span text:style-name="T273">************ FIN NORMAL (Sans Erreur) *****************</text:span><text:span text:style-name="T58"><text:line-break/></text:span></text:p>
        </text:list-item>
        <text:list-item>
          <text:p text:style-name="P200"><text:span text:style-name="T62">Exo </text:span><text:span text:style-name="T63">HOLO</text:span><text:span text:style-name="T62">.</text:span><text:span text:style-name="T63">3</text:span><text:span text:style-name="T59">: Ameliorer la classe Horloge2<text:line-break/>- Ajoute une propriete TimeZone, valeur possible = -11 a +11<text:line-break/>- Ajoute une methode toStringGMT() qui affiche l'heure GMT<text:line-break/><text:line-break/>Ensuite modifier Horloge2Test pour tester:<text:line-break/></text:span><text:span text:style-name="T59">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59"><text:line-break/></text:span></text:p>
        </text:list-item>
        <text:list-item>
          <text:p text:style-name="P200"><text:span text:style-name="T62">Exo </text:span><text:span text:style-name="T63">HOLO.4</text:span><text:span text:style-name="T59">: Ecrire une classe HorlogeMondialTest pour repondre aux questions suivantes:<text:line-break/>Il est 12:15:</text:span><text:span text:style-name="T60">0</text:span><text:span text:style-name="T59">0 en </text:span><text:span text:style-name="T60">heure GMT (heure de Londres en Angleterre)</text:span><text:span text:style-name="T59">.<text:line-break/>Quelle est l'heure dans les </text:span><text:span text:style-name="T60">villes</text:span><text:span text:style-name="T59"> suivants: </text:span><text:span text:style-name="T60">Paris, Saison </text:span><text:span text:style-name="T59">Vietnam, </text:span><text:span text:style-name="T60">Tokyo </text:span><text:span text:style-name="T59">Japon, Austral</text:span><text:span text:style-name="T60">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60">Tokyo:<text:line-break/></text:span><text:span text:style-name="T60">Toronto: xxx<text:line-break/>etc.<text:line-break/><text:line-break/></text:span></text:p>
        </text:list-item>
        <text:list-item>
          <text:p text:style-name="P195"><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text:span><text:soft-page-break/><text:span text:style-name="T15">public int _second; <text:line-break/><text:line-break/>Ecrire une classe Horloge1PublicTest. Instancies les objets:<text:line-break/>Horloge1 h1 = new Horloge1();<text:line-break/></text:span><text:span text:style-name="T15">Horloge1Public h1pub = new Horloge1Public();<text:line-break/>h1.setTime(14, 30, 45);<text:line-break/>h1pub.setTime(14, 30, 45);<text:line-break/><text:line-break/>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6"><text:bookmark-start text:name="__DdeLink__1744_14607241271"/></text:p>
      <text:p text:style-name="P62"><text:span text:style-name="T302"><text:s/>Package:</text:span><text:span text:style-name="T303">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303">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308">exoclass.DepartementFrance</text:span><text:span text:style-name="T304"> </text:span></text:p>
      <text:p text:style-name="P37"><text:bookmark-end text:name="__DdeLink__1744_14607241271"/></text:p>
      <text:list xml:id="list868904014722690606" text:style-name="L13">
        <text:list-item>
          <text:p text:style-name="P151"><text:span text:style-name="T152">DF1</text:span>: <text:bookmark-start text:name="__DdeLink__1750_1460724127"/>Creer une classe <text:span text:style-name="T293">DepartementFrance</text:span><text:bookmark-end text:name="__DdeLink__1750_1460724127"/> ayant <text:span text:style-name="T293">les</text:span> attributs <text:span text:style-name="T293">suivants:<text:line-break/></text:span><text:span text:style-name="T293">-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51"><text:span text:style-name="T132">TEST</text:span><text:span text:style-name="T294">: Creer une classe DepartementFranceTest<text:line-break/></text:span><text:span text:style-name="T260">Test 1</text:span><text:span text:style-name="T295">: Instancie un object </text:span><text:span text:style-name="T294">DepartementFrance </text:span><text:span text:style-name="T295">et affiche tous ses attributs.<text:line-break/></text:span><text:span text:style-name="T294"><text:line-break/></text:span><text:span text:style-name="T260">Test 2</text:span><text:span text:style-name="T295">: </text:span><text:span text:style-name="T294">Initialise une collection ArrayList qui contient une dizaine d</text:span><text:span text:style-name="T295">'object</text:span><text:span text:style-name="T294"> departement Francais. Chaque departement doit etre initialisee avec les valeurs correctes (a rechercher </text:span><text:span text:style-name="T294">sur Internet).<text:line-break/>Afficher les departements tries par nombre d'habitants dans l'ordre decroissant (le plus d'habitants en premier)</text:span></text:p>
        </text:list-item>
      </text:list>
      <text:p text:style-name="P28"/>
      <text:p text:style-name="P28"><text:bookmark-start text:name="__DdeLink__1779_1460724127"/></text:p>
      <text:p text:style-name="P62"><text:span text:style-name="T302"><text:s/>Package:</text:span><text:span text:style-name="T303">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303">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308">exoclass.Animal</text:span><text:span text:style-name="T304"> </text:span></text:p>
      <text:p text:style-name="P58"/>
      <text:p text:style-name="P29"><text:bookmark-end text:name="__DdeLink__1779_1460724127"/></text:p>
      <text:list xml:id="list1808570171" text:continue-numbering="true" text:style-name="L13">
        <text:list-item>
          <text:p text:style-name="P196"><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text:span><text:soft-page-break/><text:span text:style-name="T20">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97"><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44"><text:line-break/><text:line-break/></text:p>
        </text:list-item>
      </text:list>
      <text:p text:style-name="P63"><text:span text:style-name="T302"><text:s/>Package:</text:span><text:span text:style-name="T303">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303">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308">exoclass.</text:span><text:span text:style-name="T309">MiniCalc</text:span><text:span text:style-name="T304"> </text:span></text:p>
      <text:p text:style-name="P59"><text:bookmark-start text:name="__DdeLink__1747_1460724127"/><text:bookmark-start text:name="__DdeLink__1744_1460724127"/></text:p>
      <text:p text:style-name="P38"><text:bookmark-end text:name="__DdeLink__1744_1460724127"/></text:p>
      <text:list xml:id="list300653982" text:continue-list="list6642287411616686912" text:style-name="L12">
        <text:list-item>
          <text:p text:style-name="P182"><text:span text:style-name="T106">MC.1</text:span><text:span text:style-name="T159">: Creer une classe MiniCalc1 ayant 2 attributs nombre1 et nombre2. Cette classe a </text:span><text:span text:style-name="T184">6</text:span><text:span text:style-name="T159"> methodes: addition(), soustraction(), division(), multiplication().<text:line-break/></text:span><text:span text:style-name="T184">Et minimum3Nombres(), maximum3Nombres().<text:line-break/>Ex1: minimum3Nombres(218, 3456, 16) doit retourner 16<text:line-break/>Ex2: maximum3Nombres(218, 3456, 16) doit retourner 3456</text:span><text:span text:style-name="T159"><text:line-break/>Ecrire une classe MiniCalcTest pour tester la classe MiniCalc1.<text:line-break/><text:line-break/></text:span><text:bookmark-end text:name="__DdeLink__1747_1460724127"/></text:p>
        </text:list-item>
        <text:list-item>
          <text:p text:style-name="P182"><text:span text:style-name="T106">MC.2</text:span><text:span text:style-name="T159">: Creer une classe MiniCalc2. Cette classe a 4 methodes </text:span><text:span text:style-name="T234">static</text:span><text:span text:style-name="T159">: addition(), soustraction(), division(), multiplication(). Cette fois ci, les methodes acceptent 2 parametres entier n1, n2). Modifier la classe MiniCalcTest pour ajouter un test de la classe MiniCalc2 en </text:span><text:span text:style-name="T159">plus de MiniCalc1.<text:line-break/></text:span><text:span text:style-name="T159"><text:line-break/></text:span><text:span text:style-name="T247">Question</text:span><text:span text:style-name="T159">: noter la difference dans l’usage des deux classes. C’est dans les static methods.<text:line-break/><text:line-break/></text:span></text:p>
        </text:list-item>
        <text:list-item>
          <text:p text:style-name="P183"><text:span text:style-name="T106">MC.3</text:span><text:span text:style-name="T159">: Classe MiniCalc3. <text:line-break/>Ajoute dans la classe MiniCalc2 </text:span><text:span text:style-name="T185">des</text:span><text:span text:style-name="T159"> nouvelle methode</text:span><text:span text:style-name="T185">s</text:span><text:span text:style-name="T159"> <text:line-break/></text:span><text:span text:style-name="T185">- </text:span><text:span text:style-name="T159">static chercherDiviseur()<text:line-break/>Cette methode liste tous les diviseurs entiers du nombre indique. Exemple: MiniCalc3.chercherDiviseur(18) doit afficher:<text:line-break/></text:span><text:soft-page-break/><text:span text:style-name="T159">18 est divisible par: 2<text:line-break/>18 est divisible par: 3<text:line-break/>18 est divisible par: 6<text:line-break/>18 est divisible par: 9<text:line-break/></text:span><text:span text:style-name="T159"><text:line-break/></text:span><text:span text:style-name="T185">-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pan text:style-name="T185">calcMoyenne(5, -3, 21, 10, -8) signifie que le parametre arrayNombres est un array qui contient {5, -3, 21, 10, -8}</text:span><text:span text:style-name="T159"><text:line-break/><text:line-break/></text:span></text:p>
        </text:list-item>
        <text:list-item>
          <text:p text:style-name="P182"><text:span text:style-name="T106">MC.4</text:span><text:span text:style-name="T159">: Classe MiniCalc4.<text:line-break/></text:span><text:span text:style-name="T159">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59">nouvelle methode chercherDiviseur()<text:line-break/></text:span></text:p>
        </text:list-item>
      </text:list>
      <text:p text:style-name="P39"/>
      <text:list xml:id="list395255672" text:continue-numbering="true" text:style-name="L12">
        <text:list-header>
          <text:p text:style-name="P152"><text:line-break/></text:p>
        </text:list-header>
      </text:list>
      <text:p text:style-name="P5"><text:span text:style-name="T64">Module</text:span><text:span text:style-name="T65">: </text:span><text:bookmark-start text:name="__DdeLink__3109_1310209478"/><text:bookmark-start text:name="__DdeLink__2418_21054407031"/><text:span text:style-name="T65">0</text:span><text:span text:style-name="T68">4</text:span><text:span text:style-name="T65">_</text:span><text:bookmark-end text:name="__DdeLink__2418_21054407031"/><text:span text:style-name="T68">JeuxConsole</text:span><text:bookmark-end text:name="__DdeLink__3109_1310209478"/></text:p>
      <text:p text:style-name="P45"/>
      <text:p text:style-name="P64"><text:bookmark-start text:name="__DdeLink__2971_1628707542"/><text:span text:style-name="T302"><text:s/>Package:</text:span><text:span text:style-name="T303">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303">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311">jeuxconsole</text:span><text:span text:style-name="T308">.</text:span><text:span text:style-name="T311">BlackJack</text:span><text:span text:style-name="T304"> </text:span></text:p>
      <text:p text:style-name="P52"/>
      <text:list xml:id="list666333609883510605" text:style-name="L14">
        <text:list-item>
          <text:p text:style-name="P109"><text:span text:style-name="T25">Ecrire une class</text:span><text:span text:style-name="T26">e</text:span><text:span text:style-name="T25">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0"/>
      <text:p text:style-name="P65"><text:span text:style-name="T302"><text:s/>Package:</text:span><text:span text:style-name="T303">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303">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311">jeuxconsole</text:span><text:span text:style-name="T308">.</text:span><text:span text:style-name="T312">TicTacToe</text:span><text:span text:style-name="T304"> </text:span></text:p>
      <text:p text:style-name="P52"/>
      <text:list xml:id="list1809745939" text:continue-numbering="true" text:style-name="L14">
        <text:list-item>
          <text:p text:style-name="P111">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0"><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0"><text:soft-page-break/><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66"><text:span text:style-name="T302"><text:s/>Package:</text:span><text:span text:style-name="T303">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303">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311">jeuxconsole</text:span><text:span text:style-name="T308">.</text:span><text:span text:style-name="T313">Anagram</text:span><text:span text:style-name="T304"> </text:span></text:p>
      <text:p text:style-name="P53"/>
      <text:list xml:id="list1797571920" text:continue-numbering="true" text:style-name="L14">
        <text:list-item>
          <text:p text:style-name="P201"><text:bookmark-start text:name="__DdeLink__3402_115708981"/><text:span text:style-name="T333">Jeu d'anagramme ou il y a deux modes: soit l'ordinateur qui devine, soit l'humain qui </text:span><text:span text:style-name="T333">devine.<text:line-break/></text:span><text:bookmark-end text:name="__DdeLink__3402_115708981"/><text:span text:style-name="T333"><text:line-break/>- </text:span><text:span text:style-name="T262">Version1</text:span><text:span text:style-name="T333">: Le programme s'initialise a partir d'une liste d'un milliers de mots depuis un fichier texte nomme: MotsFrancais.txt. </text:span><text:span text:style-name="T339">Le accents comptent comme une lettre sans accents. Exemple: pépère est équivalent à pepere.<text:line-break/></text:span><text:span text:style-name="T339"><text:line-break/>L'anagramme est </text:span><text:span text:style-name="T340">g</text:span><text:span text:style-name="T339">é</text:span><text:span text:style-name="T340">n</text:span><text:span text:style-name="T339">é</text:span><text:span text:style-name="T340">r</text:span><text:span text:style-name="T339">é de la manière suivante:<text:line-break/>- Choisir un mot au hasard parmi ceux dans </text:span><text:span text:style-name="T333">MotsFrancais.txt<text:line-break/></text:span><text:span text:style-name="T340">- </text:span><text:span text:style-name="T342">Mixer les lettres en changeant</text:span><text:span text:style-name="T340"> les positions des lettres </text:span><text:span text:style-name="T342">de maniere aleatoire</text:span><text:span text:style-name="T340"><text:line-break/>NOTE: Si c'est l'ordi qui devine, c'est l'humain qui doit fabriquer l'anagramme manuellement.</text:span><text:span text:style-name="T339"><text:line-break/></text:span><text:span text:style-name="T333"><text:line-break/>Le joueur (l'ordi ou l'humain) qui devine doit trouver le mot en utilisant </text:span><text:span text:style-name="T133">toutes</text:span><text:span text:style-name="T333"> les lettres proposees.<text:line-break/><text:line-break/>Exemple:<text:line-break/>Trouver </text:span><text:span text:style-name="T340">le mot compos</text:span><text:span text:style-name="T339">é </text:span><text:span text:style-name="T340">de </text:span><text:span text:style-name="T341">(* pour </text:span><text:span text:style-name="T340">g</text:span><text:span text:style-name="T339">é</text:span><text:span text:style-name="T340">n</text:span><text:span text:style-name="T339">é</text:span><text:span text:style-name="T340">r</text:span><text:span text:style-name="T341">er un autre anagramme)</text:span><text:span text:style-name="T333">: </text:span><text:span text:style-name="T244">T N V A E</text:span><text:span text:style-name="T333"><text:line-break/></text:span><text:span text:style-name="T286">NAVET</text:span><text:span text:style-name="T333"> ou </text:span><text:span text:style-name="T286">VANTE</text:span><text:span text:style-name="T333"> sont acceptes<text:line-break/></text:span><text:span text:style-name="T286">TVA</text:span><text:span text:style-name="T333"> n'est pas OK (raison: 2 lettres non utilisees)<text:line-break/><text:line-break/>- </text:span><text:span text:style-name="T262">Version2</text:span><text:span text:style-name="T333">: Le joueur a maintenant le droit d'utiliser partiellement les lettres. </text:span><text:span text:style-name="T338">L'anagramme proposee doit toujours avoir 9 lettres. La frequence du tirage doit etre<text:line-break/>- toujours 4 consonnes<text:line-break/></text:span><text:span text:style-name="T338">-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33"><text:line-break/>La seule condition est que le mot trouve doit faire partie des mots configure</text:span><text:span text:style-name="T338">s</text:span><text:span text:style-name="T333"> dans MotsFrancais.txt.<text:line-break/>En plus, il faut calculer le nb de points obtenu. Chaque lettre vaut un point. Sauf les lettre</text:span><text:span text:style-name="T337">s</text:span><text:span text:style-name="T333"> difficiles:<text:line-break/></text:span><text:span text:style-name="T335">P: <text:tab/><text:tab/>3 points</text:span><text:span text:style-name="T333"><text:line-break/></text:span><text:span text:style-name="T333">F, </text:span><text:span text:style-name="T343">H, </text:span><text:span text:style-name="T335">V</text:span><text:span text:style-name="T333">:<text:tab/>4 points<text:line-break/></text:span><text:span text:style-name="T333">J, </text:span><text:span text:style-name="T336">Q, X</text:span><text:span text:style-name="T333">: <text:tab/>8 points<text:line-break/></text:span><text:span text:style-name="T334">K</text:span><text:span text:style-name="T333">, W, Y, Z: <text:tab/>10 points</text:span></text:p>
        </text:list-item>
      </text:list>
      <text:p text:style-name="P70"><text:line-break/></text:p>
      <text:p text:style-name="P70"/>
      <text:p text:style-name="P6"><text:bookmark-start text:name="__DdeLink__3395_115708981"/><text:span text:style-name="T64">Module</text:span><text:span text:style-name="T65">: 0</text:span><text:span text:style-name="T69">5</text:span><text:span text:style-name="T65">_</text:span><text:span text:style-name="T70">GUI</text:span></text:p>
      <text:p text:style-name="P47"/>
      <text:p text:style-name="P47"><text:soft-page-break/></text:p>
      <text:p text:style-name="P67"><text:span text:style-name="T302"><text:s/>Package:</text:span><text:span text:style-name="T303">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303">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315">DemoManualGUI</text:span><text:span text:style-name="T304"> </text:span></text:p>
      <text:p text:style-name="P54"/>
      <text:list xml:id="list189444795" text:continue-numbering="true" text:style-name="L14">
        <text:list-header>
          <text:p text:style-name="P191"><text:span text:style-name="T345">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44"><text:line-break/></text:span></text:p>
        </text:list-header>
      </text:list>
      <text:p text:style-name="P42"/>
      <text:p text:style-name="P42"><text:bookmark text:name="__DdeLink__2990_16287075421"/></text:p>
      <text:p text:style-name="P7"><text:bookmark-end text:name="__DdeLink__3395_115708981"/><text:span text:style-name="T64">Module</text:span><text:span text:style-name="T65">: </text:span><text:span text:style-name="T71">91_DTfraca_Utils</text:span></text:p>
      <text:p text:style-name="P48"/>
      <text:p text:style-name="P48"/>
      <text:p text:style-name="P68"><text:span text:style-name="T302"><text:s/>Package:</text:span><text:span text:style-name="T303">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303">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316">utils</text:span><text:span text:style-name="T304"> </text:span></text:p>
      <text:list xml:id="list1566154471" text:continue-numbering="true" text:style-name="L14">
        <text:list-header>
          <text:p text:style-name="P145"/>
        </text:list-header>
        <text:list-item>
          <text:p text:style-name="P192"><text:span text:style-name="T346">FileFinder: Chercheur de fichiers qui imite les fonctionnalites de "CatFish File Search" dans l'environment XFCE de Linux:<text:line-break/>Le programme demande <text:line-break/>- Le repertoire depuis lequel la recherche doit demarrer<text:line-break/>- Le pattern du fichier/folder a chercher<text:line-break/>Ensuite le programme affiche tous les fichiers ou folders trouves</text:span><text:span text:style-name="T344"><text:line-break/></text:span></text:p>
        </text:list-item>
      </text:list>
      <text:p text:style-name="P31"/>
      <text:p text:style-name="P31"/>
      <text:p text:style-name="P31"/>
      <text:p text:style-name="P104"><text:span text:style-name="T64"><text:s/></text:span><text:span text:style-name="T72">Id</text:span><text:span text:style-name="T73">é</text:span><text:span text:style-name="T72">es en Pr</text:span><text:span text:style-name="T73">é</text:span><text:span text:style-name="T72">paration</text:span></text:p>
      <text:p text:style-name="P49"/>
      <text:list xml:id="list5358738121625951811" text:style-name="L15">
        <text:list-item>
          <text:p text:style-name="P146"><text:span text:style-name="T139">Conjuguer verbes</text:span><text:span text:style-name="T404">: Donner un verbe à l'infinitif et le prg donne la table des conjugaison<text:line-break/></text:span></text:p>
        </text:list-item>
        <text:list-item>
          <text:p text:style-name="P146"><text:span text:style-name="T139">Chiffres &amp; Letttes</text:span><text:span text:style-name="T404">: Le programme genere le jeu et fait la correction de la reponse. Ou c'est le programme qui trouve la solution.<text:line-break/></text:span></text:p>
        </text:list-item>
        <text:list-item>
          <text:p text:style-name="P146"><text:span text:style-name="T139">File/DB, OpenDico</text:span><text:span text:style-name="T404">: Recuperer OpenDico et construire un fichier ou table avec des mots en FR. Ceci servira pour les jeux a base de dictionnaire (Anagramme, Chiffres &amp; Lettres)<text:line-break/></text:span></text:p>
        </text:list-item>
        <text:list-item>
          <text:p text:style-name="P146"><text:span text:style-name="T139">DB, Le traducteur du pauvre</text:span><text:span text:style-name="T404">: Table mots en plusieurs langues. Puis faire traduction mot à mot<text:line-break/></text:span></text:p>
        </text:list-item>
        <text:list-item>
          <text:p text:style-name="P146"><text:span text:style-name="T139">File: Extract content Html</text:span><text:span text:style-name="T404">: <text:s/>prendre la page HTML<text:line-break/></text:span><text:a xlink:type="simple" xlink:href="http://fr.wikipedia.org/wiki/Liste_des_pays_par_PIB_%28nominal%29"><text:span text:style-name="T404">http://fr.wikipedia.org/wiki/Liste_des_pays_par_PIB_%28nominal%29</text:span></text:a><text:span text:style-name="T404"> </text:span></text:p>
          <text:p text:style-name="P147"><text:span text:style-name="T404">Extraire les noms des pays et la valeur du PIB. Ensuite re-afficher les 50 premiers pays par </text:span><text:span text:style-name="T404">PIB decroissant.<text:line-break/><text:line-break/></text:span><text:span text:style-name="T405">Variante: extraire info de </text:span><text:a xlink:type="simple" xlink:href="http://fr.wikipedia.org/wiki/Liste_des_pays_d%27Europe_par_population"><text:span text:style-name="T405">http://fr.wikipedia.org/wiki/Liste_des_pays_d%27Europe_par_population</text:span></text:a><text:span text:style-name="T405"> et ajouter la population a cote du PIB ci dessus.</text:span></text:p>
        </text:list-item>
      </text:list>
      <text:p text:style-name="P32"/>
      <text:p text:style-name="P31"/>
      <table:table table:name="Table1" table:style-name="Table1">
        <table:table-column table:style-name="Table1.A"/>
        <table:table-column table:style-name="Table1.B"/>
        <table:table-row>
          <table:table-cell table:style-name="Table1.A1" table:number-columns-spanned="2" office:value-type="string">
            <text:p text:style-name="P72"><text:span text:style-name="T347">IntelliJ </text:span><text:span text:style-name="T354">IDEA</text:span></text:p>
          </table:table-cell>
          <table:covered-table-cell/>
        </table:table-row>
        <table:table-row>
          <table:table-cell table:style-name="Table1.A2" office:value-type="string">
            <text:p text:style-name="P99">Edition Text</text:p>
            <text:p text:style-name="P85">Ctrl-D</text:p>
            <text:p text:style-name="P73"><text:bookmark-start text:name="__DdeLink__3107_1890888272"/><text:span text:style-name="T347">Ctrl-</text:span><text:bookmark-end text:name="__DdeLink__3107_1890888272"/><text:span text:style-name="T347">Y</text:span></text:p>
            <text:p text:style-name="P85">Alt+Shift+Up<text:line-break/>Alt+Shift+Down</text:p>
            <text:p text:style-name="P86">Ctrl+Shift+U</text:p>
            <text:p text:style-name="P79"><text:span text:style-name="T359">Ctrl-F<text:line-break/></text:span><text:bookmark-start text:name="__DdeLink__3115_1890888272"/><text:bookmark-start text:name="__DdeLink__3119_1890888272"/><text:span text:style-name="T359">Ctrl-Shift-F</text:span><text:bookmark-end text:name="__DdeLink__3115_1890888272"/><text:bookmark-end text:name="__DdeLink__3119_1890888272"/><text:span text:style-name="T359"><text:line-break/></text:span><text:span text:style-name="T366">Ctrl-R<text:line-break/></text:span><text:span text:style-name="T359">Ctrl-Shift-</text:span><text:span text:style-name="T371">R</text:span></text:p>
            <text:p text:style-name="P88">Ctrl + /<text:line-break/>Ctrl + Shift + /</text:p>
            <text:p text:style-name="P90">Ctrl-G</text:p>
            <text:p text:style-name="P92">F11<text:line-break/>Shift-F11</text:p>
            <text:p text:style-name="P75"><text:bookmark-start text:name="__DdeLink__3117_1890888272"/><text:span text:style-name="T359">Ctrl-Shift</text:span><text:bookmark-end text:name="__DdeLink__3117_1890888272"/><text:span text:style-name="T363">-(n)<text:line-break/>Ctrl-(n)</text:span></text:p>
            <text:p text:style-name="P93">Shift-F6</text:p>
            <text:p text:style-name="P93">Shift-F7</text:p>
            <text:p text:style-name="P94">Ctrl-Click on Tab</text:p>
            <text:p text:style-name="P95">Ctrl-Alt-T</text:p>
            <text:p text:style-name="P87">Ctrl+J<text:line-break/>Ctrl+Alt+J</text:p>
          </table:table-cell>
          <table:table-cell table:style-name="Table1.B2" office:value-type="string">
            <text:p text:style-name="P101">http://www.jetbrains.com/idea/webhelp/basic-editing-procedures.html</text:p>
            <text:p text:style-name="P85">Dupliquer ligne courante</text:p>
            <text:p text:style-name="P85">Yank: Supprimer ligne courante</text:p>
            <text:p text:style-name="P74"><text:bookmark-start text:name="__DdeLink__3111_1890888272"/><text:span text:style-name="T347">Deplacer ligne courante au dessus</text:span><text:bookmark-end text:name="__DdeLink__3111_1890888272"/><text:span text:style-name="T354"> / </text:span><text:span text:style-name="T347">dessous<text:line-break/></text:span></text:p>
            <text:p text:style-name="P96">Uppercase: permutter le texte selectionne en Majuscule/Minuscule</text:p>
            <text:p text:style-name="P76"><text:span text:style-name="T359">Find: Chercher dans fichier courant </text:span><text:span text:style-name="T365">(F3 pour avancer vers suivant)</text:span><text:span text:style-name="T359"><text:line-break/></text:span><text:bookmark-start text:name="__DdeLink__3121_1890888272"/><text:span text:style-name="T359">Find </text:span><text:span text:style-name="T366">in Path</text:span><text:span text:style-name="T359">: chercher dans projet ou module</text:span><text:bookmark-end text:name="__DdeLink__3121_1890888272"/><text:span text:style-name="T359"><text:line-break/></text:span><text:span text:style-name="T366">Replace<text:line-break/>Replace</text:span><text:span text:style-name="T359"> </text:span><text:span text:style-name="T366">in Path</text:span><text:span text:style-name="T359">: </text:span><text:span text:style-name="T366">remplacer</text:span><text:span text:style-name="T359"> dans projet ou module</text:span></text:p>
            <text:p text:style-name="P78"><text:bookmark-start text:name="__DdeLink__3113_1890888272"/><text:span text:style-name="T347">Comment / </text:span><text:span text:style-name="T355">U</text:span><text:span text:style-name="T347">ncomment </text:span><text:span text:style-name="T355">block by //</text:span><text:bookmark-end text:name="__DdeLink__3113_1890888272"/><text:span text:style-name="T355"><text:line-break/></text:span><text:span text:style-name="T347">Comment / </text:span><text:span text:style-name="T355">U</text:span><text:span text:style-name="T347">ncomment </text:span><text:span text:style-name="T355">block by /* </text:span><text:span text:style-name="T369">. . . etc . . .</text:span><text:span text:style-name="T355"> */</text:span></text:p>
            <text:p text:style-name="P91">Goto line</text:p>
            <text:p text:style-name="P92">Set/Reset Bookmark<text:line-break/>Open Bookmark Menu</text:p>
            <text:p text:style-name="P75"><text:span text:style-name="T363">Create/Delete named bookmark number n, Ex: </text:span><text:span text:style-name="T359">Ctrl-Shift</text:span><text:span text:style-name="T363">-1 creates BM "1"<text:line-break/>Navigate to Bookmark named "n". Ex: Ctrl-1</text:span></text:p>
            <text:p text:style-name="P93">Refactor → Rename</text:p>
            <text:p text:style-name="P93">Find Usage (which code uses that class?)</text:p>
            <text:p text:style-name="P94">File Path (Open the file in Linux File Explorer)</text:p>
            <text:p text:style-name="P77"><text:span text:style-name="T368">Surround a block of code by a </text:span><text:span text:style-name="T370">structure (selectable in a list, including region)</text:span></text:p>
            <text:p text:style-name="P78"><text:span text:style-name="T367">I</text:span><text:span text:style-name="T347">nsert a live template.<text:line-break/></text:span><text:span text:style-name="T354">S</text:span><text:span text:style-name="T347">urround with a live template.</text:span></text:p>
          </table:table-cell>
        </table:table-row>
        <table:table-row>
          <table:table-cell table:style-name="Table1.A2" office:value-type="string">
            <text:p text:style-name="P100">Code Navigation</text:p>
            <text:p text:style-name="P102">Ctrl-Q</text:p>
            <text:p text:style-name="P103">Ctrl-P</text:p>
            <text:p text:style-name="P81"><text:span text:style-name="T358">Ctrl-N<text:line-break/></text:span><text:span text:style-name="T363">Ctrl-Shift-N<text:line-break/>Ctrl-Shift-Alt-N</text:span></text:p>
            <text:p text:style-name="P82"><text:span text:style-name="T361">Ctrl-B<text:line-break/></text:span><text:span text:style-name="T364">ou Ctrl-Click<text:line-break/></text:span><text:span text:style-name="T367">Ctrl-Shift-I</text:span></text:p>
            <text:p text:style-name="P83"><text:span text:style-name="T347">Ctrl+Space<text:line-break/></text:span><text:span text:style-name="T321">Ctrl+Shift+Space</text:span></text:p>
            <text:p text:style-name="P89">Ctrl+Shift+Enter</text:p>
          </table:table-cell>
          <table:table-cell table:style-name="Table1.B3" office:value-type="string">
            <text:p text:style-name="P97"/>
            <text:p text:style-name="P80"><text:span text:style-name="T360">Quick </text:span><text:span text:style-name="T356">Documentation of selected class/method</text:span></text:p>
            <text:p text:style-name="P98">Parameters: si cuseur dans (), donne la liste des parametres de la methode</text:p>
            <text:p text:style-name="P81"><text:span text:style-name="T358">Search Class </text:span><text:span text:style-name="T363">by Name</text:span><text:span text:style-name="T358"><text:line-break/></text:span><text:span text:style-name="T363">Search File by Name<text:line-break/>Search Symbol by Name</text:span></text:p>
            <text:p text:style-name="P82"><text:span text:style-name="T361">Go to Declaration (of the selected </text:span><text:span text:style-name="T367">symbol</text:span><text:span text:style-name="T361">)<text:line-break/></text:span><text:span text:style-name="T364">-<text:line-break/></text:span><text:span text:style-name="T367">Info: same as Ctrl-B except that the selected symbol definition is opened in popup</text:span></text:p>
            <text:p text:style-name="P83"><text:span text:style-name="T347">Invoke code completion<text:line-break/></text:span><text:span text:style-name="T357">Smart Type Code Completion (only relevant to context)</text:span></text:p>
            <text:p text:style-name="P84"><text:span text:style-name="T347">Smart statement completion, </text:span><text:span text:style-name="T362">complete block structure: if, for, while, method</text:span></text:p>
          </table:table-cell>
        </table:table-row>
      </table:table>
      <text:p text:style-name="P30"/>
      <text:p text:style-name="P70"/>
      <text:p text:style-name="P71"><text:span text:style-name="T298">================ fin de document </text:span><text:bookmark-start text:name="__DdeLink__1859_1460724127"/><text:span text:style-name="T298">================</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22T13:49:30</dc:date>
    <meta:editing-duration>P2DT22H21M48S</meta:editing-duration>
    <meta:editing-cycles>218</meta:editing-cycles>
    <meta:generator>LibreOffice/4.0.0.3$Linux_X86_64 LibreOffice_project/7545bee9c2a0782548772a21bc84a9dcc583b89</meta:generator>
    <meta:document-statistic meta:table-count="1" meta:image-count="0" meta:object-count="0" meta:page-count="30" meta:paragraph-count="264" meta:word-count="8468" meta:character-count="54234" meta:non-whitespace-character-count="45709"/>
  </office:meta>
</office:document-meta>
</file>